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000000003EF00000305A7F78E36.png"/>
  <manifest:file-entry manifest:media-type="image/png" manifest:full-path="Pictures/10000000000003EF00000305E05F99BE.pn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draw:fill="bitmap" draw:fill-image-name="CSS_20_Title_20_Page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="solid" draw:fill-color="#efe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99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9cm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9cm"/>
    </style:style>
    <style:style style:name="gr10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ole-draw-aspect="1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solid" svg:stroke-width="0.07cm" svg:stroke-color="#000000" draw:marker-start-width="0.42cm" draw:marker-end-width="0.42cm" draw:fill="solid" draw:fill-color="#ffe5e5" draw:textarea-vertical-align="middle" draw:auto-grow-height="false" draw:auto-grow-width="false" fo:max-height="0cm" fo:min-height="0.469cm" fo:padding-top="0.035cm" fo:padding-bottom="0.035cm" fo:padding-left="0.035cm" fo:padding-right="0.035cm"/>
    </style:style>
    <style:style style:name="gr14" style:family="graphic" style:parent-style-name="standard">
      <style:graphic-properties draw:stroke="solid" svg:stroke-width="0.07cm" svg:stroke-color="#000000" draw:marker-start-width="0.42cm" draw:marker-end-width="0.42cm" draw:fill="none" draw:fill-color="#ffffff" draw:textarea-vertical-align="middle" draw:auto-grow-height="false" draw:auto-grow-width="false" fo:max-height="0cm" fo:min-height="0.469cm" fo:padding-top="0.035cm" fo:padding-bottom="0.035cm" fo:padding-left="0.035cm" fo:padding-right="0.035cm"/>
    </style:style>
    <style:style style:name="gr15" style:family="graphic" style:parent-style-name="standard">
      <style:graphic-properties svg:stroke-width="0.15cm" draw:marker-start-width="0.53cm" draw:marker-end="Arrow" draw:marker-end-width="0.53cm" draw:textarea-horizontal-align="center" draw:textarea-vertical-align="middle" fo:padding-top="0.075cm" fo:padding-bottom="0.075cm" fo:padding-left="0.075cm" fo:padding-right="0.075cm"/>
    </style:style>
    <style:style style:name="gr16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7" style:family="graphic" style:parent-style-name="standard">
      <style:graphic-properties svg:stroke-width="0.05cm" draw:marker-start="" draw:marker-start-width="0.38cm" draw:marker-end="" draw:marker-end-width="0.38cm" draw:textarea-horizontal-align="center" draw:textarea-vertical-align="middle" fo:padding-top="0.025cm" fo:padding-bottom="0.025cm" fo:padding-left="0.025cm" fo:padding-right="0.025cm"/>
    </style:style>
    <style:style style:name="gr18" style:family="graphic" style:parent-style-name="standard">
      <style:graphic-properties draw:stroke="solid" svg:stroke-width="0.07cm" svg:stroke-color="#000000" draw:marker-start-width="0.42cm" draw:marker-end-width="0.42cm" draw:fill="none" draw:fill-color="#ffe5e5" draw:textarea-vertical-align="middle" draw:auto-grow-height="false" draw:auto-grow-width="false" fo:max-height="0cm" fo:min-height="0.469cm" fo:padding-top="0.035cm" fo:padding-bottom="0.035cm" fo:padding-left="0.035cm" fo:padding-right="0.035cm"/>
    </style:style>
    <style:style style:name="gr19" style:family="graphic" style:parent-style-name="standard">
      <style:graphic-properties draw:textarea-horizontal-align="justify" draw:textarea-vertical-align="middle" draw:auto-grow-height="false" style:protect="size"/>
    </style:style>
    <style:style style:name="pr1" style:family="presentation" style:parent-style-name="CSS2008OpenOffice-title">
      <style:graphic-properties draw:auto-grow-height="true" fo:min-height="3.104cm"/>
    </style:style>
    <style:style style:name="pr2" style:family="presentation" style:parent-style-name="CSS2008OpenOffice-subtitle">
      <style:graphic-properties draw:fill-color="#ffffff" draw:textarea-horizontal-align="left" draw:textarea-vertical-align="top" draw:auto-grow-height="true" fo:min-height="10.838cm"/>
    </style:style>
    <style:style style:name="pr3" style:family="presentation" style:parent-style-name="CSS2008OpenOffice-notes">
      <style:graphic-properties draw:fill-color="#ffffff" draw:auto-grow-height="true" fo:min-height="10.629cm"/>
    </style:style>
    <style:style style:name="pr4" style:family="presentation" style:parent-style-name="CSS2008OpenOffice-outline1" style:list-style-name="L3">
      <style:graphic-properties draw:fill-color="#ffffff" draw:auto-grow-height="true" fo:min-height="14.626cm"/>
    </style:style>
    <style:style style:name="pr5" style:family="presentation" style:parent-style-name="CSS2008OpenOffice-notes">
      <style:graphic-properties draw:fill-color="#ffffff" fo:min-height="10.629cm"/>
    </style:style>
    <style:style style:name="pr6" style:family="presentation" style:parent-style-name="CSS2008OpenOffice-outline1">
      <style:graphic-properties draw:fill-color="#ffffff" draw:auto-grow-height="true" fo:min-height="14.626cm"/>
    </style:style>
    <style:style style:name="pr7" style:family="presentation" style:parent-style-name="CSS2008OpenOffice-outline1">
      <style:graphic-properties draw:fill-color="#ffffff" fo:min-height="14.626cm"/>
    </style:style>
    <style:style style:name="pr8" style:family="presentation" style:parent-style-name="CSS2008OpenOffice-outline1">
      <style:graphic-properties draw:fill-color="#ffffff" fo:min-height="15.256cm"/>
    </style:style>
    <style:style style:name="pr9" style:family="presentation" style:parent-style-name="CSS2008OpenOffice-outline1">
      <style:graphic-properties draw:fill-color="#ffffff" fo:min-height="15.601cm"/>
    </style:style>
    <style:style style:name="pr10" style:family="presentation" style:parent-style-name="CSS2008OpenOffice-outline1">
      <style:graphic-properties draw:fill-color="#ffffff" fo:min-height="15.65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align="start" fo:text-indent="-0.6cm"/>
      <style:text-properties fo:font-family="Verdana" style:font-family-generic="swiss" style:font-pitch="variable"/>
    </style:style>
    <style:style style:name="P3" style:family="paragraph">
      <style:paragraph-properties fo:margin-left="0cm" fo:margin-right="0cm" fo:text-align="start" fo:text-indent="0cm"/>
      <style:text-properties fo:font-family="Verdana" style:font-family-generic="swiss" style:font-pitch="variable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0cm" fo:margin-right="0cm" fo:margin-top="0cm" fo:margin-bottom="0cm" text:enable-numbering="false" fo:text-indent="0cm">
        <style:tab-stops/>
      </style:paragraph-properties>
    </style:style>
    <style:style style:name="P8" style:family="paragraph">
      <style:paragraph-properties fo:margin-left="0cm" fo:margin-right="0cm" fo:margin-top="0cm" fo:margin-bottom="0cm" fo:text-indent="0cm">
        <style:tab-stops/>
      </style:paragraph-properties>
      <style:text-properties fo:font-size="24pt" style:font-size-asian="24pt" style:font-size-complex="24pt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text-align="center"/>
    </style:style>
    <style:style style:name="P12" style:family="paragraph">
      <style:paragraph-properties fo:margin-left="3.6cm" fo:margin-right="0cm" fo:text-indent="-0.6cm"/>
    </style:style>
    <style:style style:name="P13" style:family="paragraph">
      <style:paragraph-properties fo:margin-left="0cm" fo:margin-right="0cm" fo:margin-top="0cm" fo:margin-bottom="0cm" text:enable-numbering="false" fo:text-indent="0cm"/>
    </style:style>
    <style:style style:name="P14" style:family="paragraph">
      <style:paragraph-properties fo:margin-left="0cm" fo:margin-right="0cm" fo:text-indent="0cm"/>
      <style:text-properties fo:font-family="Verdana" style:font-family-generic="swiss" style:font-pitch="variable"/>
    </style:style>
    <style:style style:name="P15" style:family="paragraph">
      <style:text-properties fo:font-family="Verdana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16" style:family="paragraph">
      <style:paragraph-properties fo:margin-left="0cm" fo:margin-right="0cm" fo:text-indent="0cm"/>
      <style:text-properties fo:font-family="Verdana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17" style:family="paragraph">
      <style:paragraph-properties fo:margin-left="0cm" fo:margin-right="0cm" fo:text-align="end" fo:text-indent="0cm"/>
      <style:text-properties fo:font-family="Verdana" style:font-family-generic="swiss" style:font-pitch="variable"/>
    </style:style>
    <style:style style:name="P18" style:family="paragraph">
      <style:paragraph-properties fo:margin-left="0cm" fo:margin-right="0cm" fo:text-align="end" fo:text-indent="0cm"/>
      <style:text-properties fo:font-family="Verdana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19" style:family="paragraph">
      <style:paragraph-properties fo:margin-left="1.2cm" fo:margin-right="0cm" fo:margin-top="0cm" fo:margin-bottom="0.35cm" fo:text-indent="-0.9cm"/>
    </style:style>
    <style:style style:name="P20" style:family="paragraph">
      <style:paragraph-properties fo:margin-left="4.8cm" fo:margin-right="0cm" fo:text-indent="-0.6cm"/>
    </style:style>
    <style:style style:name="P21" style:family="paragraph">
      <style:text-properties fo:font-size="13pt" style:font-size-asian="13pt" style:font-size-complex="13pt"/>
    </style:style>
    <style:style style:name="P22" style:family="paragraph">
      <style:paragraph-properties fo:margin-left="0cm" fo:margin-right="0cm" fo:text-indent="0cm"/>
      <style:text-properties fo:font-size="13pt" style:font-size-asian="13pt" style:font-size-complex="13pt"/>
    </style:style>
    <style:style style:name="T1" style:family="text">
      <style:text-properties fo:font-family="Verdana" style:font-family-generic="swiss" style:font-pitch="variable" fo:font-size="40pt" style:font-size-asian="40pt" style:font-size-complex="40pt"/>
    </style:style>
    <style:style style:name="T2" style:family="text">
      <style:text-properties fo:font-family="Verdana" style:font-family-generic="swiss" style:font-pitch="variable"/>
    </style:style>
    <style:style style:name="T3" style:family="text">
      <style:text-properties fo:font-family="Verdana" style:font-family-generic="swiss" style:font-pitch="variable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family="'Courier 10 Pitch'" style:font-style-name="Normal" style:font-pitch="fixed" fo:font-size="28pt" style:font-size-asian="28pt" style:font-size-complex="28pt"/>
    </style:style>
    <style:style style:name="T5" style:family="text">
      <style:text-properties fo:font-family="'Courier 10 Pitch'" style:font-pitch="fixed"/>
    </style:style>
    <style:style style:name="T6" style:family="text">
      <style:text-properties style:text-position="33% 58%" fo:font-family="'Courier 10 Pitch'" style:font-pitch="fixed"/>
    </style:style>
    <style:style style:name="T7" style:family="text">
      <style:text-properties style:text-position="0% 100%" fo:font-family="'Courier 10 Pitch'" style:font-pitch="fixed"/>
    </style:style>
    <style:style style:name="T8" style:family="text">
      <style:text-properties style:text-position="0% 100%" fo:font-family="Verdana" style:font-family-generic="swiss" style:font-pitch="variable"/>
    </style:style>
    <style:style style:name="T9" style:family="text">
      <style:text-properties style:text-position="33% 58%" fo:font-family="Verdana" style:font-family-generic="swiss" style:font-pitch="variable"/>
    </style:style>
    <style:style style:name="T10" style:family="text">
      <style:text-properties style:text-position="0% 100%" fo:font-family="Verdana" style:font-family-generic="swiss" style:font-pitch="variable" fo:font-weight="bold" style:font-weight-asian="bold" style:font-weight-complex="bold"/>
    </style:style>
    <style:style style:name="T11" style:family="text">
      <style:text-properties style:text-position="33% 58%" fo:font-family="Verdana" style:font-family-generic="swiss" style:font-pitch="variable"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family="'Courier 10 Pitch'" style:font-pitch="fixed" fo:font-size="24pt" style:font-size-asian="24pt" style:font-size-complex="24pt"/>
    </style:style>
    <style:style style:name="T14" style:family="text">
      <style:text-properties style:text-position="33% 58%"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0084d1"/>
    </style:style>
    <style:style style:name="T17" style:family="text">
      <style:text-properties fo:color="#0084d1" fo:font-size="20pt" style:font-size-asian="20pt" style:font-size-complex="20pt"/>
    </style:style>
    <style:style style:name="T18" style:family="text">
      <style:text-properties fo:font-family="'Courier 10 Pitch'" style:font-pitch="fixed" fo:font-size="20pt" style:font-size-asian="20pt" style:font-size-complex="20pt"/>
    </style:style>
    <style:style style:name="T19" style:family="text">
      <style:text-properties fo:font-family="Verdana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20" style:family="text">
      <style:text-properties style:text-position="33% 58%" fo:font-family="Verdana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21" style:family="text">
      <style:text-properties fo:font-family="Verdana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22" style:family="text">
      <style:text-properties fo:font-family="Verdana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family="'Courier 10 Pitch'" style:font-pitch="fixed" fo:font-size="23pt" style:font-size-asian="23pt" style:font-size-complex="23pt"/>
    </style:style>
    <style:style style:name="T25" style:family="text">
      <style:text-properties fo:font-size="13pt" style:font-size-asian="13pt" style:font-size-complex="13pt"/>
    </style:style>
    <style:style style:name="T26" style:family="text">
      <style:text-properties fo:font-family="'Courier 10 Pitch'" style:font-pitch="fixed" fo:font-size="22pt" style:font-size-asian="22pt" style:font-size-complex="22pt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fo:font-family="'Courier 10 Pitch'" style:font-pitch="fixed" fo:font-size="22pt" style:font-size-asian="22pt" style:font-size-complex="22pt"/>
    </style:style>
    <style:style style:name="T29" style:family="text">
      <style:text-properties fo:font-family="'Courier 10 Pitch'" style:font-pitch="fixed" fo:font-size="22pt" style:font-size-asian="22pt" style:font-size-complex="22pt"/>
    </style:style>
    <style:style style:name="T30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text-properties fo:font-family="StarSymbol" style:font-charset="x-symbol" fo:color="#000080" fo:font-size="45%"/>
      </text:list-level-style-bullet>
      <text:list-level-style-bullet text:level="2" text:bullet-char="➢"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000080" fo:font-size="45%"/>
      </text:list-level-style-bullet>
      <text:list-level-style-bullet text:level="2" text:bullet-char="➢"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">
        <style:list-level-properties text:space-before="0.3cm" text:min-label-width="0.9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"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CSS2008OpenOffice" presentation:presentation-page-layout-name="AL1T0">
        <office:forms form:automatic-focus="false" form:apply-design-mode="false"/>
        <draw:frame presentation:style-name="pr1" draw:text-style-name="P1" draw:layer="layout" svg:width="23.911cm" svg:height="3.777cm" svg:x="4.163cm" svg:y="1.724cm" presentation:class="title" presentation:user-transformed="true">
          <draw:text-box>
            <text:p text:style-name="P1">Performance Engineering From Scratch</text:p>
          </draw:text-box>
        </draw:frame>
        <draw:frame presentation:style-name="pr2" draw:text-style-name="P3" draw:layer="layout" svg:width="23.151cm" svg:height="10.838cm" svg:x="2.818cm" svg:y="8.23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<text:span text:style-name="T1">Matthew Wakeling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2">FlyMine Group, </text:span><text:span text:style-name="T3">Departm</text:span><text:span text:style-name="T2">ent of Genetic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2">University of Cambrig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2">matthew@flymine.or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3" draw:master-page-name="CSS2008OpenOffice" presentation:presentation-page-layout-name="AL2T1">
        <office:forms form:automatic-focus="false" form:apply-design-mode="false"/>
        <draw:frame presentation:style-name="pr1" draw:text-style-name="P1" draw:layer="layout" svg:width="23.911cm" svg:height="3.104cm" svg:x="4.088cm" svg:y="1.012cm" presentation:class="title">
          <draw:text-box>
            <text:p text:style-name="P1">Topics</text:p>
          </draw:text-box>
        </draw:frame>
        <draw:frame presentation:style-name="pr4" draw:text-style-name="P1" draw:layer="layout" svg:width="23.911cm" svg:height="15.245cm" svg:x="2.058cm" svg:y="4.442cm" presentation:class="outline" presentation:user-transformed="true">
          <draw:text-box>
            <text:list text:style-name="L2">
              <text:list-item>
                <text:p text:style-name="P5">Performance theory</text:p>
              </text:list-item>
            </text:list>
            <text:list text:style-name="L3">
              <text:list-item>
                <text:list>
                  <text:list-item>
                    <text:p text:style-name="P6">Big-O not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Performance hierarchy</text:p>
                  </text:list-item>
                </text:list>
              </text:list-item>
            </text:list>
            <text:list text:style-name="L2">
              <text:list-item>
                <text:p text:style-name="P5">Algorithms</text:p>
              </text:list-item>
            </text:list>
            <text:list text:style-name="L3">
              <text:list-item>
                <text:list>
                  <text:list-item>
                    <text:p text:style-name="P6">Sorting algorithm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Lookup algorithms</text:p>
                  </text:list-item>
                </text:list>
              </text:list-item>
            </text:list>
            <text:list text:style-name="L2">
              <text:list-item>
                <text:p text:style-name="P5">Multiprocessing issues</text:p>
              </text:list-item>
            </text:list>
            <text:list text:style-name="L2">
              <text:list-item>
                <text:p text:style-name="P5">Databases</text:p>
              </text:list-item>
            </text:list>
            <text:list text:style-name="L2">
              <text:list-item>
                <text:p text:style-name="P5">Funky stuff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3" draw:master-page-name="CSS2008OpenOffice" presentation:presentation-page-layout-name="AL2T1">
        <office:forms form:automatic-focus="false" form:apply-design-mode="false"/>
        <draw:frame presentation:style-name="pr1" draw:text-style-name="P1" draw:layer="layout" svg:width="23.911cm" svg:height="3.104cm" svg:x="4.088cm" svg:y="1.012cm" presentation:class="title">
          <draw:text-box>
            <text:p text:style-name="P1">Aims</text:p>
          </draw:text-box>
        </draw:frame>
        <draw:frame presentation:style-name="pr6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Create awareness of general performance theory with well-understood (solved) examples.</text:p>
              </text:list-item>
            </text:list>
            <text:list text:style-name="L2">
              <text:list-item>
                <text:p text:style-name="P5">Examine real-world useful techniques for performance improvements.</text:p>
              </text:list-item>
            </text:list>
            <text:list text:style-name="L2">
              <text:list-item>
                <text:p text:style-name="P5">While away any remaining time with thought-provoking performance problems and solutions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Big-O Notation</text:p>
          </draw:text-box>
        </draw:frame>
        <draw:frame presentation:style-name="pr7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An indication of how much resource an algorithm will use.</text:p>
              </text:list-item>
            </text:list>
            <text:list text:style-name="L2">
              <text:list-item>
                <text:list>
                  <text:list-item>
                    <text:p text:style-name="P6">Can be memory, CPU time, or others.</text:p>
                  </text:list-item>
                </text:list>
              </text:list-item>
            </text:list>
            <text:list text:style-name="L2">
              <text:list-item>
                <text:p text:style-name="P5">Indicates how the resource usage scales with the size of the input data.</text:p>
              </text:list-item>
            </text:list>
            <text:list text:style-name="L2">
              <text:list-item>
                <text:p text:style-name="P5">Is the highest order element only.</text:p>
              </text:list-item>
            </text:list>
            <text:list text:style-name="L2">
              <text:list-item>
                <text:p text:style-name="P5">Applies to the average case unless otherwise specified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Big-O Notation</text:p>
          </draw:text-box>
        </draw:frame>
        <draw:frame presentation:style-name="pr7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An example:</text:p>
              </text:list-item>
            </text:list>
            <text:list text:style-name="L2">
              <text:list-item>
                <text:list>
                  <text:list-item>
                    <text:p text:style-name="P6">Say an algorithm takes a list of “<text:span text:style-name="T4">n</text:span>” elements and does something with the lis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ay it takes <text:span text:style-name="T5">28 + 14n + 7n</text:span><text:span text:style-name="T6">2</text:span><text:span text:style-name="T7"> </text:span><text:span text:style-name="T8">milliseconds to run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The highest order element is n</text:span><text:span text:style-name="T9">2</text:span><text:span text:style-name="T8">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The lower order elements are ignored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The constants are ignored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Therefore the algorithm is </text:span><text:span text:style-name="T10">O(n</text:span><text:span text:style-name="T11">2</text:span><text:span text:style-name="T10">)</text:span><text:span text:style-name="T8"> in tim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Big-O Notation</text:p>
          </draw:text-box>
        </draw:frame>
        <draw:frame presentation:style-name="pr7" draw:text-style-name="P5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5">Big-O Notation tells you how bad the algorithm gets when “<text:span text:style-name="T5">n</text:span>” becomes really big.</text:p>
              </text:list-item>
            </text:list>
            <text:list text:style-name="L2">
              <text:list-item>
                <text:p text:style-name="P5">It doesn't tell you how long the algorithm takes to run – just how it scales.</text:p>
              </text:list-item>
            </text:list>
            <text:list text:style-name="L2">
              <text:list-item>
                <text:p text:style-name="P5">It reveals something about the structure of the algorithm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Big-O Notation</text:p>
          </draw:text-box>
        </draw:frame>
        <draw:frame presentation:style-name="pr8" draw:text-style-name="P5" draw:layer="layout" svg:width="23.911cm" svg:height="15.256cm" svg:x="2.058cm" svg:y="4.442cm" presentation:class="outline" presentation:user-transformed="true">
          <draw:text-box>
            <text:list text:style-name="L2">
              <text:list-item>
                <text:p text:style-name="P5">Big-O Notation usually describes the average case, but can describe the worst case.</text:p>
              </text:list-item>
            </text:list>
            <text:list text:style-name="L2">
              <text:list-item>
                <text:list>
                  <text:list-item>
                    <text:p text:style-name="P6">For example, a hash table has an access time of <text:span text:style-name="T12">O(1)</text:span>, but in the worst case can have an access time of <text:span text:style-name="T12">O(n)</text:span>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f your application is real-time, you need an algorithm that has a good worst cas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therwise, you can assume worst case is rare, and have a better algorithm in the average cas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Big-O Notation</text:p>
          </draw:text-box>
        </draw:frame>
        <draw:frame presentation:style-name="pr7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An example of <text:span text:style-name="T12">O(n)</text:span>:</text:p>
              </text:list-item>
            </text:list>
          </draw:text-box>
        </draw:frame>
        <draw:frame draw:style-name="gr2" draw:text-style-name="P8" draw:layer="layout" svg:width="23.981cm" svg:height="6.875cm" svg:x="2.211cm" svg:y="6.183cm">
          <draw:text-box>
            <text:list text:style-name="L4">
              <text:list-item>
                <text:list>
                  <text:list-item>
                    <text:p text:style-name="P7"><text:span text:style-name="T13">public static int sum(int[] array) {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13"><text:tab/></text:span><text:span text:style-name="T13"><text:tab/></text:span><text:span text:style-name="T13">int sum = 0;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13"><text:tab/></text:span><text:span text:style-name="T13"><text:tab/></text:span><text:span text:style-name="T13">for (int i : array) {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13"><text:tab/></text:span><text:span text:style-name="T13"><text:tab/></text:span><text:span text:style-name="T13"><text:tab/></text:span><text:span text:style-name="T13">sum += i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13"><text:tab/></text:span><text:span text:style-name="T13"><text:tab/></text:span><text:span text:style-name="T13">}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13"><text:tab/></text:span><text:span text:style-name="T13"><text:tab/></text:span><text:span text:style-name="T13">return sum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13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Big-O Notation</text:p>
          </draw:text-box>
        </draw:frame>
        <draw:frame presentation:style-name="pr7" draw:text-style-name="P5" draw:layer="layout" svg:width="23.911cm" svg:height="14.637cm" svg:x="2.058cm" svg:y="4.442cm" presentation:class="outline" presentation:user-transformed="true">
          <draw:text-box>
            <text:list text:style-name="L2">
              <text:list-item>
                <text:p text:style-name="P5">An example of <text:span text:style-name="T12">O(n</text:span><text:span text:style-name="T14">2</text:span><text:span text:style-name="T12">)</text:span>:</text:p>
              </text:list-item>
            </text:list>
            <text:list text:style-name="L3">
              <text:list-item>
                <text:p text:style-name="P7"><text:span text:style-name="T13">public static boolean duplicates(int[] array) {</text:span></text:p>
              </text:list-item>
            </text:list>
            <text:list text:style-name="L3">
              <text:list-item>
                <text:p text:style-name="P7"><text:span text:style-name="T13"><text:tab/></text:span><text:span text:style-name="T13"><text:tab/></text:span><text:span text:style-name="T13">boolean duplicates = false;</text:span></text:p>
              </text:list-item>
            </text:list>
            <text:list text:style-name="L3">
              <text:list-item>
                <text:p text:style-name="P7"><text:span text:style-name="T13"><text:tab/></text:span><text:span text:style-name="T13"><text:tab/></text:span><text:span text:style-name="T13">out:</text:span></text:p>
              </text:list-item>
            </text:list>
            <text:list text:style-name="L3">
              <text:list-item>
                <text:p text:style-name="P7"><text:span text:style-name="T13"><text:tab/></text:span><text:span text:style-name="T13"><text:tab/></text:span><text:span text:style-name="T13">for (int i : array) {</text:span></text:p>
              </text:list-item>
            </text:list>
            <text:list text:style-name="L3">
              <text:list-item>
                <text:p text:style-name="P7"><text:span text:style-name="T13"><text:tab/></text:span><text:span text:style-name="T13"><text:tab/></text:span><text:span text:style-name="T13"><text:tab/></text:span><text:span text:style-name="T13">for (int o : array) {</text:span></text:p>
              </text:list-item>
            </text:list>
            <text:list text:style-name="L3">
              <text:list-item>
                <text:p text:style-name="P7"><text:span text:style-name="T13"><text:tab/></text:span><text:span text:style-name="T13"><text:tab/></text:span><text:span text:style-name="T13"><text:tab/></text:span><text:span text:style-name="T13"><text:tab/></text:span><text:span text:style-name="T13">if (i = o) {</text:span></text:p>
              </text:list-item>
            </text:list>
            <text:list text:style-name="L3">
              <text:list-item>
                <text:p text:style-name="P7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duplicates = true;</text:span></text:p>
              </text:list-item>
            </text:list>
            <text:list text:style-name="L3">
              <text:list-item>
                <text:p text:style-name="P7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break out;</text:span></text:p>
              </text:list-item>
            </text:list>
            <text:list text:style-name="L3">
              <text:list-item>
                <text:p text:style-name="P7"><text:span text:style-name="T13"><text:tab/></text:span><text:span text:style-name="T13"><text:tab/></text:span><text:span text:style-name="T13"><text:tab/></text:span><text:span text:style-name="T13"><text:tab/></text:span><text:span text:style-name="T13">}</text:span></text:p>
              </text:list-item>
            </text:list>
            <text:list text:style-name="L3">
              <text:list-item>
                <text:p text:style-name="P7"><text:span text:style-name="T13"><text:tab/></text:span><text:span text:style-name="T13"><text:tab/></text:span><text:span text:style-name="T13"><text:tab/></text:span><text:span text:style-name="T13">}</text:span></text:p>
              </text:list-item>
            </text:list>
            <text:list text:style-name="L3">
              <text:list-item>
                <text:p text:style-name="P7"><text:span text:style-name="T13"><text:tab/></text:span><text:span text:style-name="T13"><text:tab/></text:span><text:span text:style-name="T13">}</text:span></text:p>
              </text:list-item>
            </text:list>
            <text:list text:style-name="L3">
              <text:list-item>
                <text:p text:style-name="P7"><text:span text:style-name="T13"><text:tab/></text:span><text:span text:style-name="T13"><text:tab/></text:span><text:span text:style-name="T13">return duplicates;</text:span></text:p>
              </text:list-item>
            </text:list>
            <text:list text:style-name="L3">
              <text:list-item>
                <text:p text:style-name="P7"><text:span text:style-name="T13">}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Big-O Notation</text:p>
          </draw:text-box>
        </draw:frame>
        <draw:frame presentation:style-name="pr7" draw:text-style-name="P5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5">An example of <text:span text:style-name="T12">O(n</text:span><text:span text:style-name="T14">0.5</text:span><text:span text:style-name="T12">)</text:span>:</text:p>
              </text:list-item>
            </text:list>
            <text:list text:style-name="L3">
              <text:list-item>
                <text:p text:style-name="P7"><text:span text:style-name="T13">public static boolean isPrime(int candidate) {</text:span></text:p>
              </text:list-item>
            </text:list>
            <text:list text:style-name="L3">
              <text:list-item>
                <text:p text:style-name="P7"><text:span text:style-name="T13"><text:tab/></text:span><text:span text:style-name="T13"><text:tab/></text:span><text:span text:style-name="T13">boolean prime = true;</text:span></text:p>
              </text:list-item>
            </text:list>
            <text:list text:style-name="L3">
              <text:list-item>
                <text:p text:style-name="P7"><text:span text:style-name="T13"><text:s/></text:span><text:span text:style-name="T13"><text:tab/></text:span><text:span text:style-name="T13"><text:tab/></text:span><text:span text:style-name="T13">int sqrt = Math.sqrt(candidate);</text:span></text:p>
              </text:list-item>
            </text:list>
            <text:list text:style-name="L3">
              <text:list-item>
                <text:p text:style-name="P7"><text:span text:style-name="T13"><text:s/></text:span><text:span text:style-name="T13"><text:tab/></text:span><text:span text:style-name="T13"><text:tab/></text:span><text:span text:style-name="T13">out:</text:span></text:p>
              </text:list-item>
            </text:list>
            <text:list text:style-name="L3">
              <text:list-item>
                <text:p text:style-name="P7"><text:span text:style-name="T13"><text:s/></text:span><text:span text:style-name="T13"><text:tab/></text:span><text:span text:style-name="T13"><text:tab/></text:span><text:span text:style-name="T13">for (int i = 2; i &lt;= sqrt; i++) {</text:span></text:p>
              </text:list-item>
            </text:list>
            <text:list text:style-name="L3">
              <text:list-item>
                <text:p text:style-name="P7"><text:span text:style-name="T13"><text:tab/></text:span><text:span text:style-name="T13"><text:tab/></text:span><text:span text:style-name="T13"><text:tab/></text:span><text:span text:style-name="T13">if (candidate % i == 0) {</text:span></text:p>
              </text:list-item>
            </text:list>
            <text:list text:style-name="L3">
              <text:list-item>
                <text:p text:style-name="P7"><text:span text:style-name="T13"><text:tab/></text:span><text:span text:style-name="T13"><text:tab/></text:span><text:span text:style-name="T13"><text:tab/></text:span><text:span text:style-name="T13"><text:tab/></text:span><text:span text:style-name="T13">prime = false;</text:span></text:p>
              </text:list-item>
            </text:list>
            <text:list text:style-name="L3">
              <text:list-item>
                <text:p text:style-name="P7"><text:span text:style-name="T13"><text:tab/></text:span><text:span text:style-name="T13"><text:tab/></text:span><text:span text:style-name="T13"><text:tab/></text:span><text:span text:style-name="T13"><text:tab/></text:span><text:span text:style-name="T13">break out;</text:span></text:p>
              </text:list-item>
            </text:list>
            <text:list text:style-name="L3">
              <text:list-item>
                <text:p text:style-name="P7"><text:span text:style-name="T13"><text:tab/></text:span><text:span text:style-name="T13"><text:tab/></text:span><text:span text:style-name="T13"><text:tab/></text:span><text:span text:style-name="T13">}</text:span></text:p>
              </text:list-item>
            </text:list>
            <text:list text:style-name="L3">
              <text:list-item>
                <text:p text:style-name="P7"><text:span text:style-name="T13"><text:tab/></text:span><text:span text:style-name="T13"><text:tab/></text:span><text:span text:style-name="T13">}</text:span></text:p>
              </text:list-item>
            </text:list>
            <text:list text:style-name="L3">
              <text:list-item>
                <text:p text:style-name="P7"><text:span text:style-name="T13"><text:tab/></text:span><text:span text:style-name="T13"><text:tab/></text:span><text:span text:style-name="T13">return prime;</text:span></text:p>
              </text:list-item>
            </text:list>
            <text:list text:style-name="L3">
              <text:list-item>
                <text:p text:style-name="P7"><text:span text:style-name="T13">}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5" draw:text-style-name="P9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Big-O Notation</text:p>
          </draw:text-box>
        </draw:frame>
        <draw:frame presentation:style-name="pr7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An example of <text:span text:style-name="T12">O(log(n))</text:span>:</text:p>
              </text:list-item>
            </text:list>
            <text:list text:style-name="L2">
              <text:list-item>
                <text:list>
                  <text:list-item>
                    <text:p text:style-name="P6">Find the an entry in a balanced tree.</text:p>
                  </text:list-item>
                </text:list>
              </text:list-item>
            </text:list>
          </draw:text-box>
        </draw:frame>
        <draw:g>
          <draw:custom-shape draw:style-name="gr3" draw:text-style-name="P11" draw:id="id1" draw:layer="layout" svg:width="1.732cm" svg:height="1.732cm" svg:x="12.843cm" svg:y="8.361cm">
            <text:p text:style-name="P10">5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11" draw:id="id3" draw:layer="layout" svg:width="1.732cm" svg:height="1.732cm" svg:x="14.665cm" svg:y="11.767cm">
            <text:p text:style-name="P10">7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11" draw:id="id2" draw:layer="layout" svg:width="1.732cm" svg:height="1.732cm" svg:x="10.932cm" svg:y="11.735cm">
            <text:p text:style-name="P10">3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11" draw:id="id4" draw:layer="layout" svg:width="1.732cm" svg:height="1.732cm" svg:x="8.961cm" svg:y="15.529cm">
            <text:p text:style-name="P10">1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11" draw:id="id5" draw:layer="layout" svg:width="1.732cm" svg:height="1.732cm" svg:x="11.499cm" svg:y="15.558cm">
            <text:p text:style-name="P10">4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11" draw:id="id6" draw:layer="layout" svg:width="1.732cm" svg:height="1.732cm" svg:x="16.397cm" svg:y="15.588cm">
            <text:p text:style-name="P10">9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4" draw:text-style-name="P11" draw:layer="layout" draw:type="line" svg:x1="13.708cm" svg:y1="10.093cm" svg:x2="11.797cm" svg:y2="11.735cm" draw:start-shape="id1" draw:start-glue-point="8" draw:end-shape="id2" draw:end-glue-point="4" svg:d="m13708 10093-1911 1642">
            <text:p text:style-name="P1"/>
          </draw:connector>
          <draw:connector draw:style-name="gr4" draw:text-style-name="P11" draw:layer="layout" draw:type="line" svg:x1="13.708cm" svg:y1="10.093cm" svg:x2="15.53cm" svg:y2="11.767cm" draw:start-shape="id1" draw:start-glue-point="8" draw:end-shape="id3" draw:end-glue-point="4" svg:d="m13708 10093 1822 1674">
            <text:p text:style-name="P1"/>
          </draw:connector>
          <draw:connector draw:style-name="gr4" draw:text-style-name="P11" draw:layer="layout" draw:type="line" svg:x1="11.797cm" svg:y1="13.467cm" svg:x2="9.826cm" svg:y2="15.529cm" draw:start-shape="id2" draw:start-glue-point="8" draw:end-shape="id4" draw:end-glue-point="4" svg:d="m11797 13467-1971 2062">
            <text:p text:style-name="P1"/>
          </draw:connector>
          <draw:connector draw:style-name="gr4" draw:text-style-name="P11" draw:layer="layout" draw:type="line" svg:x1="11.797cm" svg:y1="13.467cm" svg:x2="12.364cm" svg:y2="15.558cm" draw:start-shape="id2" draw:start-glue-point="8" draw:end-shape="id5" draw:end-glue-point="4" svg:d="m11797 13467 567 2091">
            <text:p text:style-name="P1"/>
          </draw:connector>
          <draw:connector draw:style-name="gr4" draw:text-style-name="P11" draw:layer="layout" draw:type="line" svg:x1="15.53cm" svg:y1="13.499cm" svg:x2="17.262cm" svg:y2="15.588cm" draw:start-shape="id3" draw:start-glue-point="8" draw:end-shape="id6" draw:end-glue-point="4" svg:d="m15530 13499 1732 2089">
            <text:p text:style-name="P1"/>
          </draw:connector>
          <draw:custom-shape draw:style-name="gr3" draw:text-style-name="P11" draw:id="id7" draw:layer="layout" svg:width="1.732cm" svg:height="1.732cm" svg:x="13.889cm" svg:y="15.589cm">
            <text:p text:style-name="P10">6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4" draw:text-style-name="P11" draw:layer="layout" draw:type="line" svg:x1="15.53cm" svg:y1="13.499cm" svg:x2="14.754cm" svg:y2="15.589cm" draw:start-shape="id3" draw:start-glue-point="8" draw:end-shape="id7" draw:end-glue-point="4" svg:d="m15530 13499-776 2090">
            <text:p text:style-name="P1"/>
          </draw:connector>
        </draw:g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Big-O Notation</text:p>
          </draw:text-box>
        </draw:frame>
        <draw:frame presentation:style-name="pr7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An example of <text:span text:style-name="T12">O(e</text:span><text:span text:style-name="T14">n</text:span><text:span text:style-name="T12">)</text:span>:</text:p>
              </text:list-item>
            </text:list>
            <text:list text:style-name="L2">
              <text:list-item>
                <text:list>
                  <text:list-item>
                    <text:p text:style-name="P6">Find the shortest route that visits all locations (the Travelling Salesman problem).</text:p>
                  </text:list-item>
                </text:list>
              </text:list-item>
            </text:list>
          </draw:text-box>
        </draw:frame>
        <draw:g>
          <draw:custom-shape draw:style-name="gr3" draw:text-style-name="P11" draw:id="id8" draw:layer="layout" svg:width="1.732cm" svg:height="1.732cm" svg:x="5.705cm" svg:y="11.497cm">
            <text:p text:style-name="P10">A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11" draw:id="id9" draw:layer="layout" svg:width="1.732cm" svg:height="1.732cm" svg:x="13.739cm" svg:y="9.437cm">
            <text:p text:style-name="P10">B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11" draw:id="id10" draw:layer="layout" svg:width="1.732cm" svg:height="1.732cm" svg:x="10.035cm" svg:y="16.455cm">
            <text:p text:style-name="P10">E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11" draw:id="id12" draw:layer="layout" svg:width="1.732cm" svg:height="1.732cm" svg:x="21.146cm" svg:y="10.811cm">
            <text:p text:style-name="P10">C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11" draw:id="id11" draw:layer="layout" svg:width="1.732cm" svg:height="1.732cm" svg:x="16.278cm" svg:y="15.739cm">
            <text:p text:style-name="P10">D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5" draw:text-style-name="P11" draw:layer="layout" draw:type="line" svg:x1="7.437cm" svg:y1="12.362cm" svg:x2="13.739cm" svg:y2="10.302cm" draw:start-shape="id8" draw:start-glue-point="10" draw:end-shape="id9" draw:end-glue-point="6" svg:d="m7437 12362 6302-2060">
            <text:p text:style-name="P1"/>
          </draw:connector>
          <draw:connector draw:style-name="gr5" draw:text-style-name="P11" draw:layer="layout" draw:type="line" svg:x1="7.183cm" svg:y1="12.975cm" svg:x2="10.287cm" svg:y2="16.707cm" draw:start-shape="id8" draw:start-glue-point="9" draw:end-shape="id10" draw:end-glue-point="5" svg:d="m7183 12975 3104 3732">
            <text:p text:style-name="P1"/>
          </draw:connector>
          <draw:connector draw:style-name="gr5" draw:text-style-name="P11" draw:layer="layout" draw:type="line" svg:x1="7.183cm" svg:y1="12.975cm" svg:x2="16.278cm" svg:y2="16.604cm" draw:start-shape="id8" draw:start-glue-point="9" draw:end-shape="id11" draw:end-glue-point="6" svg:d="m7183 12975 9095 3629">
            <text:p text:style-name="P1"/>
          </draw:connector>
          <draw:connector draw:style-name="gr5" draw:text-style-name="P11" draw:layer="layout" draw:type="line" svg:x1="11.767cm" svg:y1="17.32cm" svg:x2="16.278cm" svg:y2="16.604cm" draw:start-shape="id10" draw:start-glue-point="10" draw:end-shape="id11" draw:end-glue-point="6" svg:d="m11767 17320 4511-716">
            <text:p text:style-name="P1"/>
          </draw:connector>
          <draw:connector draw:style-name="gr5" draw:text-style-name="P11" draw:layer="layout" draw:type="line" svg:x1="10.9cm" svg:y1="16.455cm" svg:x2="13.991cm" svg:y2="10.915cm" draw:start-shape="id10" draw:start-glue-point="4" draw:end-shape="id9" draw:end-glue-point="7" svg:d="m10900 16455 3091-5540">
            <text:p text:style-name="P1"/>
          </draw:connector>
          <draw:connector draw:style-name="gr5" draw:text-style-name="P11" draw:layer="layout" draw:type="line" svg:x1="15.471cm" svg:y1="10.302cm" svg:x2="21.146cm" svg:y2="11.676cm" draw:start-shape="id9" draw:start-glue-point="10" draw:end-shape="id12" draw:end-glue-point="6" svg:d="m15471 10302 5675 1374">
            <text:p text:style-name="P1"/>
          </draw:connector>
          <draw:connector draw:style-name="gr5" draw:text-style-name="P11" draw:layer="layout" draw:type="line" svg:x1="17.756cm" svg:y1="15.991cm" svg:x2="21.398cm" svg:y2="12.289cm" draw:start-shape="id11" draw:start-glue-point="11" draw:end-shape="id12" draw:end-glue-point="7" svg:d="m17756 15991 3642-3702">
            <text:p text:style-name="P1"/>
          </draw:connector>
          <draw:connector draw:style-name="gr5" draw:text-style-name="P11" draw:layer="layout" draw:type="line" svg:x1="11.513cm" svg:y1="16.707cm" svg:x2="21.146cm" svg:y2="11.676cm" draw:start-shape="id10" draw:start-glue-point="11" draw:end-shape="id12" draw:end-glue-point="6" svg:d="m11513 16707 9633-5031">
            <text:p text:style-name="P1"/>
          </draw:connector>
          <draw:connector draw:style-name="gr5" draw:text-style-name="P11" draw:layer="layout" draw:type="line" svg:x1="16.53cm" svg:y1="15.991cm" svg:x2="14.604cm" svg:y2="11.169cm" draw:start-shape="id11" draw:start-glue-point="5" draw:end-shape="id9" draw:end-glue-point="8" svg:d="m16530 15991-1926-4822">
            <text:p text:style-name="P1"/>
          </draw:connector>
          <draw:connector draw:style-name="gr5" draw:text-style-name="P11" draw:layer="layout" draw:type="line" svg:x1="7.437cm" svg:y1="12.362cm" svg:x2="21.146cm" svg:y2="11.676cm" draw:start-shape="id8" draw:start-glue-point="10" draw:end-shape="id12" draw:end-glue-point="6" svg:d="m7437 12362 13709-686">
            <text:p text:style-name="P1"/>
          </draw:connector>
        </draw:g>
        <presentation:notes draw:style-name="dp2">
          <draw:page-thumbnail draw:style-name="gr1" draw:layer="layout" svg:width="12.767cm" svg:height="9.575cm" svg:x="4.411cm" svg:y="2.794cm" draw:page-number="1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Big-O Notation</text:p>
          </draw:text-box>
        </draw:frame>
        <draw:frame presentation:style-name="pr9" draw:text-style-name="P5" draw:layer="layout" svg:width="23.911cm" svg:height="15.601cm" svg:x="2.058cm" svg:y="4.442cm" presentation:class="outline" presentation:user-transformed="true">
          <draw:text-box>
            <text:list text:style-name="L2">
              <text:list-item>
                <text:p text:style-name="P5">Beware of <text:span text:style-name="T12">O(e</text:span><text:span text:style-name="T14">n</text:span><text:span text:style-name="T12">)</text:span> problems!</text:p>
              </text:list-item>
            </text:list>
            <text:list text:style-name="L2">
              <text:list-item>
                <text:list>
                  <text:list-item>
                    <text:p text:style-name="P6">The Travelling Salesman problem is described as NP-complet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e best algorithm found so far is <text:span text:style-name="T12">O(e</text:span><text:span text:style-name="T14">n</text:span><text:span text:style-name="T12">)</text:span><text:span text:style-name="T15">,</text:span> but it has not been proven that a better algorithm is not availabl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However, it has been proven that if you can solve any NP-complete problem in less than O(en), then you can solve all the others and all NP problems as well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oral: Not all problems can be solved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Big-O Notation</text:p>
          </draw:text-box>
        </draw:frame>
        <draw:frame presentation:style-name="pr7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So, you have an NP-complete problem. What do you do?</text:p>
              </text:list-item>
            </text:list>
            <text:list text:style-name="L2">
              <text:list-item>
                <text:list>
                  <text:list-item>
                    <text:p text:style-name="P6">Fudge it! It's only NP-complete to find the guaranteed shortest route. You can find a short-ish route very easily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ee if there is a parameter that can be fixed to make the problem simpler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Find a way to make the algorithm work for “most” input data, but fail with other dat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Big-O Notation</text:p>
          </draw:text-box>
        </draw:frame>
        <draw:frame presentation:style-name="pr10" draw:text-style-name="P5" draw:layer="layout" svg:width="25.185cm" svg:height="15.659cm" svg:x="2.058cm" svg:y="4.442cm" presentation:class="outline" presentation:user-transformed="true">
          <draw:text-box>
            <text:list text:style-name="L2">
              <text:list-item>
                <text:p text:style-name="P5">Public key encryption is designed to be provably hard to crack.</text:p>
              </text:list-item>
            </text:list>
            <text:list text:style-name="L2">
              <text:list-item>
                <text:list>
                  <text:list-item>
                    <text:p text:style-name="P6">The key has two parts – public and privat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You can generate the public part from the private part in a cheap operatio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However, it is an <text:span text:style-name="T12">O(e</text:span><text:span text:style-name="T14">n</text:span><text:span text:style-name="T12">)</text:span> operation to generate the private key from the public key, where n is the number of bits in the key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f a quicker algorithm is found, then we can solve the Travelling Salesman too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CPU Architecture</text:p>
          </draw:text-box>
        </draw:frame>
        <draw:frame presentation:style-name="pr7" draw:text-style-name="P5" draw:layer="layout" svg:width="23.911cm" svg:height="14.925cm" svg:x="2.058cm" svg:y="4.442cm" presentation:class="outline" presentation:user-transformed="true">
          <draw:text-box>
            <text:list text:style-name="L2">
              <text:list-item>
                <text:p text:style-name="P5">Modern CPUs are incredible.</text:p>
              </text:list-item>
            </text:list>
            <text:list text:style-name="L2">
              <text:list-item>
                <text:list>
                  <text:list-item>
                    <text:p text:style-name="P6">Execute multiple instructions per clock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But only if they have all the data ready!</text:p>
                  </text:list-item>
                </text:list>
              </text:list-item>
            </text:list>
            <text:list text:style-name="L2">
              <text:list-item>
                <text:p text:style-name="P5">Several things can prevent this:</text:p>
              </text:list-item>
            </text:list>
            <text:list text:style-name="L2">
              <text:list-item>
                <text:list>
                  <text:list-item>
                    <text:p text:style-name="P6">The data is not in the cach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n unexpected branch was made, and the instructions aren't in the cach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n instruction uses the result of the previous instruction, which is still being execut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Hierarchy of Data Storage</text:p>
          </draw:text-box>
        </draw:frame>
        <draw:frame presentation:style-name="pr7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Computers have levels of storage:</text:p>
              </text:list-item>
            </text:list>
            <text:list text:style-name="L2">
              <text:list-item>
                <text:list>
                  <text:list-item>
                    <text:p text:style-name="P6">The larger your active data set, the slower access will be, as data has to be fetched from slower storage systems.</text:p>
                  </text:list-item>
                </text:list>
              </text:list-item>
            </text:list>
          </draw:text-box>
        </draw:frame>
        <draw:custom-shape draw:style-name="gr6" draw:text-style-name="P10" draw:layer="layout" svg:width="6.6cm" svg:height="1.045cm" svg:x="4.38cm" svg:y="10.4cm">
          <text:p text:style-name="P10">CPU Registers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6.6cm" svg:height="1.045cm" svg:x="4.38cm" svg:y="11.6cm">
          <text:p text:style-name="P10">Level 1 Cache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6.6cm" svg:height="1.045cm" svg:x="4.38cm" svg:y="12.8cm">
          <text:p text:style-name="P10">Level 2 Cache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6.6cm" svg:height="1.045cm" svg:x="4.38cm" svg:y="14cm">
          <text:p text:style-name="P10">Level 3 Cache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6.6cm" svg:height="1.045cm" svg:x="4.38cm" svg:y="15.2cm">
          <text:p text:style-name="P10">Main memory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6.6cm" svg:height="1.045cm" svg:x="4.38cm" svg:y="16.4cm">
          <text:p text:style-name="P10">Hard drives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6.6cm" svg:height="1.045cm" svg:x="4.38cm" svg:y="17.6cm">
          <text:p text:style-name="P10">Networks</text:p>
          <draw:enhanced-geometry svg:viewBox="0 0 21600 21600" draw:type="rectangle" draw:enhanced-path="M 0 0 L 21600 0 21600 21600 0 21600 0 0 Z N"/>
        </draw:custom-shape>
        <draw:frame draw:style-name="gr7" draw:text-style-name="P10" draw:id="id13" draw:layer="layout" svg:width="3cm" svg:height="0.99cm" svg:x="13.8cm" svg:y="10.4cm">
          <draw:text-box>
            <text:p text:style-name="P10">Fast</text:p>
          </draw:text-box>
        </draw:frame>
        <draw:frame draw:style-name="gr8" draw:text-style-name="P1" draw:id="id14" draw:layer="layout" svg:width="3cm" svg:height="0.99cm" svg:x="13.8cm" svg:y="17.6cm">
          <draw:text-box>
            <text:p text:style-name="P10">Slow</text:p>
          </draw:text-box>
        </draw:frame>
        <draw:frame draw:style-name="gr9" draw:text-style-name="P1" draw:id="id16" draw:layer="layout" svg:width="2.5cm" svg:height="0.99cm" svg:x="20.2cm" svg:y="17.601cm">
          <draw:text-box>
            <text:p text:style-name="P10">Big</text:p>
          </draw:text-box>
        </draw:frame>
        <draw:frame draw:style-name="gr7" draw:text-style-name="P1" draw:id="id15" draw:layer="layout" svg:width="2.5cm" svg:height="0.99cm" svg:x="20.2cm" svg:y="10.401cm">
          <draw:text-box>
            <text:p text:style-name="P10">Small</text:p>
          </draw:text-box>
        </draw:frame>
        <draw:connector draw:style-name="gr10" draw:text-style-name="P11" draw:layer="layout" draw:type="line" svg:x1="15.3cm" svg:y1="11.39cm" svg:x2="15.3cm" svg:y2="17.6cm" draw:start-shape="id13" draw:start-glue-point="2" draw:end-shape="id14" draw:end-glue-point="0" svg:d="m15300 11390v6210">
          <text:p text:style-name="P1"/>
        </draw:connector>
        <draw:connector draw:style-name="gr10" draw:text-style-name="P11" draw:layer="layout" draw:type="line" svg:x1="21.45cm" svg:y1="11.391cm" svg:x2="21.45cm" svg:y2="17.601cm" draw:start-shape="id15" draw:start-glue-point="2" draw:end-shape="id16" draw:end-glue-point="0" svg:d="m21450 11391v6210">
          <text:p text:style-name="P1"/>
        </draw:connector>
        <presentation:notes draw:style-name="dp2">
          <draw:page-thumbnail draw:style-name="gr1" draw:layer="layout" svg:width="12.767cm" svg:height="9.575cm" svg:x="4.411cm" svg:y="2.794cm" draw:page-number="1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Hierarchy of Data Storage</text:p>
          </draw:text-box>
        </draw:frame>
        <draw:frame presentation:style-name="pr7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Comparative access time:</text:p>
              </text:list-item>
            </text:list>
          </draw:text-box>
        </draw:frame>
        <draw:frame draw:style-name="gr11" draw:layer="layout" svg:width="26.51cm" svg:height="14.065cm" svg:x="0.673cm" svg:y="5.811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2.767cm" svg:height="9.575cm" svg:x="4.411cm" svg:y="2.794cm" draw:page-number="1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Interesting Hardware</text:p>
          </draw:text-box>
        </draw:frame>
        <draw:frame presentation:style-name="pr7" draw:text-style-name="P5" draw:layer="layout" svg:width="23.911cm" svg:height="14.871cm" svg:x="2.058cm" svg:y="4.442cm" presentation:class="outline" presentation:user-transformed="true">
          <draw:text-box>
            <text:list text:style-name="L2">
              <text:list-item>
                <text:p text:style-name="P5">Some problems can be attacked by alternative hardware.</text:p>
              </text:list-item>
            </text:list>
            <text:list text:style-name="L2">
              <text:list-item>
                <text:list>
                  <text:list-item>
                    <text:p text:style-name="P6">Usually restricted to problems that can be parallelise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Physics simulations, graphics rendering, and encryption cracking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Off-the-shelf graphics cards can perform some operations hundreds of times faster than general-purpose CPUs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The Folding@home project receives most of its contributions from PlayStation 3 “Cell” processor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Latency Versus Throughput</text:p>
          </draw:text-box>
        </draw:frame>
        <draw:frame presentation:style-name="pr7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Performance can be limited by latency or throughput.</text:p>
              </text:list-item>
            </text:list>
            <text:list text:style-name="L2">
              <text:list-item>
                <text:list>
                  <text:list-item>
                    <text:p text:style-name="P6">Latency-bound means the bottleneck i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Algorithms</text:p>
          </draw:text-box>
        </draw:frame>
        <draw:frame presentation:style-name="pr7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The ultimate reference book:<text:line-break/><text:span text:style-name="T16">Data Structures and Algorithms</text:span><text:span text:style-name="T16"><text:line-break/></text:span><text:span text:style-name="T17">Alfred V. Aho, Jeffrey D. Ullman, John E. Hopcroft</text:span></text:p>
              </text:list-item>
            </text:list>
            <text:list text:style-name="L2">
              <text:list-item>
                <text:p text:style-name="P5">Topics:</text:p>
              </text:list-item>
            </text:list>
            <text:list text:style-name="L2">
              <text:list-item>
                <text:list>
                  <text:list-item>
                    <text:p text:style-name="P6">Prime number finding algorith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rray sorting algorith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Lookup algorith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tring concaten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nserting into an arr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Prime Number Algorithms</text:p>
          </draw:text-box>
        </draw:frame>
        <draw:frame presentation:style-name="pr7" draw:text-style-name="P5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5">Task: Find all prime numbers up to “n”</text:p>
              </text:list-item>
            </text:list>
            <text:list text:style-name="L3">
              <text:list-item>
                <text:p text:style-name="P13"><text:span text:style-name="T18">public static List&lt;Integer&gt; primes(int n) {</text:span></text:p>
              </text:list-item>
            </text:list>
            <text:list text:style-name="L3">
              <text:list-item>
                <text:p text:style-name="P13"><text:span text:style-name="T18"><text:tab/></text:span><text:span text:style-name="T18">List&lt;Integer&gt; primes = new ArrayList&lt;Integer&gt;();</text:span></text:p>
              </text:list-item>
            </text:list>
            <text:list text:style-name="L3">
              <text:list-item>
                <text:p text:style-name="P13"><text:span text:style-name="T18"><text:tab/></text:span><text:span text:style-name="T18">for (int i = 2; i &lt; n; i++) {</text:span></text:p>
              </text:list-item>
            </text:list>
            <text:list text:style-name="L3">
              <text:list-item>
                <text:p text:style-name="P13"><text:span text:style-name="T18"><text:tab/></text:span><text:span text:style-name="T18"><text:tab/></text:span><text:span text:style-name="T18">boolean prime = true;</text:span></text:p>
              </text:list-item>
            </text:list>
            <text:list text:style-name="L3">
              <text:list-item>
                <text:p text:style-name="P13"><text:span text:style-name="T18"><text:tab/></text:span><text:span text:style-name="T18"><text:tab/></text:span><text:span text:style-name="T18">for (int o = 2; o &lt;= i; o++) {</text:span></text:p>
              </text:list-item>
            </text:list>
            <text:list text:style-name="L3">
              <text:list-item>
                <text:p text:style-name="P13"><text:span text:style-name="T18"><text:tab/></text:span><text:span text:style-name="T18"><text:tab/></text:span><text:span text:style-name="T18"><text:tab/></text:span><text:span text:style-name="T18">if (i % o == 0) {</text:span></text:p>
              </text:list-item>
            </text:list>
            <text:list text:style-name="L3">
              <text:list-item>
                <text:p text:style-name="P13"><text:span text:style-name="T18"><text:tab/></text:span><text:span text:style-name="T18"><text:tab/></text:span><text:span text:style-name="T18"><text:tab/></text:span><text:span text:style-name="T18"><text:tab/></text:span><text:span text:style-name="T18">prime = false;</text:span></text:p>
              </text:list-item>
            </text:list>
            <text:list text:style-name="L3">
              <text:list-item>
                <text:p text:style-name="P13"><text:span text:style-name="T18"><text:tab/></text:span><text:span text:style-name="T18"><text:tab/></text:span><text:span text:style-name="T18"><text:tab/></text:span><text:span text:style-name="T18">}</text:span></text:p>
              </text:list-item>
            </text:list>
            <text:list text:style-name="L3">
              <text:list-item>
                <text:p text:style-name="P13"><text:span text:style-name="T18"><text:tab/></text:span><text:span text:style-name="T18"><text:tab/></text:span><text:span text:style-name="T18">}</text:span></text:p>
              </text:list-item>
            </text:list>
            <text:list text:style-name="L3">
              <text:list-item>
                <text:p text:style-name="P13"><text:span text:style-name="T18"><text:tab/></text:span><text:span text:style-name="T18"><text:tab/></text:span><text:span text:style-name="T18">if (prime) {</text:span></text:p>
              </text:list-item>
            </text:list>
            <text:list text:style-name="L3">
              <text:list-item>
                <text:p text:style-name="P13"><text:span text:style-name="T18"><text:tab/></text:span><text:span text:style-name="T18"><text:tab/></text:span><text:span text:style-name="T18"><text:tab/></text:span><text:span text:style-name="T18">primes.add(i);</text:span></text:p>
              </text:list-item>
            </text:list>
            <text:list text:style-name="L3">
              <text:list-item>
                <text:p text:style-name="P13"><text:span text:style-name="T18"><text:tab/></text:span><text:span text:style-name="T18"><text:tab/></text:span><text:span text:style-name="T18">}</text:span></text:p>
              </text:list-item>
            </text:list>
            <text:list text:style-name="L3">
              <text:list-item>
                <text:p text:style-name="P13"><text:span text:style-name="T18"><text:tab/></text:span><text:span text:style-name="T18">}</text:span></text:p>
              </text:list-item>
            </text:list>
            <text:list text:style-name="L3">
              <text:list-item>
                <text:p text:style-name="P13"><text:span text:style-name="T18"><text:tab/></text:span><text:span text:style-name="T18">return primes;</text:span></text:p>
              </text:list-item>
            </text:list>
            <text:list text:style-name="L3">
              <text:list-item>
                <text:p text:style-name="P13"><text:span text:style-name="T18">}</text:span></text:p>
              </text:list-item>
            </text:list>
          </draw:text-box>
        </draw:frame>
        <draw:frame draw:style-name="gr12" draw:text-style-name="P15" draw:layer="layout" svg:width="3.456cm" svg:height="1.373cm" svg:x="21.447cm" svg:y="13.542cm">
          <draw:text-box>
            <text:p text:style-name="P14"><text:span text:style-name="T19">O(n</text:span><text:span text:style-name="T20">2</text:span><text:span text:style-name="T19">)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Prime Number Algorithms</text:p>
          </draw:text-box>
        </draw:frame>
        <draw:frame presentation:style-name="pr7" draw:text-style-name="P5" draw:layer="layout" svg:width="23.911cm" svg:height="14.626cm" svg:x="2.058cm" svg:y="4.442cm" presentation:class="outline" presentation:user-transformed="true">
          <draw:text-box>
            <text:list text:style-name="L3">
              <text:list-item>
                <text:p text:style-name="P13"><text:span text:style-name="T18">public static List&lt;Integer&gt; primes(int n) {</text:span></text:p>
              </text:list-item>
            </text:list>
            <text:list text:style-name="L3">
              <text:list-item>
                <text:p text:style-name="P13"><text:span text:style-name="T18"><text:tab/></text:span><text:span text:style-name="T18">List&lt;Integer&gt; primes = new ArrayList&lt;Integer&gt;();</text:span></text:p>
              </text:list-item>
            </text:list>
            <text:list text:style-name="L3">
              <text:list-item>
                <text:p text:style-name="P13"><text:span text:style-name="T18"><text:tab/></text:span><text:span text:style-name="T18">for (int i = 2; i &lt; n; i++) {</text:span></text:p>
              </text:list-item>
            </text:list>
            <text:list text:style-name="L3">
              <text:list-item>
                <text:p text:style-name="P13"><text:span text:style-name="T18"><text:s/></text:span><text:span text:style-name="T18"><text:tab/></text:span><text:span text:style-name="T18"><text:tab/></text:span><text:span text:style-name="T18">out:</text:span></text:p>
              </text:list-item>
            </text:list>
            <text:list text:style-name="L3">
              <text:list-item>
                <text:p text:style-name="P13"><text:span text:style-name="T18"><text:tab/></text:span><text:span text:style-name="T18"><text:tab/></text:span><text:span text:style-name="T18">boolean prime = true;</text:span></text:p>
              </text:list-item>
            </text:list>
            <text:list text:style-name="L3">
              <text:list-item>
                <text:p text:style-name="P13"><text:span text:style-name="T18"><text:tab/></text:span><text:span text:style-name="T18"><text:tab/></text:span><text:span text:style-name="T18">for (int o = 2; o &lt;= i; o++) {</text:span></text:p>
              </text:list-item>
            </text:list>
            <text:list text:style-name="L3">
              <text:list-item>
                <text:p text:style-name="P13"><text:span text:style-name="T18"><text:tab/></text:span><text:span text:style-name="T18"><text:tab/></text:span><text:span text:style-name="T18"><text:tab/></text:span><text:span text:style-name="T18">if (i % o == 0) {</text:span></text:p>
              </text:list-item>
            </text:list>
            <text:list text:style-name="L3">
              <text:list-item>
                <text:p text:style-name="P13"><text:span text:style-name="T18"><text:tab/></text:span><text:span text:style-name="T18"><text:tab/></text:span><text:span text:style-name="T18"><text:tab/></text:span><text:span text:style-name="T18"><text:tab/></text:span><text:span text:style-name="T18">prime = false;</text:span></text:p>
              </text:list-item>
            </text:list>
            <text:list text:style-name="L3">
              <text:list-item>
                <text:p text:style-name="P13"><text:span text:style-name="T18"><text:s/></text:span><text:span text:style-name="T18"><text:tab/></text:span><text:span text:style-name="T18"><text:tab/></text:span><text:span text:style-name="T18"><text:tab/></text:span><text:span text:style-name="T18"><text:tab/></text:span><text:span text:style-name="T18">break out:</text:span></text:p>
              </text:list-item>
            </text:list>
            <text:list text:style-name="L3">
              <text:list-item>
                <text:p text:style-name="P13"><text:span text:style-name="T18"><text:tab/></text:span><text:span text:style-name="T18"><text:tab/></text:span><text:span text:style-name="T18"><text:tab/></text:span><text:span text:style-name="T18">}</text:span></text:p>
              </text:list-item>
            </text:list>
            <text:list text:style-name="L3">
              <text:list-item>
                <text:p text:style-name="P13"><text:span text:style-name="T18"><text:tab/></text:span><text:span text:style-name="T18"><text:tab/></text:span><text:span text:style-name="T18">}</text:span></text:p>
              </text:list-item>
            </text:list>
            <text:list text:style-name="L3">
              <text:list-item>
                <text:p text:style-name="P13"><text:span text:style-name="T18"><text:tab/></text:span><text:span text:style-name="T18"><text:tab/></text:span><text:span text:style-name="T18">if (prime) {</text:span></text:p>
              </text:list-item>
            </text:list>
            <text:list text:style-name="L3">
              <text:list-item>
                <text:p text:style-name="P13"><text:span text:style-name="T18"><text:tab/></text:span><text:span text:style-name="T18"><text:tab/></text:span><text:span text:style-name="T18"><text:tab/></text:span><text:span text:style-name="T18">primes.add(i);</text:span></text:p>
              </text:list-item>
            </text:list>
            <text:list text:style-name="L3">
              <text:list-item>
                <text:p text:style-name="P13"><text:span text:style-name="T18"><text:tab/></text:span><text:span text:style-name="T18"><text:tab/></text:span><text:span text:style-name="T18">}</text:span></text:p>
              </text:list-item>
            </text:list>
            <text:list text:style-name="L3">
              <text:list-item>
                <text:p text:style-name="P13"><text:span text:style-name="T18"><text:tab/></text:span><text:span text:style-name="T18">}</text:span></text:p>
              </text:list-item>
            </text:list>
            <text:list text:style-name="L3">
              <text:list-item>
                <text:p text:style-name="P13"><text:span text:style-name="T18"><text:tab/></text:span><text:span text:style-name="T18">return primes;</text:span></text:p>
              </text:list-item>
            </text:list>
            <text:list text:style-name="L3">
              <text:list-item>
                <text:p text:style-name="P13"><text:span text:style-name="T18">}</text:span></text:p>
              </text:list-item>
            </text:list>
          </draw:text-box>
        </draw:frame>
        <draw:frame draw:style-name="gr12" draw:text-style-name="P16" draw:layer="layout" svg:width="3.456cm" svg:height="1.373cm" svg:x="21.447cm" svg:y="13.542cm">
          <draw:text-box>
            <text:p text:style-name="P14"><text:span text:style-name="T19">O(n</text:span><text:span text:style-name="T20">2</text:span><text:span text:style-name="T19">)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3" presentation:class="page"/>
          <draw:frame presentation:style-name="pr5" draw:text-style-name="P9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Prime Number Algorithms</text:p>
          </draw:text-box>
        </draw:frame>
        <draw:frame presentation:style-name="pr7" draw:text-style-name="P5" draw:layer="layout" svg:width="23.911cm" svg:height="14.797cm" svg:x="2.058cm" svg:y="4.442cm" presentation:class="outline" presentation:user-transformed="true">
          <draw:text-box>
            <text:list text:style-name="L3">
              <text:list-item>
                <text:p text:style-name="P13"><text:span text:style-name="T18">public static List&lt;Integer&gt; primes(int n) {</text:span></text:p>
              </text:list-item>
            </text:list>
            <text:list text:style-name="L3">
              <text:list-item>
                <text:p text:style-name="P13"><text:span text:style-name="T18"><text:tab/></text:span><text:span text:style-name="T18">List&lt;Integer&gt; primes = new ArrayList&lt;Integer&gt;();</text:span></text:p>
              </text:list-item>
            </text:list>
            <text:list text:style-name="L3">
              <text:list-item>
                <text:p text:style-name="P13"><text:span text:style-name="T18"><text:tab/></text:span><text:span text:style-name="T18">for (int i = 2; i &lt; n; i++) {</text:span></text:p>
              </text:list-item>
            </text:list>
            <text:list text:style-name="L3">
              <text:list-item>
                <text:p text:style-name="P13"><text:span text:style-name="T18"><text:s/></text:span><text:span text:style-name="T18"><text:tab/></text:span><text:span text:style-name="T18"><text:tab/></text:span><text:span text:style-name="T18">out:</text:span></text:p>
              </text:list-item>
            </text:list>
            <text:list text:style-name="L3">
              <text:list-item>
                <text:p text:style-name="P13"><text:span text:style-name="T18"><text:tab/></text:span><text:span text:style-name="T18"><text:tab/></text:span><text:span text:style-name="T18">boolean prime = true;</text:span></text:p>
              </text:list-item>
            </text:list>
            <text:list text:style-name="L3">
              <text:list-item>
                <text:p text:style-name="P13"><text:span text:style-name="T18"><text:s/></text:span><text:span text:style-name="T18"><text:tab/></text:span><text:span text:style-name="T18"><text:tab/></text:span><text:span text:style-name="T18">int sqrt = Math.sqrt(i);</text:span></text:p>
              </text:list-item>
            </text:list>
            <text:list text:style-name="L3">
              <text:list-item>
                <text:p text:style-name="P13"><text:span text:style-name="T18"><text:tab/></text:span><text:span text:style-name="T18"><text:tab/></text:span><text:span text:style-name="T18">for (int o = 2; o &lt;= sqrt; o++) {</text:span></text:p>
              </text:list-item>
            </text:list>
            <text:list text:style-name="L3">
              <text:list-item>
                <text:p text:style-name="P13"><text:span text:style-name="T18"><text:tab/></text:span><text:span text:style-name="T18"><text:tab/></text:span><text:span text:style-name="T18"><text:tab/></text:span><text:span text:style-name="T18">if (i % o == 0) {</text:span></text:p>
              </text:list-item>
            </text:list>
            <text:list text:style-name="L3">
              <text:list-item>
                <text:p text:style-name="P13"><text:span text:style-name="T18"><text:tab/></text:span><text:span text:style-name="T18"><text:tab/></text:span><text:span text:style-name="T18"><text:tab/></text:span><text:span text:style-name="T18"><text:tab/></text:span><text:span text:style-name="T18">prime = false;</text:span></text:p>
              </text:list-item>
            </text:list>
            <text:list text:style-name="L3">
              <text:list-item>
                <text:p text:style-name="P13"><text:span text:style-name="T18"><text:s/></text:span><text:span text:style-name="T18"><text:tab/></text:span><text:span text:style-name="T18"><text:tab/></text:span><text:span text:style-name="T18"><text:tab/></text:span><text:span text:style-name="T18"><text:tab/></text:span><text:span text:style-name="T18">break out:</text:span></text:p>
              </text:list-item>
            </text:list>
            <text:list text:style-name="L3">
              <text:list-item>
                <text:p text:style-name="P13"><text:span text:style-name="T18"><text:tab/></text:span><text:span text:style-name="T18"><text:tab/></text:span><text:span text:style-name="T18"><text:tab/></text:span><text:span text:style-name="T18">}</text:span></text:p>
              </text:list-item>
            </text:list>
            <text:list text:style-name="L3">
              <text:list-item>
                <text:p text:style-name="P13"><text:span text:style-name="T18"><text:tab/></text:span><text:span text:style-name="T18"><text:tab/></text:span><text:span text:style-name="T18">}</text:span></text:p>
              </text:list-item>
            </text:list>
            <text:list text:style-name="L3">
              <text:list-item>
                <text:p text:style-name="P13"><text:span text:style-name="T18"><text:tab/></text:span><text:span text:style-name="T18"><text:tab/></text:span><text:span text:style-name="T18">if (prime) {</text:span></text:p>
              </text:list-item>
            </text:list>
            <text:list text:style-name="L3">
              <text:list-item>
                <text:p text:style-name="P13"><text:span text:style-name="T18"><text:tab/></text:span><text:span text:style-name="T18"><text:tab/></text:span><text:span text:style-name="T18"><text:tab/></text:span><text:span text:style-name="T18">primes.add(i);</text:span></text:p>
              </text:list-item>
            </text:list>
            <text:list text:style-name="L3">
              <text:list-item>
                <text:p text:style-name="P13"><text:span text:style-name="T18"><text:tab/></text:span><text:span text:style-name="T18"><text:tab/></text:span><text:span text:style-name="T18">}</text:span></text:p>
              </text:list-item>
            </text:list>
            <text:list text:style-name="L3">
              <text:list-item>
                <text:p text:style-name="P13"><text:span text:style-name="T18"><text:tab/></text:span><text:span text:style-name="T18">}</text:span></text:p>
              </text:list-item>
            </text:list>
            <text:list text:style-name="L3">
              <text:list-item>
                <text:p text:style-name="P13"><text:span text:style-name="T18"><text:tab/></text:span><text:span text:style-name="T18">return primes;</text:span></text:p>
              </text:list-item>
            </text:list>
            <text:list text:style-name="L3">
              <text:list-item>
                <text:p text:style-name="P13"><text:span text:style-name="T18">}</text:span></text:p>
              </text:list-item>
            </text:list>
          </draw:text-box>
        </draw:frame>
        <draw:frame draw:style-name="gr12" draw:text-style-name="P16" draw:layer="layout" svg:width="4.155cm" svg:height="1.373cm" svg:x="21.447cm" svg:y="13.542cm">
          <draw:text-box>
            <text:p text:style-name="P14"><text:span text:style-name="T19">O(n</text:span><text:span text:style-name="T20">1.5</text:span><text:span text:style-name="T19">)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4" presentation:class="page"/>
          <draw:frame presentation:style-name="pr5" draw:text-style-name="P9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Prime Number Algorithms</text:p>
          </draw:text-box>
        </draw:frame>
        <draw:frame presentation:style-name="pr7" draw:text-style-name="P5" draw:layer="layout" svg:width="23.911cm" svg:height="14.797cm" svg:x="2.058cm" svg:y="4.442cm" presentation:class="outline" presentation:user-transformed="true">
          <draw:text-box>
            <text:list text:style-name="L3">
              <text:list-item>
                <text:p text:style-name="P13"><text:span text:style-name="T18">public static List&lt;Integer&gt; primes(int n) {</text:span></text:p>
              </text:list-item>
            </text:list>
            <text:list text:style-name="L3">
              <text:list-item>
                <text:p text:style-name="P13"><text:span text:style-name="T18"><text:tab/></text:span><text:span text:style-name="T18">List&lt;Integer&gt; primes = new ArrayList&lt;Integer&gt;();</text:span></text:p>
              </text:list-item>
            </text:list>
            <text:list text:style-name="L3">
              <text:list-item>
                <text:p text:style-name="P13"><text:span text:style-name="T18"><text:tab/></text:span><text:span text:style-name="T18">for (int i = 2; i &lt; n; i++) {</text:span></text:p>
              </text:list-item>
            </text:list>
            <text:list text:style-name="L3">
              <text:list-item>
                <text:p text:style-name="P13"><text:span text:style-name="T18"><text:s/></text:span><text:span text:style-name="T18"><text:tab/></text:span><text:span text:style-name="T18"><text:tab/></text:span><text:span text:style-name="T18">out:</text:span></text:p>
              </text:list-item>
            </text:list>
            <text:list text:style-name="L3">
              <text:list-item>
                <text:p text:style-name="P13"><text:span text:style-name="T18"><text:tab/></text:span><text:span text:style-name="T18"><text:tab/></text:span><text:span text:style-name="T18">boolean prime = true;</text:span></text:p>
              </text:list-item>
            </text:list>
            <text:list text:style-name="L3">
              <text:list-item>
                <text:p text:style-name="P13"><text:span text:style-name="T18"><text:s/></text:span><text:span text:style-name="T18"><text:tab/></text:span><text:span text:style-name="T18"><text:tab/></text:span><text:span text:style-name="T18">int sqrt = Math.sqrt(i);</text:span></text:p>
              </text:list-item>
            </text:list>
            <text:list text:style-name="L3">
              <text:list-item>
                <text:p text:style-name="P13"><text:span text:style-name="T18"><text:tab/></text:span><text:span text:style-name="T18"><text:tab/></text:span><text:span text:style-name="T18">for (int o : primes) {</text:span></text:p>
              </text:list-item>
            </text:list>
            <text:list text:style-name="L3">
              <text:list-item>
                <text:p text:style-name="P13"><text:span text:style-name="T18"><text:tab/></text:span><text:span text:style-name="T18"><text:tab/></text:span><text:span text:style-name="T18"><text:tab/></text:span><text:span text:style-name="T18">if (i % o == 0) {</text:span></text:p>
              </text:list-item>
            </text:list>
            <text:list text:style-name="L3">
              <text:list-item>
                <text:p text:style-name="P13"><text:span text:style-name="T18"><text:tab/></text:span><text:span text:style-name="T18"><text:tab/></text:span><text:span text:style-name="T18"><text:tab/></text:span><text:span text:style-name="T18"><text:tab/></text:span><text:span text:style-name="T18">prime = false;</text:span></text:p>
              </text:list-item>
            </text:list>
            <text:list text:style-name="L3">
              <text:list-item>
                <text:p text:style-name="P13"><text:span text:style-name="T18"><text:s/></text:span><text:span text:style-name="T18"><text:tab/></text:span><text:span text:style-name="T18"><text:tab/></text:span><text:span text:style-name="T18"><text:tab/></text:span><text:span text:style-name="T18"><text:tab/></text:span><text:span text:style-name="T18">break out:</text:span></text:p>
              </text:list-item>
            </text:list>
            <text:list text:style-name="L3">
              <text:list-item>
                <text:p text:style-name="P13"><text:span text:style-name="T18"><text:tab/></text:span><text:span text:style-name="T18"><text:tab/></text:span><text:span text:style-name="T18"><text:tab/></text:span><text:span text:style-name="T18">}</text:span></text:p>
              </text:list-item>
            </text:list>
            <text:list text:style-name="L3">
              <text:list-item>
                <text:p text:style-name="P13"><text:span text:style-name="T18"><text:tab/></text:span><text:span text:style-name="T18"><text:tab/></text:span><text:span text:style-name="T18">}</text:span></text:p>
              </text:list-item>
            </text:list>
            <text:list text:style-name="L3">
              <text:list-item>
                <text:p text:style-name="P13"><text:span text:style-name="T18"><text:tab/></text:span><text:span text:style-name="T18"><text:tab/></text:span><text:span text:style-name="T18">if (prime) {</text:span></text:p>
              </text:list-item>
            </text:list>
            <text:list text:style-name="L3">
              <text:list-item>
                <text:p text:style-name="P13"><text:span text:style-name="T18"><text:tab/></text:span><text:span text:style-name="T18"><text:tab/></text:span><text:span text:style-name="T18"><text:tab/></text:span><text:span text:style-name="T18">primes.add(i);</text:span></text:p>
              </text:list-item>
            </text:list>
            <text:list text:style-name="L3">
              <text:list-item>
                <text:p text:style-name="P13"><text:span text:style-name="T18"><text:tab/></text:span><text:span text:style-name="T18"><text:tab/></text:span><text:span text:style-name="T18">}</text:span></text:p>
              </text:list-item>
            </text:list>
            <text:list text:style-name="L3">
              <text:list-item>
                <text:p text:style-name="P13"><text:span text:style-name="T18"><text:tab/></text:span><text:span text:style-name="T18">}</text:span></text:p>
              </text:list-item>
            </text:list>
            <text:list text:style-name="L3">
              <text:list-item>
                <text:p text:style-name="P13"><text:span text:style-name="T18"><text:tab/></text:span><text:span text:style-name="T18">return primes;</text:span></text:p>
              </text:list-item>
            </text:list>
            <text:list text:style-name="L3">
              <text:list-item>
                <text:p text:style-name="P13"><text:span text:style-name="T18">}</text:span></text:p>
              </text:list-item>
            </text:list>
          </draw:text-box>
        </draw:frame>
        <draw:frame draw:style-name="gr12" draw:text-style-name="P16" draw:layer="layout" svg:width="4.155cm" svg:height="1.373cm" svg:x="21.447cm" svg:y="13.542cm">
          <draw:text-box>
            <text:p text:style-name="P14"><text:span text:style-name="T19">O(n</text:span><text:span text:style-name="T20">1.5</text:span><text:span text:style-name="T19">)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5" presentation:class="page"/>
          <draw:frame presentation:style-name="pr5" draw:text-style-name="P9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Prime Number Algorithms</text:p>
          </draw:text-box>
        </draw:frame>
        <draw:frame presentation:style-name="pr7" draw:text-style-name="P5" draw:layer="layout" svg:width="23.911cm" svg:height="14.626cm" svg:x="2.058cm" svg:y="4.442cm" presentation:class="outline" presentation:user-transformed="true">
          <draw:text-box>
            <text:list text:style-name="L3">
              <text:list-item>
                <text:p text:style-name="P13"><text:span text:style-name="T18">public static List&lt;Integer&gt; primes(int n) {</text:span></text:p>
              </text:list-item>
            </text:list>
            <text:list text:style-name="L3">
              <text:list-item>
                <text:p text:style-name="P13"><text:span text:style-name="T18"><text:s/></text:span><text:span text:style-name="T18"><text:tab/></text:span><text:span text:style-name="T18">boolean sieve[] = new boolean[n];</text:span></text:p>
              </text:list-item>
            </text:list>
            <text:list text:style-name="L3">
              <text:list-item>
                <text:p text:style-name="P13"><text:span text:style-name="T18"><text:s/></text:span><text:span text:style-name="T18"><text:tab/></text:span><text:span text:style-name="T18">for (int i = 2; i &lt; n; i++) {</text:span></text:p>
              </text:list-item>
            </text:list>
            <text:list text:style-name="L3">
              <text:list-item>
                <text:p text:style-name="P13"><text:span text:style-name="T18"><text:s/></text:span><text:span text:style-name="T18"><text:tab/></text:span><text:span text:style-name="T18"><text:tab/></text:span><text:span text:style-name="T18">sieve[i] = true;</text:span></text:p>
              </text:list-item>
            </text:list>
            <text:list text:style-name="L3">
              <text:list-item>
                <text:p text:style-name="P13"><text:span text:style-name="T18"><text:s/></text:span><text:span text:style-name="T18"><text:tab/></text:span><text:span text:style-name="T18">}</text:span></text:p>
              </text:list-item>
            </text:list>
            <text:list text:style-name="L3">
              <text:list-item>
                <text:p text:style-name="P13"><text:span text:style-name="T18"><text:tab/></text:span><text:span text:style-name="T18">List&lt;Integer&gt; primes = new ArrayList&lt;Integer&gt;();</text:span></text:p>
              </text:list-item>
            </text:list>
            <text:list text:style-name="L3">
              <text:list-item>
                <text:p text:style-name="P13"><text:span text:style-name="T18"><text:tab/></text:span><text:span text:style-name="T18">for (int i = 2; i &lt; n; i++) {</text:span></text:p>
              </text:list-item>
            </text:list>
            <text:list text:style-name="L3">
              <text:list-item>
                <text:p text:style-name="P13"><text:span text:style-name="T18"><text:s/></text:span><text:span text:style-name="T18"><text:tab/></text:span><text:span text:style-name="T18"><text:tab/></text:span><text:span text:style-name="T18">if (sieve[i]) {</text:span></text:p>
              </text:list-item>
            </text:list>
            <text:list text:style-name="L3">
              <text:list-item>
                <text:p text:style-name="P13"><text:span text:style-name="T18"><text:s/></text:span><text:span text:style-name="T18"><text:tab/></text:span><text:span text:style-name="T18"><text:tab/></text:span><text:span text:style-name="T18"><text:tab/></text:span><text:span text:style-name="T18">primes.add(i);</text:span></text:p>
              </text:list-item>
            </text:list>
            <text:list text:style-name="L3">
              <text:list-item>
                <text:p text:style-name="P13"><text:span text:style-name="T18"><text:tab/></text:span><text:span text:style-name="T18"><text:tab/></text:span><text:span text:style-name="T18"><text:tab/></text:span><text:span text:style-name="T18">for (int o = i * i; o &lt; n; o += i) {</text:span></text:p>
              </text:list-item>
            </text:list>
            <text:list text:style-name="L3">
              <text:list-item>
                <text:p text:style-name="P13"><text:span text:style-name="T18"><text:s/></text:span><text:span text:style-name="T18"><text:tab/></text:span><text:span text:style-name="T18"><text:tab/></text:span><text:span text:style-name="T18"><text:tab/></text:span><text:span text:style-name="T18"><text:tab/></text:span><text:span text:style-name="T18">sieve[o] = false;</text:span></text:p>
              </text:list-item>
            </text:list>
            <text:list text:style-name="L3">
              <text:list-item>
                <text:p text:style-name="P13"><text:span text:style-name="T18"><text:tab/></text:span><text:span text:style-name="T18"><text:tab/></text:span><text:span text:style-name="T18"><text:tab/></text:span><text:span text:style-name="T18">}</text:span></text:p>
              </text:list-item>
            </text:list>
            <text:list text:style-name="L3">
              <text:list-item>
                <text:p text:style-name="P13"><text:span text:style-name="T18"><text:tab/></text:span><text:span text:style-name="T18"><text:tab/></text:span><text:span text:style-name="T18">}</text:span></text:p>
              </text:list-item>
            </text:list>
            <text:list text:style-name="L3">
              <text:list-item>
                <text:p text:style-name="P13"><text:span text:style-name="T18"><text:tab/></text:span><text:span text:style-name="T18">}</text:span></text:p>
              </text:list-item>
            </text:list>
            <text:list text:style-name="L3">
              <text:list-item>
                <text:p text:style-name="P13"><text:span text:style-name="T18"><text:tab/></text:span><text:span text:style-name="T18">return primes;</text:span></text:p>
              </text:list-item>
            </text:list>
            <text:list text:style-name="L3">
              <text:list-item>
                <text:p text:style-name="P13"><text:span text:style-name="T18">}</text:span></text:p>
              </text:list-item>
            </text:list>
          </draw:text-box>
        </draw:frame>
        <draw:frame draw:style-name="gr12" draw:text-style-name="P18" draw:layer="layout" svg:width="14.869cm" svg:height="3.774cm" svg:x="12.369cm" svg:y="15.312cm">
          <draw:text-box>
            <text:p text:style-name="P17"><text:span text:style-name="T21">The Sieve of Eratosthenes</text:span></text:p>
            <text:p text:style-name="P17"><text:span text:style-name="T19">O(nlog(n)log(log(n)))</text:span></text:p>
            <text:p text:style-name="P17"><text:span text:style-name="T22">276 BC - 194 BC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6" presentation:class="page"/>
          <draw:frame presentation:style-name="pr5" draw:text-style-name="P9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Array Sorting Algorithms</text:p>
          </draw:text-box>
        </draw:frame>
        <draw:frame presentation:style-name="pr7" draw:text-style-name="P5" draw:layer="layout" svg:width="24.178cm" svg:height="14.626cm" svg:x="2.058cm" svg:y="4.442cm" presentation:class="outline" presentation:user-transformed="true">
          <draw:text-box>
            <text:list text:style-name="L2">
              <text:list-item>
                <text:p text:style-name="P5">There are more array sorting algorithms than you can shake a stick at.</text:p>
              </text:list-item>
            </text:list>
            <text:list text:style-name="L2">
              <text:list-item>
                <text:p text:style-name="P5">Not all are <text:span text:style-name="T23">stable</text:span> sorts.</text:p>
              </text:list-item>
            </text:list>
            <text:list text:style-name="L2">
              <text:list-item>
                <text:list>
                  <text:list-item>
                    <text:p text:style-name="P6">Two equivalent elements will stay in the same order relative to each other.</text:p>
                  </text:list-item>
                </text:list>
              </text:list-item>
            </text:list>
            <text:list text:style-name="L2">
              <text:list-item>
                <text:p text:style-name="P5">java.util.Arrays.sort() is very good.</text:p>
              </text:list-item>
            </text:list>
            <text:list text:style-name="L2">
              <text:list-item>
                <text:list>
                  <text:list-item>
                    <text:p text:style-name="P6">However, it is educational to look at the different alternativ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Sorting – Bubble Sort</text:p>
          </draw:text-box>
        </draw:frame>
        <draw:frame presentation:style-name="pr7" draw:text-style-name="P5" draw:layer="layout" svg:width="23.911cm" svg:height="15.023cm" svg:x="2.058cm" svg:y="4.442cm" presentation:class="outline" presentation:user-transformed="true">
          <draw:text-box>
            <text:list text:style-name="L2">
              <text:list-item>
                <text:p text:style-name="P5">Very simple algorithm:</text:p>
              </text:list-item>
            </text:list>
            <text:list text:style-name="L3">
              <text:list-item>
                <text:p text:style-name="P13"><text:span text:style-name="T18">private static void bubbleSort(int a[]) {</text:span></text:p>
              </text:list-item>
            </text:list>
            <text:list text:style-name="L3">
              <text:list-item>
                <text:p text:style-name="P13"><text:span text:style-name="T18"><text:s/></text:span><text:span text:style-name="T18"><text:tab/></text:span><text:span text:style-name="T18">boolean swapped;</text:span></text:p>
              </text:list-item>
            </text:list>
            <text:list text:style-name="L3">
              <text:list-item>
                <text:p text:style-name="P13"><text:span text:style-name="T18"><text:s/></text:span><text:span text:style-name="T18"><text:tab/></text:span><text:span text:style-name="T18">int end = a.length - 1;</text:span></text:p>
              </text:list-item>
            </text:list>
            <text:list text:style-name="L3">
              <text:list-item>
                <text:p text:style-name="P13"><text:span text:style-name="T18"><text:s/></text:span><text:span text:style-name="T18"><text:tab/></text:span><text:span text:style-name="T18">do {</text:span></text:p>
              </text:list-item>
            </text:list>
            <text:list text:style-name="L3">
              <text:list-item>
                <text:p text:style-name="P13"><text:span text:style-name="T18"><text:s/></text:span><text:span text:style-name="T18"><text:tab/></text:span><text:span text:style-name="T18"><text:tab/></text:span><text:span text:style-name="T18">swapped = false;</text:span></text:p>
              </text:list-item>
            </text:list>
            <text:list text:style-name="L3">
              <text:list-item>
                <text:p text:style-name="P13"><text:span text:style-name="T18"><text:s/></text:span><text:span text:style-name="T18"><text:tab/></text:span><text:span text:style-name="T18"><text:tab/></text:span><text:span text:style-name="T18">for (int i = 0; i &lt; end; i++) {</text:span></text:p>
              </text:list-item>
            </text:list>
            <text:list text:style-name="L3">
              <text:list-item>
                <text:p text:style-name="P13"><text:span text:style-name="T18"><text:s/></text:span><text:span text:style-name="T18"><text:tab/></text:span><text:span text:style-name="T18"><text:tab/></text:span><text:span text:style-name="T18"><text:tab/></text:span><text:span text:style-name="T18">if (a[i] &gt; a[i + 1]) {</text:span></text:p>
              </text:list-item>
            </text:list>
            <text:list text:style-name="L3">
              <text:list-item>
                <text:p text:style-name="P13"><text:span text:style-name="T18"><text:s/></text:span><text:span text:style-name="T18"><text:tab/></text:span><text:span text:style-name="T18"><text:tab/></text:span><text:span text:style-name="T18"><text:tab/></text:span><text:span text:style-name="T18"><text:tab/></text:span><text:span text:style-name="T18">int swap = a[i];</text:span></text:p>
              </text:list-item>
            </text:list>
            <text:list text:style-name="L3">
              <text:list-item>
                <text:p text:style-name="P13"><text:span text:style-name="T18"><text:s/></text:span><text:span text:style-name="T18"><text:tab/></text:span><text:span text:style-name="T18"><text:tab/></text:span><text:span text:style-name="T18"><text:tab/></text:span><text:span text:style-name="T18"><text:tab/></text:span><text:span text:style-name="T18">a[i] = a[i + 1];</text:span></text:p>
              </text:list-item>
            </text:list>
            <text:list text:style-name="L3">
              <text:list-item>
                <text:p text:style-name="P13"><text:span text:style-name="T18"><text:s/></text:span><text:span text:style-name="T18"><text:tab/></text:span><text:span text:style-name="T18"><text:tab/></text:span><text:span text:style-name="T18"><text:tab/></text:span><text:span text:style-name="T18"><text:tab/></text:span><text:span text:style-name="T18">a[i + 1] = swap;</text:span></text:p>
              </text:list-item>
            </text:list>
            <text:list text:style-name="L3">
              <text:list-item>
                <text:p text:style-name="P13"><text:span text:style-name="T18"><text:s/></text:span><text:span text:style-name="T18"><text:tab/></text:span><text:span text:style-name="T18"><text:tab/></text:span><text:span text:style-name="T18"><text:tab/></text:span><text:span text:style-name="T18"><text:tab/></text:span><text:span text:style-name="T18">swapped = true;</text:span></text:p>
              </text:list-item>
            </text:list>
            <text:list text:style-name="L3">
              <text:list-item>
                <text:p text:style-name="P13"><text:span text:style-name="T18"><text:s/></text:span><text:span text:style-name="T18"><text:tab/></text:span><text:span text:style-name="T18"><text:tab/></text:span><text:span text:style-name="T18"><text:tab/></text:span><text:span text:style-name="T18">}</text:span></text:p>
              </text:list-item>
            </text:list>
            <text:list text:style-name="L3">
              <text:list-item>
                <text:p text:style-name="P13"><text:span text:style-name="T18"><text:s/></text:span><text:span text:style-name="T18"><text:tab/></text:span><text:span text:style-name="T18"><text:tab/></text:span><text:span text:style-name="T18">}</text:span></text:p>
              </text:list-item>
            </text:list>
            <text:list text:style-name="L3">
              <text:list-item>
                <text:p text:style-name="P13"><text:span text:style-name="T18"><text:s/></text:span><text:span text:style-name="T18"><text:tab/></text:span><text:span text:style-name="T18"><text:tab/></text:span><text:span text:style-name="T18">end--;</text:span></text:p>
              </text:list-item>
            </text:list>
            <text:list text:style-name="L3">
              <text:list-item>
                <text:p text:style-name="P13"><text:span text:style-name="T18"><text:s/></text:span><text:span text:style-name="T18"><text:tab/></text:span><text:span text:style-name="T18">} while (swapped);</text:span></text:p>
              </text:list-item>
            </text:list>
            <text:list text:style-name="L3">
              <text:list-item>
                <text:p text:style-name="P13"><text:span text:style-name="T18">}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9" draw:style-name="dp3" draw:master-page-name="CSS2008OpenOffice" presentation:presentation-page-layout-name="AL3T19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Sorting – Bubble Sort</text:p>
          </draw:text-box>
        </draw:frame>
        <draw:frame draw:style-name="standard" draw:layer="layout" svg:width="26.94cm" svg:height="9.698cm" svg:x="0.534cm" svg:y="6.134cm">
          <draw:plugin xlink:href="../sorting_anims/scripts/bubble_sort.mpg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2.767cm" svg:height="9.575cm" svg:x="4.411cm" svg:y="2.794cm" draw:page-number="2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0" draw:style-name="dp3" draw:master-page-name="CSS2008OpenOffice" presentation:presentation-page-layout-name="AL2T1">
        <office:forms form:automatic-focus="false" form:apply-design-mode="false"/>
        <draw:frame presentation:style-name="pr1" draw:text-style-name="P1" draw:layer="layout" svg:width="23.911cm" svg:height="3.104cm" svg:x="4.088cm" svg:y="1.012cm" presentation:class="title">
          <draw:text-box>
            <text:p text:style-name="P1">Sorting – Bubble Sort</text:p>
          </draw:text-box>
        </draw:frame>
        <draw:frame presentation:style-name="pr7" draw:text-style-name="P5" draw:layer="layout" svg:width="23.911cm" svg:height="14.99cm" svg:x="2.058cm" svg:y="4.442cm" presentation:class="outline" presentation:user-transformed="true">
          <draw:text-box>
            <text:list text:style-name="L2">
              <text:list-item>
                <text:p text:style-name="P5">“The bubble sort seems to have nothing to recommend it, except a catchy name and the fact that it leads to some interesting theoretical problems.” -- Donald Knuth</text:p>
              </text:list-item>
            </text:list>
            <text:list text:style-name="L2">
              <text:list-item>
                <text:p text:style-name="P5"><text:span text:style-name="T12">O(n</text:span><text:span text:style-name="T14">2</text:span><text:span text:style-name="T12">)</text:span><text:span text:style-name="T15"> - Requires n scans of the array of size n.</text:span></text:p>
              </text:list-item>
            </text:list>
            <text:list text:style-name="L2">
              <text:list-item>
                <text:p text:style-name="P5"><text:span text:style-name="T15">High values move right quickly, but low values move left slowly.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5">Hares and Tortois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1" draw:style-name="dp3" draw:master-page-name="CSS2008OpenOffice" presentation:presentation-page-layout-name="AL2T1">
        <office:forms form:automatic-focus="false" form:apply-design-mode="false"/>
        <draw:frame draw:style-name="standard" draw:layer="layout" svg:width="27.083cm" svg:height="7.041cm" svg:x="0.449cm" svg:y="12.047cm">
          <draw:plugin xlink:href="../sorting_anims/scripts/cocktail_sort.mpg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presentation:style-name="CSS2008OpenOffice-title" draw:layer="layout" svg:width="23.911cm" svg:height="2.593cm" svg:x="4.088cm" svg:y="1.267cm" presentation:class="title">
          <draw:text-box>
            <text:p text:style-name="P1">Sorting – Cocktail Sort</text:p>
          </draw:text-box>
        </draw:frame>
        <draw:frame presentation:style-name="pr7" draw:text-style-name="P19" draw:layer="layout" svg:width="23.911cm" svg:height="14.626cm" svg:x="2.058cm" svg:y="4.442cm" presentation:class="outline">
          <draw:text-box>
            <text:list text:style-name="L2">
              <text:list-item>
                <text:p text:style-name="P19">Attempt to solve the “Hares and Tortoises” problem of Bubble Sort.</text:p>
              </text:list-item>
            </text:list>
            <text:list text:style-name="L2">
              <text:list-item>
                <text:p text:style-name="P19">Scan in both directions, instead of just left to right.</text:p>
              </text:list-item>
            </text:list>
            <text:list text:style-name="L2">
              <text:list-item>
                <text:p text:style-name="P19">Still <text:span text:style-name="T12">O(n</text:span><text:span text:style-name="T14">2</text:span><text:span text:style-name="T12">)</text:span><text:span text:style-name="T15">.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2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Sorting – Selection Sort</text:p>
          </draw:text-box>
        </draw:frame>
        <draw:frame presentation:style-name="pr7" draw:text-style-name="P5" draw:layer="layout" svg:width="23.911cm" svg:height="15.528cm" svg:x="2.058cm" svg:y="4.442cm" presentation:class="outline" presentation:user-transformed="true">
          <draw:text-box>
            <text:list text:style-name="L2">
              <text:list-item>
                <text:p text:style-name="P5">Lowest values are selected, and swapped into place.</text:p>
              </text:list-item>
            </text:list>
            <text:list text:style-name="L3">
              <text:list-item>
                <text:p text:style-name="P13"><text:span text:style-name="T24">private static void selectionSort(int a[]) {</text:span></text:p>
              </text:list-item>
            </text:list>
            <text:list text:style-name="L3">
              <text:list-item>
                <text:p text:style-name="P13"><text:span text:style-name="T24"><text:s/></text:span><text:span text:style-name="T24"><text:tab/></text:span><text:span text:style-name="T24">for (int i = 0; i &lt; a.length - 1; i++) {</text:span></text:p>
              </text:list-item>
            </text:list>
            <text:list text:style-name="L3">
              <text:list-item>
                <text:p text:style-name="P13"><text:span text:style-name="T24"><text:s/></text:span><text:span text:style-name="T24"><text:tab/></text:span><text:span text:style-name="T24"><text:tab/></text:span><text:span text:style-name="T24">int minPos = i;</text:span></text:p>
              </text:list-item>
            </text:list>
            <text:list text:style-name="L3">
              <text:list-item>
                <text:p text:style-name="P13"><text:span text:style-name="T24"><text:s/></text:span><text:span text:style-name="T24"><text:tab/></text:span><text:span text:style-name="T24"><text:tab/></text:span><text:span text:style-name="T24">for (int j = i + 1; j &lt; a.length; j++) {</text:span></text:p>
              </text:list-item>
            </text:list>
            <text:list text:style-name="L3">
              <text:list-item>
                <text:p text:style-name="P13"><text:span text:style-name="T24"><text:s/></text:span><text:span text:style-name="T24"><text:tab/></text:span><text:span text:style-name="T24"><text:tab/></text:span><text:span text:style-name="T24"><text:tab/></text:span><text:span text:style-name="T24">if (a[j] &lt; a[minPos]) {</text:span></text:p>
              </text:list-item>
            </text:list>
            <text:list text:style-name="L3">
              <text:list-item>
                <text:p text:style-name="P13"><text:span text:style-name="T24"><text:s/></text:span><text:span text:style-name="T24"><text:tab/></text:span><text:span text:style-name="T24"><text:tab/></text:span><text:span text:style-name="T24"><text:tab/></text:span><text:span text:style-name="T24"><text:tab/></text:span><text:span text:style-name="T24">minPos = j;</text:span></text:p>
              </text:list-item>
            </text:list>
            <text:list text:style-name="L3">
              <text:list-item>
                <text:p text:style-name="P13"><text:span text:style-name="T24"><text:s/></text:span><text:span text:style-name="T24"><text:tab/></text:span><text:span text:style-name="T24"><text:tab/></text:span><text:span text:style-name="T24"><text:tab/></text:span><text:span text:style-name="T24">}</text:span></text:p>
              </text:list-item>
            </text:list>
            <text:list text:style-name="L3">
              <text:list-item>
                <text:p text:style-name="P13"><text:span text:style-name="T24"><text:s/></text:span><text:span text:style-name="T24"><text:tab/></text:span><text:span text:style-name="T24"><text:tab/></text:span><text:span text:style-name="T24">}</text:span></text:p>
              </text:list-item>
            </text:list>
            <text:list text:style-name="L3">
              <text:list-item>
                <text:p text:style-name="P13"><text:span text:style-name="T24"><text:s/></text:span><text:span text:style-name="T24"><text:tab/></text:span><text:span text:style-name="T24"><text:tab/></text:span><text:span text:style-name="T24">int swap = a[minPos];</text:span></text:p>
              </text:list-item>
            </text:list>
            <text:list text:style-name="L3">
              <text:list-item>
                <text:p text:style-name="P13"><text:span text:style-name="T24"><text:s/></text:span><text:span text:style-name="T24"><text:tab/></text:span><text:span text:style-name="T24"><text:tab/></text:span><text:span text:style-name="T24">a[minPos] = a[i];</text:span></text:p>
              </text:list-item>
            </text:list>
            <text:list text:style-name="L3">
              <text:list-item>
                <text:p text:style-name="P13"><text:span text:style-name="T24"><text:s/></text:span><text:span text:style-name="T24"><text:tab/></text:span><text:span text:style-name="T24"><text:tab/></text:span><text:span text:style-name="T24">a[i] = swap;</text:span></text:p>
              </text:list-item>
            </text:list>
            <text:list text:style-name="L3">
              <text:list-item>
                <text:p text:style-name="P13"><text:span text:style-name="T24"><text:s/></text:span><text:span text:style-name="T24"><text:tab/></text:span><text:span text:style-name="T24">}</text:span></text:p>
              </text:list-item>
            </text:list>
            <text:list text:style-name="L3">
              <text:list-item>
                <text:p text:style-name="P13"><text:span text:style-name="T24">}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3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Sorting – Selection Sort</text:p>
          </draw:text-box>
        </draw:frame>
        <draw:frame presentation:style-name="pr7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Usually faster than bubble sort.</text:p>
              </text:list-item>
            </text:list>
            <text:list text:style-name="L2">
              <text:list-item>
                <text:p text:style-name="P5">Performs <text:span text:style-name="T12">O(n</text:span><text:span text:style-name="T14">2</text:span><text:span text:style-name="T12">)</text:span> comparisons, but only <text:span text:style-name="T12">O(n)</text:span> swaps.</text:p>
              </text:list-item>
            </text:list>
          </draw:text-box>
        </draw:frame>
        <draw:frame draw:style-name="standard" draw:layer="layout" svg:width="26.859cm" svg:height="11.28cm" svg:x="0.598cm" svg:y="9.113cm">
          <draw:plugin xlink:href="../sorting_anims/scripts/selection_sort.mpg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2.767cm" svg:height="9.575cm" svg:x="4.411cm" svg:y="2.794cm" draw:page-number="3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4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Sorting – Insertion Sort</text:p>
          </draw:text-box>
        </draw:frame>
        <draw:frame presentation:style-name="pr7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Values are inserted leftwards into the sorted values</text:p>
              </text:list-item>
            </text:list>
            <text:list text:style-name="L3">
              <text:list-item>
                <text:p text:style-name="P13"><text:span text:style-name="T13">private static void insertionSort(int a[]) {</text:span></text:p>
              </text:list-item>
            </text:list>
            <text:list text:style-name="L3">
              <text:list-item>
                <text:p text:style-name="P13"><text:span text:style-name="T13"><text:s/></text:span><text:span text:style-name="T13"><text:tab/></text:span><text:span text:style-name="T13">for (int i = 1; i &lt; a.length; i++) {</text:span></text:p>
              </text:list-item>
            </text:list>
            <text:list text:style-name="L3">
              <text:list-item>
                <text:p text:style-name="P13"><text:span text:style-name="T13"><text:s/></text:span><text:span text:style-name="T13"><text:tab/></text:span><text:span text:style-name="T13"><text:tab/></text:span><text:span text:style-name="T13">int swap = a[i];</text:span></text:p>
              </text:list-item>
            </text:list>
            <text:list text:style-name="L3">
              <text:list-item>
                <text:p text:style-name="P13"><text:span text:style-name="T13"><text:s/></text:span><text:span text:style-name="T13"><text:tab/></text:span><text:span text:style-name="T13"><text:tab/></text:span><text:span text:style-name="T13">int j = i - 1;</text:span></text:p>
              </text:list-item>
            </text:list>
            <text:list text:style-name="L3">
              <text:list-item>
                <text:p text:style-name="P13"><text:span text:style-name="T13"><text:s/></text:span><text:span text:style-name="T13"><text:tab/></text:span><text:span text:style-name="T13"><text:tab/></text:span><text:span text:style-name="T13">while (j &gt;= 0 &amp;&amp; a[j] &gt; swap) {</text:span></text:p>
              </text:list-item>
            </text:list>
            <text:list text:style-name="L3">
              <text:list-item>
                <text:p text:style-name="P13"><text:span text:style-name="T13"><text:s/></text:span><text:span text:style-name="T13"><text:tab/></text:span><text:span text:style-name="T13"><text:tab/></text:span><text:span text:style-name="T13"><text:tab/></text:span><text:span text:style-name="T13">a[j + 1] = a[j];</text:span></text:p>
              </text:list-item>
            </text:list>
            <text:list text:style-name="L3">
              <text:list-item>
                <text:p text:style-name="P13"><text:span text:style-name="T13"><text:s/></text:span><text:span text:style-name="T13"><text:tab/></text:span><text:span text:style-name="T13"><text:tab/></text:span><text:span text:style-name="T13"><text:tab/></text:span><text:span text:style-name="T13">j--;</text:span></text:p>
              </text:list-item>
            </text:list>
            <text:list text:style-name="L3">
              <text:list-item>
                <text:p text:style-name="P13"><text:span text:style-name="T13"><text:s/></text:span><text:span text:style-name="T13"><text:tab/></text:span><text:span text:style-name="T13"><text:tab/></text:span><text:span text:style-name="T13">}</text:span></text:p>
              </text:list-item>
            </text:list>
            <text:list text:style-name="L3">
              <text:list-item>
                <text:p text:style-name="P13"><text:span text:style-name="T13"><text:s/></text:span><text:span text:style-name="T13"><text:tab/></text:span><text:span text:style-name="T13"><text:tab/></text:span><text:span text:style-name="T13">a[j + 1] = swap;</text:span></text:p>
              </text:list-item>
            </text:list>
            <text:list text:style-name="L3">
              <text:list-item>
                <text:p text:style-name="P13"><text:span text:style-name="T13"><text:s/></text:span><text:span text:style-name="T13"><text:tab/></text:span><text:span text:style-name="T13">}</text:span></text:p>
              </text:list-item>
            </text:list>
            <text:list text:style-name="L3">
              <text:list-item>
                <text:p text:style-name="P13"><text:span text:style-name="T13">}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5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Sorting – Insertion Sort</text:p>
          </draw:text-box>
        </draw:frame>
        <draw:frame presentation:style-name="pr7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Usually the fastest sort for 70 items or fewer.</text:p>
              </text:list-item>
            </text:list>
            <text:list text:style-name="L2">
              <text:list-item>
                <text:p text:style-name="P5">Still <text:span text:style-name="T12">O(n</text:span><text:span text:style-name="T14">2</text:span><text:span text:style-name="T12">)</text:span>.</text:p>
              </text:list-item>
            </text:list>
          </draw:text-box>
        </draw:frame>
        <draw:frame draw:style-name="standard" draw:layer="layout" svg:width="26.808cm" svg:height="8.041cm" svg:x="0.624cm" svg:y="9.074cm">
          <draw:plugin xlink:href="../sorting_anims/scripts/insertion_sort.mpg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2.767cm" svg:height="9.575cm" svg:x="4.411cm" svg:y="2.794cm" draw:page-number="3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6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Sorting – Heap Sort</text:p>
          </draw:text-box>
        </draw:frame>
        <draw:frame presentation:style-name="pr7" draw:text-style-name="P5" draw:layer="layout" svg:width="23.911cm" svg:height="14.644cm" svg:x="2.058cm" svg:y="4.442cm" presentation:class="outline" presentation:user-transformed="true">
          <draw:text-box>
            <text:list text:style-name="L2">
              <text:list-item>
                <text:p text:style-name="P5">Heap Sort is a variation of Selection Sort, but achieves <text:span text:style-name="T12">O(nlog(n))</text:span> complexity by using a <text:span text:style-name="T23">heap</text:span>.</text:p>
              </text:list-item>
            </text:list>
            <text:list text:style-name="L2">
              <text:list-item>
                <text:list>
                  <text:list-item>
                    <text:p text:style-name="P6">A heap is a balanced tree structure where the highest element is always at the top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e sort is performed in two stages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Firstly, turn the array into a heap. <text:span text:style-name="T12">O(nlog(n)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Then repeatedly (<text:span text:style-name="T12">O(n)</text:span> times):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select the element at the top of the tree. <text:span text:style-name="T12">O(1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swap it into position. <text:span text:style-name="T12">O(1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fix up the heap. <text:span text:style-name="T12">O(log(n)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7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Sorting – Heap Sort</text:p>
          </draw:text-box>
        </draw:frame>
        <draw:frame presentation:style-name="pr7" draw:text-style-name="P5" draw:layer="layout" svg:width="23.911cm" svg:height="15.417cm" svg:x="2.058cm" svg:y="4.442cm" presentation:class="outline" presentation:user-transformed="true">
          <draw:text-box>
            <text:list text:style-name="L2">
              <text:list-item>
                <text:p text:style-name="P5">A heap can be represented in an array.</text:p>
              </text:list-item>
            </text:list>
            <text:list text:style-name="L2">
              <text:list-item>
                <text:p text:style-name="P5">It is always a balanced tree.</text:p>
              </text:list-item>
            </text:list>
            <text:list text:style-name="L2">
              <text:list-item>
                <text:p text:style-name="P5">Each node is greater than the two nodes below it in the tree.</text:p>
              </text:list-item>
            </text:list>
            <text:list text:style-name="L2">
              <text:list-item>
                <text:list>
                  <text:list-item>
                    <text:p text:style-name="P6">The “Heap Invariant”.</text:p>
                  </text:list-item>
                </text:list>
              </text:list-item>
            </text:list>
            <text:list text:style-name="L2">
              <text:list-item>
                <text:p text:style-name="P5">Then, swap the top node<text:line-break/>with the last node.</text:p>
              </text:list-item>
            </text:list>
            <text:list text:style-name="L2">
              <text:list-item>
                <text:list>
                  <text:list-item>
                    <text:p text:style-name="P6">The last node is then part<text:line-break/>of the “sorted” portion of<text:line-break/>the array.</text:p>
                  </text:list-item>
                </text:list>
              </text:list-item>
            </text:list>
          </draw:text-box>
        </draw:frame>
        <draw:g>
          <draw:custom-shape draw:style-name="gr3" draw:text-style-name="P11" draw:id="id17" draw:layer="layout" svg:width="1.732cm" svg:height="1.732cm" svg:x="21.646cm" svg:y="10.356cm">
            <text:p text:style-name="P10">9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11" draw:id="id19" draw:layer="layout" svg:width="1.732cm" svg:height="1.732cm" svg:x="23.468cm" svg:y="13.762cm">
            <text:p text:style-name="P10">7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11" draw:id="id18" draw:layer="layout" svg:width="1.732cm" svg:height="1.732cm" svg:x="19.735cm" svg:y="13.73cm">
            <text:p text:style-name="P10">4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11" draw:id="id20" draw:layer="layout" svg:width="1.732cm" svg:height="1.732cm" svg:x="17.764cm" svg:y="17.524cm">
            <text:p text:style-name="P10">1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11" draw:id="id21" draw:layer="layout" svg:width="1.732cm" svg:height="1.732cm" svg:x="20.302cm" svg:y="17.553cm">
            <text:p text:style-name="P10">3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11" draw:id="id22" draw:layer="layout" svg:width="1.732cm" svg:height="1.732cm" svg:x="25.2cm" svg:y="17.583cm">
            <text:p text:style-name="P10">5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4" draw:text-style-name="P11" draw:layer="layout" draw:type="line" svg:x1="22.511cm" svg:y1="12.088cm" svg:x2="20.6cm" svg:y2="13.73cm" draw:start-shape="id17" draw:start-glue-point="8" draw:end-shape="id18" draw:end-glue-point="4" svg:d="m22511 12088-1911 1642">
            <text:p text:style-name="P1"/>
          </draw:connector>
          <draw:connector draw:style-name="gr4" draw:text-style-name="P11" draw:layer="layout" draw:type="line" svg:x1="22.511cm" svg:y1="12.088cm" svg:x2="24.333cm" svg:y2="13.762cm" draw:start-shape="id17" draw:start-glue-point="8" draw:end-shape="id19" draw:end-glue-point="4" svg:d="m22511 12088 1822 1674">
            <text:p text:style-name="P1"/>
          </draw:connector>
          <draw:connector draw:style-name="gr4" draw:text-style-name="P11" draw:layer="layout" draw:type="line" svg:x1="20.6cm" svg:y1="15.462cm" svg:x2="18.629cm" svg:y2="17.524cm" draw:start-shape="id18" draw:start-glue-point="8" draw:end-shape="id20" draw:end-glue-point="4" svg:d="m20600 15462-1971 2062">
            <text:p text:style-name="P1"/>
          </draw:connector>
          <draw:connector draw:style-name="gr4" draw:text-style-name="P11" draw:layer="layout" draw:type="line" svg:x1="20.6cm" svg:y1="15.462cm" svg:x2="21.167cm" svg:y2="17.553cm" draw:start-shape="id18" draw:start-glue-point="8" draw:end-shape="id21" draw:end-glue-point="4" svg:d="m20600 15462 567 2091">
            <text:p text:style-name="P1"/>
          </draw:connector>
          <draw:connector draw:style-name="gr4" draw:text-style-name="P11" draw:layer="layout" draw:type="line" svg:x1="24.333cm" svg:y1="15.494cm" svg:x2="26.065cm" svg:y2="17.583cm" draw:start-shape="id19" draw:start-glue-point="8" draw:end-shape="id22" draw:end-glue-point="4" svg:d="m24333 15494 1732 2089">
            <text:p text:style-name="P1"/>
          </draw:connector>
          <draw:custom-shape draw:style-name="gr3" draw:text-style-name="P11" draw:id="id23" draw:layer="layout" svg:width="1.732cm" svg:height="1.732cm" svg:x="22.692cm" svg:y="17.584cm">
            <text:p text:style-name="P10">6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4" draw:text-style-name="P11" draw:layer="layout" draw:type="line" svg:x1="24.333cm" svg:y1="15.494cm" svg:x2="23.557cm" svg:y2="17.584cm" draw:start-shape="id19" draw:start-glue-point="8" draw:end-shape="id23" draw:end-glue-point="4" svg:d="m24333 15494-776 2090">
            <text:p text:style-name="P1"/>
          </draw:connector>
        </draw:g>
        <presentation:notes draw:style-name="dp2">
          <draw:page-thumbnail draw:style-name="gr1" draw:layer="layout" svg:width="12.767cm" svg:height="9.575cm" svg:x="4.411cm" svg:y="2.794cm" draw:page-number="3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8" draw:style-name="dp3" draw:master-page-name="CSS2008OpenOffice" presentation:presentation-page-layout-name="AL3T19">
        <office:forms form:automatic-focus="false" form:apply-design-mode="false"/>
        <draw:frame presentation:style-name="pr1" draw:text-style-name="P1" draw:layer="layout" svg:width="23.911cm" svg:height="3.104cm" svg:x="4.088cm" svg:y="1.012cm" presentation:class="title">
          <draw:text-box>
            <text:p text:style-name="P1">Sorting – Heap Sort</text:p>
          </draw:text-box>
        </draw:frame>
        <draw:frame draw:style-name="standard" draw:layer="layout" svg:width="22.075cm" svg:height="16.336cm" svg:x="3.166cm" svg:y="3.938cm">
          <draw:plugin xlink:href="../sorting_anims/scripts/heap_sort.mpg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2.767cm" svg:height="9.575cm" svg:x="4.411cm" svg:y="2.794cm" draw:page-number="3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9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Sorting – Shell Sort</text:p>
          </draw:text-box>
        </draw:frame>
        <draw:frame presentation:style-name="pr7" draw:text-style-name="P5" draw:layer="layout" svg:width="23.911cm" svg:height="15.793cm" svg:x="2.058cm" svg:y="4.442cm" presentation:class="outline" presentation:user-transformed="true">
          <draw:text-box>
            <text:list text:style-name="L2">
              <text:list-item>
                <text:p text:style-name="P5">Variation on Insertion Sort, invented by Donald Shell in 1959, but achieves <text:span text:style-name="T12">O(nlog(n))</text:span> complexity by sorting with different strides.</text:p>
              </text:list-item>
            </text:list>
            <text:list text:style-name="L2">
              <text:list-item>
                <text:list>
                  <text:list-item>
                    <text:p text:style-name="P6">Insertion sort only moves an element by one place each time.</text:p>
                  </text:list-item>
                </text:list>
              </text:list-item>
            </text:list>
            <text:list text:style-name="L2">
              <text:list-item>
                <text:p text:style-name="P5">Rearrange the array into “x” columns, and sort each column with insertion-sort, then reduce x and repeat.</text:p>
              </text:list-item>
            </text:list>
            <text:list text:style-name="L2">
              <text:list-item>
                <text:list>
                  <text:list-item>
                    <text:p text:style-name="P6">The best known sequence of x is 1750, 701, 301, 132, 57, 23, 10, 4, 1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0" draw:style-name="dp3" draw:master-page-name="CSS2008OpenOffice" presentation:presentation-page-layout-name="AL3T19">
        <office:forms form:automatic-focus="false" form:apply-design-mode="false"/>
        <draw:frame presentation:style-name="pr1" draw:text-style-name="P1" draw:layer="layout" svg:width="23.911cm" svg:height="3.104cm" svg:x="4.088cm" svg:y="1.012cm" presentation:class="title">
          <draw:text-box>
            <text:p text:style-name="P1">Sorting – Shell Sort</text:p>
          </draw:text-box>
        </draw:frame>
        <draw:frame draw:style-name="standard" draw:layer="layout" svg:width="22.021cm" svg:height="16.295cm" svg:x="3.167cm" svg:y="3.938cm">
          <draw:plugin xlink:href="../sorting_anims/scripts/shell3_2_sort.mpg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2.767cm" svg:height="9.575cm" svg:x="4.411cm" svg:y="2.794cm" draw:page-number="4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1" draw:style-name="dp3" draw:master-page-name="CSS2008OpenOffice" presentation:presentation-page-layout-name="AL2T1">
        <office:forms form:automatic-focus="false" form:apply-design-mode="false"/>
        <draw:frame presentation:style-name="pr1" draw:text-style-name="P1" draw:layer="layout" svg:width="23.911cm" svg:height="3.104cm" svg:x="4.088cm" svg:y="1.012cm" presentation:class="title">
          <draw:text-box>
            <text:p text:style-name="P1">Sorting – Quicksort</text:p>
          </draw:text-box>
        </draw:frame>
        <draw:frame presentation:style-name="pr7" draw:text-style-name="P5" draw:layer="layout" svg:width="23.911cm" svg:height="14.715cm" svg:x="2.058cm" svg:y="4.442cm" presentation:class="outline">
          <draw:text-box>
            <text:list text:style-name="L2">
              <text:list-item>
                <text:p text:style-name="P5">Developed by C.A.R. Hoare in 1960.</text:p>
              </text:list-item>
            </text:list>
            <text:list text:style-name="L2">
              <text:list-item>
                <text:p text:style-name="P5">The most commonly used sorting algorithm nowadays.</text:p>
              </text:list-item>
            </text:list>
            <text:list text:style-name="L2">
              <text:list-item>
                <text:p text:style-name="P5">Is <text:span text:style-name="T12">O(nlog(n))</text:span>, but has a worst-case scenario of <text:span text:style-name="T12">O(n</text:span><text:span text:style-name="T14">2</text:span><text:span text:style-name="T12">)</text:span>.</text:p>
              </text:list-item>
            </text:list>
            <text:list text:style-name="L2">
              <text:list-item>
                <text:list>
                  <text:list-item>
                    <text:p text:style-name="P6">It is possible to make the worst-case scenario “unlikely”, but for real-time or security applications, a different algorithm should be used.</text:p>
                  </text:list-item>
                </text:list>
              </text:list-item>
            </text:list>
            <text:list text:style-name="L2">
              <text:list-item>
                <text:p text:style-name="P5">Not a stable sort algorithm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2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Sorting – Quicksort</text:p>
          </draw:text-box>
        </draw:frame>
        <draw:frame presentation:style-name="pr7" draw:text-style-name="P5" draw:layer="layout" svg:width="24.103cm" svg:height="14.626cm" svg:x="2.058cm" svg:y="4.442cm" presentation:class="outline" presentation:user-transformed="true">
          <draw:text-box>
            <text:list text:style-name="L2">
              <text:list-item>
                <text:p text:style-name="P5">To sort an array:</text:p>
              </text:list-item>
            </text:list>
            <text:list text:style-name="L2">
              <text:list-item>
                <text:list>
                  <text:list-item>
                    <text:p text:style-name="P6">Pick one of the values, to use as a “pivot”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arrange the array so that all values lower than the pivot are to its left, and all values higher are to its right.<text:line-break/><text:line-break/><text:line-break/><text:line-break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en sort each side by recursing.</text:p>
                  </text:list-item>
                </text:list>
              </text:list-item>
            </text:list>
          </draw:text-box>
        </draw:frame>
        <draw:frame draw:style-name="gr13" draw:text-style-name="P10" draw:layer="layout" svg:width="1.5cm" svg:height="1.1cm" svg:x="6.7cm" svg:y="12.1cm">
          <draw:text-box>
            <text:p text:style-name="P10">5</text:p>
          </draw:text-box>
        </draw:frame>
        <draw:frame draw:style-name="gr14" draw:text-style-name="P10" draw:layer="layout" svg:width="1.5cm" svg:height="1.1cm" svg:x="8.2cm" svg:y="12.1cm">
          <draw:text-box>
            <text:p text:style-name="P10">2</text:p>
          </draw:text-box>
        </draw:frame>
        <draw:frame draw:style-name="gr14" draw:text-style-name="P10" draw:layer="layout" svg:width="1.5cm" svg:height="1.1cm" svg:x="9.7cm" svg:y="12.1cm">
          <draw:text-box>
            <text:p text:style-name="P10">9</text:p>
          </draw:text-box>
        </draw:frame>
        <draw:frame draw:style-name="gr14" draw:text-style-name="P10" draw:layer="layout" svg:width="1.5cm" svg:height="1.1cm" svg:x="11.2cm" svg:y="12.1cm">
          <draw:text-box>
            <text:p text:style-name="P10">4</text:p>
          </draw:text-box>
        </draw:frame>
        <draw:frame draw:style-name="gr14" draw:text-style-name="P10" draw:layer="layout" svg:width="1.5cm" svg:height="1.1cm" svg:x="12.7cm" svg:y="12.1cm">
          <draw:text-box>
            <text:p text:style-name="P10">1</text:p>
          </draw:text-box>
        </draw:frame>
        <draw:frame draw:style-name="gr14" draw:text-style-name="P10" draw:layer="layout" svg:width="1.5cm" svg:height="1.1cm" svg:x="14.2cm" svg:y="12.1cm">
          <draw:text-box>
            <text:p text:style-name="P10">6</text:p>
          </draw:text-box>
        </draw:frame>
        <draw:frame draw:style-name="gr14" draw:text-style-name="P10" draw:layer="layout" svg:width="1.5cm" svg:height="1.1cm" svg:x="15.7cm" svg:y="12.1cm">
          <draw:text-box>
            <text:p text:style-name="P10">8</text:p>
          </draw:text-box>
        </draw:frame>
        <draw:frame draw:style-name="gr14" draw:text-style-name="P10" draw:layer="layout" svg:width="1.5cm" svg:height="1.1cm" svg:x="17.2cm" svg:y="12.1cm">
          <draw:text-box>
            <text:p text:style-name="P10">0</text:p>
          </draw:text-box>
        </draw:frame>
        <draw:frame draw:style-name="gr14" draw:text-style-name="P10" draw:layer="layout" svg:width="1.5cm" svg:height="1.1cm" svg:x="18.7cm" svg:y="12.1cm">
          <draw:text-box>
            <text:p text:style-name="P10">3</text:p>
          </draw:text-box>
        </draw:frame>
        <draw:frame draw:style-name="gr14" draw:text-style-name="P10" draw:layer="layout" svg:width="1.5cm" svg:height="1.1cm" svg:x="20.2cm" svg:y="12.1cm">
          <draw:text-box>
            <text:p text:style-name="P10">7</text:p>
          </draw:text-box>
        </draw:frame>
        <draw:frame draw:style-name="gr14" draw:text-style-name="P10" draw:layer="layout" svg:width="1.5cm" svg:height="1.1cm" svg:x="6.7cm" svg:y="15.2cm">
          <draw:text-box>
            <text:p text:style-name="P10">0</text:p>
          </draw:text-box>
        </draw:frame>
        <draw:frame draw:style-name="gr14" draw:text-style-name="P10" draw:layer="layout" svg:width="1.5cm" svg:height="1.1cm" svg:x="8.2cm" svg:y="15.2cm">
          <draw:text-box>
            <text:p text:style-name="P10">2</text:p>
          </draw:text-box>
        </draw:frame>
        <draw:frame draw:style-name="gr14" draw:text-style-name="P10" draw:layer="layout" svg:width="1.5cm" svg:height="1.1cm" svg:x="9.7cm" svg:y="15.2cm">
          <draw:text-box>
            <text:p text:style-name="P10">3</text:p>
          </draw:text-box>
        </draw:frame>
        <draw:frame draw:style-name="gr14" draw:text-style-name="P10" draw:layer="layout" svg:width="1.5cm" svg:height="1.1cm" svg:x="11.2cm" svg:y="15.2cm">
          <draw:text-box>
            <text:p text:style-name="P10">4</text:p>
          </draw:text-box>
        </draw:frame>
        <draw:frame draw:style-name="gr14" draw:text-style-name="P10" draw:layer="layout" svg:width="1.5cm" svg:height="1.1cm" svg:x="12.7cm" svg:y="15.2cm">
          <draw:text-box>
            <text:p text:style-name="P10">1</text:p>
          </draw:text-box>
        </draw:frame>
        <draw:frame draw:style-name="gr13" draw:text-style-name="P10" draw:layer="layout" svg:width="1.5cm" svg:height="1.1cm" svg:x="14.2cm" svg:y="15.2cm">
          <draw:text-box>
            <text:p text:style-name="P10">5</text:p>
          </draw:text-box>
        </draw:frame>
        <draw:frame draw:style-name="gr14" draw:text-style-name="P10" draw:layer="layout" svg:width="1.5cm" svg:height="1.1cm" svg:x="15.7cm" svg:y="15.2cm">
          <draw:text-box>
            <text:p text:style-name="P10">8</text:p>
          </draw:text-box>
        </draw:frame>
        <draw:frame draw:style-name="gr14" draw:text-style-name="P10" draw:layer="layout" svg:width="1.5cm" svg:height="1.1cm" svg:x="17.2cm" svg:y="15.2cm">
          <draw:text-box>
            <text:p text:style-name="P10">6</text:p>
          </draw:text-box>
        </draw:frame>
        <draw:frame draw:style-name="gr14" draw:text-style-name="P10" draw:layer="layout" svg:width="1.5cm" svg:height="1.1cm" svg:x="18.7cm" svg:y="15.2cm">
          <draw:text-box>
            <text:p text:style-name="P10">9</text:p>
          </draw:text-box>
        </draw:frame>
        <draw:frame draw:style-name="gr14" draw:text-style-name="P10" draw:layer="layout" svg:width="1.5cm" svg:height="1.1cm" svg:x="20.2cm" svg:y="15.2cm">
          <draw:text-box>
            <text:p text:style-name="P10">7</text:p>
          </draw:text-box>
        </draw:frame>
        <draw:line draw:style-name="gr15" draw:text-style-name="P11" draw:layer="layout" svg:x1="14.95cm" svg:y1="13.37cm" svg:x2="14.952cm" svg:y2="14.891cm">
          <text:p text:style-name="P1"/>
        </draw:line>
        <draw:custom-shape draw:style-name="gr16" draw:text-style-name="P11" draw:id="id24" draw:layer="layout" svg:width="1cm" svg:height="0.72cm" svg:x="6.2cm" svg:y="15cm"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11" draw:id="id25" draw:layer="layout" svg:width="1cm" svg:height="0.72cm" svg:x="13.7cm" svg:y="15cm">
          <text:p text:style-name="P1"/>
          <draw:enhanced-geometry svg:viewBox="0 0 21600 21600" draw:type="rectangle" draw:enhanced-path="M 0 0 L 21600 0 21600 21600 0 21600 0 0 Z N"/>
        </draw:custom-shape>
        <draw:connector draw:style-name="gr17" draw:text-style-name="P11" draw:layer="layout" svg:x1="6.7cm" svg:y1="15cm" svg:x2="14.2cm" svg:y2="15cm" draw:start-shape="id24" draw:start-glue-point="0" draw:end-shape="id25" draw:end-glue-point="0" svg:d="m6700 15000v-500h7500v500">
          <text:p text:style-name="P1"/>
        </draw:connector>
        <draw:custom-shape draw:style-name="gr16" draw:text-style-name="P11" draw:id="id26" draw:layer="layout" svg:width="1cm" svg:height="0.72cm" svg:x="15.2cm" svg:y="15cm"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11" draw:id="id27" draw:layer="layout" svg:width="1cm" svg:height="0.72cm" svg:x="21.2cm" svg:y="15cm">
          <text:p text:style-name="P1"/>
          <draw:enhanced-geometry svg:viewBox="0 0 21600 21600" draw:type="rectangle" draw:enhanced-path="M 0 0 L 21600 0 21600 21600 0 21600 0 0 Z N"/>
        </draw:custom-shape>
        <draw:connector draw:style-name="gr17" draw:text-style-name="P11" draw:layer="layout" svg:x1="15.7cm" svg:y1="15cm" svg:x2="21.7cm" svg:y2="15cm" draw:start-shape="id26" draw:start-glue-point="0" draw:end-shape="id27" draw:end-glue-point="0" svg:d="m15700 15000v-500h6000v500">
          <text:p text:style-name="P1"/>
        </draw:connector>
        <presentation:notes draw:style-name="dp2">
          <draw:page-thumbnail draw:style-name="gr1" draw:layer="layout" svg:width="12.767cm" svg:height="9.575cm" svg:x="4.411cm" svg:y="2.794cm" draw:page-number="4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3" draw:style-name="dp3" draw:master-page-name="CSS2008OpenOffice" presentation:presentation-page-layout-name="AL3T19">
        <office:forms form:automatic-focus="false" form:apply-design-mode="false"/>
        <draw:frame presentation:style-name="pr1" draw:text-style-name="P1" draw:layer="layout" svg:width="23.911cm" svg:height="3.104cm" svg:x="4.088cm" svg:y="1.012cm" presentation:class="title">
          <draw:text-box>
            <text:p text:style-name="P1">Sorting – Quicksort</text:p>
          </draw:text-box>
        </draw:frame>
        <draw:frame draw:style-name="standard" draw:layer="layout" svg:width="22.06cm" svg:height="16.324cm" svg:x="3.081cm" svg:y="3.928cm">
          <draw:plugin xlink:href="../sorting_anims/scripts/quicksort.mpg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2.767cm" svg:height="9.575cm" svg:x="4.411cm" svg:y="2.794cm" draw:page-number="4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4" draw:style-name="dp3" draw:master-page-name="CSS2008OpenOffice" presentation:presentation-page-layout-name="AL2T1">
        <office:forms form:automatic-focus="false" form:apply-design-mode="false"/>
        <draw:frame presentation:style-name="pr1" draw:text-style-name="P1" draw:layer="layout" svg:width="23.911cm" svg:height="3.104cm" svg:x="4.088cm" svg:y="1.012cm" presentation:class="title">
          <draw:text-box>
            <text:p text:style-name="P1">Sorting – Quicksort</text:p>
          </draw:text-box>
        </draw:frame>
        <draw:frame presentation:style-name="pr7" draw:text-style-name="P5" draw:layer="layout" svg:width="23.911cm" svg:height="15.13cm" svg:x="2.058cm" svg:y="4.442cm" presentation:class="outline" presentation:user-transformed="true">
          <draw:text-box>
            <text:list text:style-name="L2">
              <text:list-item>
                <text:p text:style-name="P5">There are two main problems:</text:p>
              </text:list-item>
            </text:list>
            <text:list text:style-name="L2">
              <text:list-item>
                <text:list>
                  <text:list-item>
                    <text:p text:style-name="P6">Choosing the pivot. The ideal pivot is one that will divide the values into two equal-sized group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What if the array is already sorted?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What to do with identical values. A variation creates three groups, placing all values equivalent to the pivot in the middle.</text:p>
                  </text:list-item>
                </text:list>
              </text:list-item>
            </text:list>
            <text:list text:style-name="L2">
              <text:list-item>
                <text:p text:style-name="P5">An optimisation is to sort small arrays with insertion sort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5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Sorting – Merge Sort</text:p>
          </draw:text-box>
        </draw:frame>
        <draw:frame presentation:style-name="pr7" draw:text-style-name="P5" draw:layer="layout" svg:width="25.473cm" svg:height="14.626cm" svg:x="2.058cm" svg:y="4.442cm" presentation:class="outline" presentation:user-transformed="true">
          <draw:text-box>
            <text:list text:style-name="L2">
              <text:list-item>
                <text:p text:style-name="P5">Invented by John von Neumann in 1945.</text:p>
              </text:list-item>
            </text:list>
            <text:list text:style-name="L2">
              <text:list-item>
                <text:p text:style-name="P5"><text:span text:style-name="T12">O(nlog(n))</text:span>, and has no worst-case scenario.</text:p>
              </text:list-item>
            </text:list>
            <text:list text:style-name="L2">
              <text:list-item>
                <text:p text:style-name="P5">It is a stable sort algorithm.</text:p>
              </text:list-item>
            </text:list>
            <text:list text:style-name="L2">
              <text:list-item>
                <text:p text:style-name="P5">Can be parallelised.</text:p>
              </text:list-item>
            </text:list>
            <text:list text:style-name="L2">
              <text:list-item>
                <text:p text:style-name="P5">Used for sorting data larger than memory.</text:p>
              </text:list-item>
            </text:list>
            <text:list text:style-name="L2">
              <text:list-item>
                <text:p text:style-name="P5">Slightly slower than Quicksort.</text:p>
              </text:list-item>
            </text:list>
            <text:list text:style-name="L2">
              <text:list-item>
                <text:p text:style-name="P5">Requires <text:span text:style-name="T12">O(n)</text:span> extra storage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6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Sorting – Merge Sort</text:p>
          </draw:text-box>
        </draw:frame>
        <draw:frame presentation:style-name="pr7" draw:text-style-name="P5" draw:layer="layout" svg:width="24.35cm" svg:height="14.626cm" svg:x="2.058cm" svg:y="4.442cm" presentation:class="outline" presentation:user-transformed="true">
          <draw:text-box>
            <text:list text:style-name="L2">
              <text:list-item>
                <text:p text:style-name="P5">To sort an array:</text:p>
              </text:list-item>
            </text:list>
            <text:list text:style-name="L2">
              <text:list-item>
                <text:list>
                  <text:list-item>
                    <text:p text:style-name="P6">Split the array in two, and sort both halv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erge the two halves together again.</text:p>
                  </text:list-item>
                </text:list>
              </text:list-item>
            </text:list>
          </draw:text-box>
        </draw:frame>
        <draw:frame draw:style-name="gr18" draw:text-style-name="P10" draw:layer="layout" svg:width="1.5cm" svg:height="1.1cm" svg:x="6.7cm" svg:y="9.7cm">
          <draw:text-box>
            <text:p text:style-name="P10">5</text:p>
          </draw:text-box>
        </draw:frame>
        <draw:frame draw:style-name="gr14" draw:text-style-name="P10" draw:layer="layout" svg:width="1.5cm" svg:height="1.1cm" svg:x="8.2cm" svg:y="9.7cm">
          <draw:text-box>
            <text:p text:style-name="P10">2</text:p>
          </draw:text-box>
        </draw:frame>
        <draw:frame draw:style-name="gr14" draw:text-style-name="P10" draw:layer="layout" svg:width="1.5cm" svg:height="1.1cm" svg:x="9.7cm" svg:y="9.7cm">
          <draw:text-box>
            <text:p text:style-name="P10">9</text:p>
          </draw:text-box>
        </draw:frame>
        <draw:frame draw:style-name="gr14" draw:text-style-name="P10" draw:layer="layout" svg:width="1.5cm" svg:height="1.1cm" svg:x="11.2cm" svg:y="9.7cm">
          <draw:text-box>
            <text:p text:style-name="P10">4</text:p>
          </draw:text-box>
        </draw:frame>
        <draw:frame draw:style-name="gr14" draw:text-style-name="P10" draw:layer="layout" svg:width="1.5cm" svg:height="1.1cm" svg:x="12.7cm" svg:y="9.7cm">
          <draw:text-box>
            <text:p text:style-name="P10">1</text:p>
          </draw:text-box>
        </draw:frame>
        <draw:frame draw:style-name="gr14" draw:text-style-name="P10" draw:layer="layout" svg:width="1.5cm" svg:height="1.1cm" svg:x="14.2cm" svg:y="9.7cm">
          <draw:text-box>
            <text:p text:style-name="P10">6</text:p>
          </draw:text-box>
        </draw:frame>
        <draw:frame draw:style-name="gr14" draw:text-style-name="P10" draw:layer="layout" svg:width="1.5cm" svg:height="1.1cm" svg:x="15.7cm" svg:y="9.7cm">
          <draw:text-box>
            <text:p text:style-name="P10">8</text:p>
          </draw:text-box>
        </draw:frame>
        <draw:frame draw:style-name="gr14" draw:text-style-name="P10" draw:layer="layout" svg:width="1.5cm" svg:height="1.1cm" svg:x="17.2cm" svg:y="9.7cm">
          <draw:text-box>
            <text:p text:style-name="P10">0</text:p>
          </draw:text-box>
        </draw:frame>
        <draw:frame draw:style-name="gr14" draw:text-style-name="P10" draw:layer="layout" svg:width="1.5cm" svg:height="1.1cm" svg:x="18.7cm" svg:y="9.7cm">
          <draw:text-box>
            <text:p text:style-name="P10">3</text:p>
          </draw:text-box>
        </draw:frame>
        <draw:frame draw:style-name="gr14" draw:text-style-name="P10" draw:layer="layout" svg:width="1.5cm" svg:height="1.1cm" svg:x="20.2cm" svg:y="9.7cm">
          <draw:text-box>
            <text:p text:style-name="P10">7</text:p>
          </draw:text-box>
        </draw:frame>
        <draw:line draw:style-name="gr15" draw:text-style-name="P11" draw:layer="layout" svg:x1="14.2cm" svg:y1="10.97cm" svg:x2="14.202cm" svg:y2="12.491cm">
          <text:p text:style-name="P1"/>
        </draw:line>
        <draw:frame draw:style-name="gr18" draw:text-style-name="P10" draw:layer="layout" svg:width="1.5cm" svg:height="1.1cm" svg:x="6.2cm" svg:y="12.9cm">
          <draw:text-box>
            <text:p text:style-name="P10">1</text:p>
          </draw:text-box>
        </draw:frame>
        <draw:frame draw:style-name="gr14" draw:text-style-name="P10" draw:layer="layout" svg:width="1.5cm" svg:height="1.1cm" svg:x="7.7cm" svg:y="12.9cm">
          <draw:text-box>
            <text:p text:style-name="P10">2</text:p>
          </draw:text-box>
        </draw:frame>
        <draw:frame draw:style-name="gr14" draw:text-style-name="P10" draw:layer="layout" svg:width="1.5cm" svg:height="1.1cm" svg:x="9.2cm" svg:y="12.9cm">
          <draw:text-box>
            <text:p text:style-name="P10">4</text:p>
          </draw:text-box>
        </draw:frame>
        <draw:frame draw:style-name="gr14" draw:text-style-name="P10" draw:layer="layout" svg:width="1.5cm" svg:height="1.1cm" svg:x="10.7cm" svg:y="12.9cm">
          <draw:text-box>
            <text:p text:style-name="P10">5</text:p>
          </draw:text-box>
        </draw:frame>
        <draw:frame draw:style-name="gr14" draw:text-style-name="P10" draw:layer="layout" svg:width="1.5cm" svg:height="1.1cm" svg:x="12.2cm" svg:y="12.9cm">
          <draw:text-box>
            <text:p text:style-name="P10">9</text:p>
          </draw:text-box>
        </draw:frame>
        <draw:frame draw:style-name="gr14" draw:text-style-name="P10" draw:layer="layout" svg:width="1.5cm" svg:height="1.1cm" svg:x="14.7cm" svg:y="12.9cm">
          <draw:text-box>
            <text:p text:style-name="P10">0</text:p>
          </draw:text-box>
        </draw:frame>
        <draw:frame draw:style-name="gr14" draw:text-style-name="P10" draw:layer="layout" svg:width="1.5cm" svg:height="1.1cm" svg:x="16.2cm" svg:y="12.9cm">
          <draw:text-box>
            <text:p text:style-name="P10">3</text:p>
          </draw:text-box>
        </draw:frame>
        <draw:frame draw:style-name="gr14" draw:text-style-name="P10" draw:layer="layout" svg:width="1.5cm" svg:height="1.1cm" svg:x="17.7cm" svg:y="12.9cm">
          <draw:text-box>
            <text:p text:style-name="P10">6</text:p>
          </draw:text-box>
        </draw:frame>
        <draw:frame draw:style-name="gr14" draw:text-style-name="P10" draw:layer="layout" svg:width="1.5cm" svg:height="1.1cm" svg:x="19.2cm" svg:y="12.9cm">
          <draw:text-box>
            <text:p text:style-name="P10">7</text:p>
          </draw:text-box>
        </draw:frame>
        <draw:frame draw:style-name="gr14" draw:text-style-name="P10" draw:layer="layout" svg:width="1.5cm" svg:height="1.1cm" svg:x="20.7cm" svg:y="12.9cm">
          <draw:text-box>
            <text:p text:style-name="P10">8</text:p>
          </draw:text-box>
        </draw:frame>
        <draw:line draw:style-name="gr15" draw:text-style-name="P11" draw:layer="layout" svg:x1="14.2cm" svg:y1="14.171cm" svg:x2="14.202cm" svg:y2="15.692cm">
          <text:p text:style-name="P1"/>
        </draw:line>
        <draw:frame draw:style-name="gr18" draw:text-style-name="P10" draw:layer="layout" svg:width="1.5cm" svg:height="1.1cm" svg:x="6.7cm" svg:y="16cm">
          <draw:text-box>
            <text:p text:style-name="P10">0</text:p>
          </draw:text-box>
        </draw:frame>
        <draw:frame draw:style-name="gr14" draw:text-style-name="P10" draw:layer="layout" svg:width="1.5cm" svg:height="1.1cm" svg:x="8.2cm" svg:y="16cm">
          <draw:text-box>
            <text:p text:style-name="P10">1</text:p>
          </draw:text-box>
        </draw:frame>
        <draw:frame draw:style-name="gr14" draw:text-style-name="P10" draw:layer="layout" svg:width="1.5cm" svg:height="1.1cm" svg:x="9.7cm" svg:y="16cm">
          <draw:text-box>
            <text:p text:style-name="P10">2</text:p>
          </draw:text-box>
        </draw:frame>
        <draw:frame draw:style-name="gr14" draw:text-style-name="P10" draw:layer="layout" svg:width="1.5cm" svg:height="1.1cm" svg:x="11.2cm" svg:y="16cm">
          <draw:text-box>
            <text:p text:style-name="P10">3</text:p>
          </draw:text-box>
        </draw:frame>
        <draw:frame draw:style-name="gr14" draw:text-style-name="P10" draw:layer="layout" svg:width="1.5cm" svg:height="1.1cm" svg:x="12.7cm" svg:y="16cm">
          <draw:text-box>
            <text:p text:style-name="P10">4</text:p>
          </draw:text-box>
        </draw:frame>
        <draw:frame draw:style-name="gr14" draw:text-style-name="P10" draw:layer="layout" svg:width="1.5cm" svg:height="1.1cm" svg:x="14.2cm" svg:y="16cm">
          <draw:text-box>
            <text:p text:style-name="P10">5</text:p>
          </draw:text-box>
        </draw:frame>
        <draw:frame draw:style-name="gr14" draw:text-style-name="P10" draw:layer="layout" svg:width="1.5cm" svg:height="1.1cm" svg:x="15.7cm" svg:y="16cm">
          <draw:text-box>
            <text:p text:style-name="P10">6</text:p>
          </draw:text-box>
        </draw:frame>
        <draw:frame draw:style-name="gr14" draw:text-style-name="P10" draw:layer="layout" svg:width="1.5cm" svg:height="1.1cm" svg:x="17.2cm" svg:y="16cm">
          <draw:text-box>
            <text:p text:style-name="P10">7</text:p>
          </draw:text-box>
        </draw:frame>
        <draw:frame draw:style-name="gr14" draw:text-style-name="P10" draw:layer="layout" svg:width="1.5cm" svg:height="1.1cm" svg:x="18.7cm" svg:y="16cm">
          <draw:text-box>
            <text:p text:style-name="P10">8</text:p>
          </draw:text-box>
        </draw:frame>
        <draw:frame draw:style-name="gr14" draw:text-style-name="P10" draw:layer="layout" svg:width="1.5cm" svg:height="1.1cm" svg:x="20.2cm" svg:y="16cm">
          <draw:text-box>
            <text:p text:style-name="P10">9</text:p>
          </draw:text-box>
        </draw:frame>
        <presentation:notes draw:style-name="dp2">
          <draw:page-thumbnail draw:style-name="gr1" draw:layer="layout" svg:width="12.767cm" svg:height="9.575cm" svg:x="4.411cm" svg:y="2.794cm" draw:page-number="4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7" draw:style-name="dp3" draw:master-page-name="CSS2008OpenOffice" presentation:presentation-page-layout-name="AL3T19">
        <office:forms form:automatic-focus="false" form:apply-design-mode="false"/>
        <draw:frame presentation:style-name="pr1" draw:text-style-name="P1" draw:layer="layout" svg:width="23.911cm" svg:height="3.104cm" svg:x="4.088cm" svg:y="1.012cm" presentation:class="title">
          <draw:text-box>
            <text:p text:style-name="P1">Sorting – Merge Sort</text:p>
          </draw:text-box>
        </draw:frame>
        <draw:frame draw:style-name="standard" draw:layer="layout" svg:width="26.899cm" svg:height="13.449cm" svg:x="0.577cm" svg:y="4.522cm">
          <draw:plugin xlink:href="../sorting_anims/scripts/merge_sort.mpg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2.767cm" svg:height="9.575cm" svg:x="4.411cm" svg:y="2.794cm" draw:page-number="4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8" draw:style-name="dp3" draw:master-page-name="CSS2008OpenOffice" presentation:presentation-page-layout-name="AL2T1">
        <office:forms form:automatic-focus="false" form:apply-design-mode="false"/>
        <draw:frame presentation:style-name="pr1" draw:text-style-name="P1" draw:layer="layout" svg:width="23.911cm" svg:height="3.104cm" svg:x="4.088cm" svg:y="1.012cm" presentation:class="title">
          <draw:text-box>
            <text:p text:style-name="P1">Sorting – Bigger than memory</text:p>
          </draw:text-box>
        </draw:frame>
        <draw:frame presentation:style-name="pr7" draw:text-style-name="P5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5">What if the data to be sorted is bigger than will fit in memory?</text:p>
              </text:list-item>
            </text:list>
            <text:list text:style-name="L2">
              <text:list-item>
                <text:list>
                  <text:list-item>
                    <text:p text:style-name="P6">Sort large “chunks” of data, and dump them into files on disc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erge all the files together using merge sort to produce a stream of sorted data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erformance will be close to the sequential speed of your disc architectur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ld machines used to use multiple tapes for the temporary storag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9" draw:style-name="dp3" draw:master-page-name="CSS2008OpenOffice" presentation:presentation-page-layout-name="AL2T1">
        <office:forms form:automatic-focus="false" form:apply-design-mode="false"/>
        <draw:frame presentation:style-name="pr1" draw:text-style-name="P1" draw:layer="layout" svg:width="23.911cm" svg:height="3.104cm" svg:x="4.088cm" svg:y="1.012cm" presentation:class="title">
          <draw:text-box>
            <text:p text:style-name="P1">Sorting</text:p>
          </draw:text-box>
        </draw:frame>
        <draw:frame presentation:style-name="pr7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There are many more sorting algorithms.</text:p>
              </text:list-item>
            </text:list>
            <text:list text:style-name="L2">
              <text:list-item>
                <text:list>
                  <text:list-item>
                    <text:p text:style-name="P6">You don't need to know them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java.util.Arrays.sort() is very good – use it.</text:p>
                  </text:list-item>
                </text:list>
              </text:list-item>
            </text:list>
            <text:list text:style-name="L2">
              <text:list-item>
                <text:p text:style-name="P5">Theory states that comparison sorts are limited to <text:span text:style-name="T12">O(nlog(n))</text:span>.</text:p>
              </text:list-item>
            </text:list>
            <text:list text:style-name="L2">
              <text:list-item>
                <text:list>
                  <text:list-item>
                    <text:p text:style-name="P6">This limit can be broken if you have extra information about the distribution of valu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0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Sorting – Bucket Sort</text:p>
          </draw:text-box>
        </draw:frame>
        <draw:frame presentation:style-name="pr7" draw:text-style-name="P5" draw:layer="layout" svg:width="23.911cm" svg:height="15.192cm" svg:x="2.058cm" svg:y="4.442cm" presentation:class="outline" presentation:user-transformed="true">
          <draw:text-box>
            <text:list text:style-name="L2">
              <text:list-item>
                <text:p text:style-name="P5">To sort an array of values:</text:p>
              </text:list-item>
            </text:list>
            <text:list text:style-name="L2">
              <text:list-item>
                <text:list>
                  <text:list-item>
                    <text:p text:style-name="P6">Create a set of buckets for various ranges of valu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lace all the values in their bucket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ort each bucket individually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oncatenate the sorted buckets in order.</text:p>
                  </text:list-item>
                </text:list>
              </text:list-item>
            </text:list>
            <text:list text:style-name="L2">
              <text:list-item>
                <text:p text:style-name="P5">Algorithm is <text:span text:style-name="T12">O(n)</text:span>, but requires <text:span text:style-name="T12">O(n)</text:span> of extra memory.</text:p>
              </text:list-item>
            </text:list>
            <text:list text:style-name="L2">
              <text:list-item>
                <text:p text:style-name="P5">In reality, it doesn't play well with CPU caches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1" draw:style-name="dp3" draw:master-page-name="CSS2008OpenOffice" presentation:presentation-page-layout-name="AL3T19">
        <office:forms form:automatic-focus="false" form:apply-design-mode="false"/>
        <draw:frame presentation:style-name="pr1" draw:text-style-name="P1" draw:layer="layout" svg:width="23.911cm" svg:height="3.104cm" svg:x="4.088cm" svg:y="1.012cm" presentation:class="title">
          <draw:text-box>
            <text:p text:style-name="P1">Sorting – Comparison</text:p>
          </draw:text-box>
        </draw:frame>
        <draw:frame draw:style-name="gr11" draw:layer="layout" svg:width="26.84cm" svg:height="16.271cm" svg:x="0.979cm" svg:y="4.03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2" draw:text-style-name="P21" draw:layer="layout" svg:width="2.267cm" svg:height="0.53cm" svg:x="12.095cm" svg:y="19.698cm">
          <draw:text-box>
            <text:p text:style-name="P1"><text:span text:style-name="T25">Array size</text:span></text:p>
          </draw:text-box>
        </draw:frame>
        <draw:frame draw:style-name="gr12" draw:text-style-name="P22" draw:layer="layout" svg:width="2.567cm" svg:height="0.53cm" draw:transform="rotate (1.5707963267946) translate (0.82cm 12.547cm)">
          <draw:text-box>
            <text:p text:style-name="P1"><text:span text:style-name="T25">Time taken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5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2" draw:style-name="dp3" draw:master-page-name="CSS2008OpenOffice" presentation:presentation-page-layout-name="AL3T19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Sorting - Comparison</text:p>
          </draw:text-box>
        </draw:frame>
        <draw:frame draw:style-name="gr11" draw:layer="layout" svg:width="27.531cm" svg:height="16.3cm" svg:x="0.317cm" svg:y="4.0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2" draw:text-style-name="P21" draw:layer="layout" svg:width="2.267cm" svg:height="0.53cm" svg:x="12.096cm" svg:y="19.698cm">
          <draw:text-box>
            <text:p text:style-name="P1"><text:span text:style-name="T25">Array size</text:span></text:p>
          </draw:text-box>
        </draw:frame>
        <draw:frame draw:style-name="gr12" draw:text-style-name="P22" draw:layer="layout" svg:width="2.567cm" svg:height="0.53cm" draw:transform="rotate (1.5707963267946) translate (0.82cm 12.548cm)">
          <draw:text-box>
            <text:p text:style-name="P1"><text:span text:style-name="T25">Time taken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5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3" draw:style-name="dp3" draw:master-page-name="CSS2008OpenOffice" presentation:presentation-page-layout-name="AL2T1">
        <office:forms form:automatic-focus="false" form:apply-design-mode="false"/>
        <draw:frame presentation:style-name="pr1" draw:text-style-name="P1" draw:layer="layout" svg:width="23.911cm" svg:height="3.104cm" svg:x="4.088cm" svg:y="1.012cm" presentation:class="title">
          <draw:text-box>
            <text:p text:style-name="P1">Lookup Algorithms</text:p>
          </draw:text-box>
        </draw:frame>
        <draw:frame presentation:style-name="pr7" draw:text-style-name="P5" draw:layer="layout" svg:width="24.004cm" svg:height="14.626cm" svg:x="2.058cm" svg:y="4.442cm" presentation:class="outline" presentation:user-transformed="true">
          <draw:text-box>
            <text:list text:style-name="L2">
              <text:list-item>
                <text:p text:style-name="P5">Purpose: Store data and look it up with a key. java.util.Map</text:p>
              </text:list-item>
            </text:list>
            <text:list text:style-name="L2">
              <text:list-item>
                <text:p text:style-name="P5">Simplest method: Array search.</text:p>
              </text:list-item>
            </text:list>
            <text:list text:style-name="L3">
              <text:list-item>
                <text:p text:style-name="P13"><text:span text:style-name="T18">public static boolean isPresent(int values[], int key) {</text:span></text:p>
              </text:list-item>
            </text:list>
            <text:list text:style-name="L3">
              <text:list-item>
                <text:p text:style-name="P13"><text:span text:style-name="T18"><text:s/></text:span><text:span text:style-name="T18"><text:tab/></text:span><text:span text:style-name="T18">for (int value : values) {</text:span></text:p>
              </text:list-item>
            </text:list>
            <text:list text:style-name="L3">
              <text:list-item>
                <text:p text:style-name="P13"><text:span text:style-name="T18"><text:s/></text:span><text:span text:style-name="T18"><text:tab/></text:span><text:span text:style-name="T18"><text:tab/></text:span><text:span text:style-name="T18">if (value == key) {</text:span></text:p>
              </text:list-item>
            </text:list>
            <text:list text:style-name="L3">
              <text:list-item>
                <text:p text:style-name="P13"><text:span text:style-name="T18"><text:s/></text:span><text:span text:style-name="T18"><text:tab/></text:span><text:span text:style-name="T18"><text:tab/></text:span><text:span text:style-name="T18"><text:tab/></text:span><text:span text:style-name="T18">return true;</text:span></text:p>
              </text:list-item>
            </text:list>
            <text:list text:style-name="L3">
              <text:list-item>
                <text:p text:style-name="P13"><text:span text:style-name="T18"><text:s/></text:span><text:span text:style-name="T18"><text:tab/></text:span><text:span text:style-name="T18"><text:tab/></text:span><text:span text:style-name="T18">}</text:span></text:p>
              </text:list-item>
            </text:list>
            <text:list text:style-name="L3">
              <text:list-item>
                <text:p text:style-name="P13"><text:span text:style-name="T18"><text:s/></text:span><text:span text:style-name="T18"><text:tab/></text:span><text:span text:style-name="T18">}</text:span></text:p>
              </text:list-item>
            </text:list>
            <text:list text:style-name="L3">
              <text:list-item>
                <text:p text:style-name="P13"><text:span text:style-name="T18"><text:s/></text:span><text:span text:style-name="T18"><text:tab/></text:span><text:span text:style-name="T18">return false;</text:span></text:p>
              </text:list-item>
            </text:list>
            <text:list text:style-name="L3">
              <text:list-item>
                <text:p text:style-name="P13"><text:span text:style-name="T18">}</text:span></text:p>
              </text:list-item>
            </text:list>
            <text:list text:style-name="L2">
              <text:list-item>
                <text:list>
                  <text:list-item>
                    <text:p text:style-name="P6">Lookup is <text:span text:style-name="T12">O(n)</text:span>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nteresting to resize the arra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4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 presentation:user-transformed="true">
          <draw:text-box>
            <text:p text:style-name="P1">Lookup – Linked Lists</text:p>
          </draw:text-box>
        </draw:frame>
        <draw:frame presentation:style-name="pr7" draw:text-style-name="P5" draw:layer="layout" svg:width="23.947cm" svg:height="15.633cm" svg:x="2.058cm" svg:y="4.442cm" presentation:class="outline" presentation:user-transformed="true">
          <draw:text-box>
            <text:list text:style-name="L2">
              <text:list-item>
                <text:p text:style-name="P5">Another linear search.</text:p>
              </text:list-item>
            </text:list>
            <text:list text:style-name="L2">
              <text:list-item>
                <text:list>
                  <text:list-item>
                    <text:p text:style-name="P6">The basis of more complex<text:line-break/>searches.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26">public class LinkedListNode {</text:span></text:p>
              </text:list-item>
            </text:list>
            <text:list text:style-name="L3">
              <text:list-item>
                <text:p text:style-name="P13"><text:span text:style-name="T26"><text:s/></text:span><text:span text:style-name="T26"><text:tab/></text:span><text:span text:style-name="T26">private LinkedListNode next;</text:span></text:p>
              </text:list-item>
            </text:list>
            <text:list text:style-name="L3">
              <text:list-item>
                <text:p text:style-name="P13"><text:span text:style-name="T26"><text:s/></text:span><text:span text:style-name="T26"><text:tab/></text:span><text:span text:style-name="T26">private int key;</text:span></text:p>
              </text:list-item>
            </text:list>
            <text:list text:style-name="L3">
              <text:list-item>
                <text:p text:style-name="P13"><text:span text:style-name="T26"><text:s/></text:span><text:span text:style-name="T26"><text:tab/></text:span><text:span text:style-name="T26">private String value;</text:span></text:p>
              </text:list-item>
            </text:list>
            <text:list text:style-name="L3">
              <text:list-item>
                <text:p text:style-name="P13"><text:span text:style-name="T26"><text:s/></text:span><text:span text:style-name="T26"><text:tab/></text:span><text:span text:style-name="T26">...</text:span></text:p>
              </text:list-item>
            </text:list>
            <text:list text:style-name="L3">
              <text:list-item>
                <text:p text:style-name="P13"><text:span text:style-name="T26">}</text:span></text:p>
              </text:list-item>
            </text:list>
            <text:list text:style-name="L2">
              <text:list-item>
                <text:list>
                  <text:list-item>
                    <text:p text:style-name="P6">Easy to add and remove nod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ost operations are <text:span text:style-name="T12">O(n)</text:span>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Including some which are <text:span text:style-name="T12">O(1)</text:span> on arrays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This can cripple some sort algorithms.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9" draw:text-style-name="P10" draw:id="id29" draw:layer="layout" svg:width="1.3cm" svg:height="1.3cm" svg:x="20.592cm" svg:y="6.876cm">
          <text:p text:style-name="P10">5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1" draw:id="id28" draw:layer="layout" svg:width="2.362cm" svg:height="1.238cm" svg:x="20.046cm" svg:y="4.564cm">
          <text:p text:style-name="P10">Roo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9" draw:text-style-name="P10" draw:id="id30" draw:layer="layout" svg:width="1.3cm" svg:height="1.3cm" svg:x="20.592cm" svg:y="9.476cm">
          <text:p text:style-name="P10">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10" draw:id="id31" draw:layer="layout" svg:width="1.3cm" svg:height="1.3cm" svg:x="20.592cm" svg:y="12.076cm">
          <text:p text:style-name="P10">7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11" draw:layer="layout" draw:type="line" svg:x1="21.226cm" svg:y1="5.802cm" svg:x2="21.241cm" svg:y2="6.876cm" draw:start-shape="id28" draw:start-glue-point="6" draw:end-shape="id29" draw:end-glue-point="4" svg:d="m21226 5802 15 1074">
          <text:p text:style-name="P1"/>
        </draw:connector>
        <draw:connector draw:style-name="gr4" draw:text-style-name="P11" draw:layer="layout" draw:type="line" svg:x1="21.241cm" svg:y1="8.176cm" svg:x2="21.241cm" svg:y2="9.476cm" draw:start-shape="id29" draw:start-glue-point="8" draw:end-shape="id30" draw:end-glue-point="4" svg:d="m21241 8176v1300">
          <text:p text:style-name="P1"/>
        </draw:connector>
        <draw:connector draw:style-name="gr4" draw:text-style-name="P11" draw:layer="layout" draw:type="line" svg:x1="21.241cm" svg:y1="10.776cm" svg:x2="21.241cm" svg:y2="12.076cm" draw:start-shape="id30" draw:start-glue-point="8" draw:end-shape="id31" draw:end-glue-point="4" svg:d="m21241 10776v1300">
          <text:p text:style-name="P1"/>
        </draw:connector>
        <draw:custom-shape draw:style-name="gr3" draw:text-style-name="P11" draw:id="id32" draw:layer="layout" svg:width="3.455cm" svg:height="0.95cm" svg:x="23.618cm" svg:y="7.056cm">
          <text:p text:style-name="P10">Fred</text:p>
          <draw:enhanced-geometry svg:viewBox="0 0 21600 21600" draw:type="rectangle" draw:enhanced-path="M 0 0 L 21600 0 21600 21600 0 21600 0 0 Z N"/>
        </draw:custom-shape>
        <draw:connector draw:style-name="gr4" draw:text-style-name="P11" draw:layer="layout" draw:type="line" svg:x1="21.892cm" svg:y1="7.525cm" svg:x2="23.618cm" svg:y2="7.531cm" draw:start-shape="id29" draw:start-glue-point="10" draw:end-shape="id32" draw:end-glue-point="3" svg:d="m21892 7525 1726 6">
          <text:p text:style-name="P1"/>
        </draw:connector>
        <draw:custom-shape draw:style-name="gr3" draw:text-style-name="P11" draw:id="id33" draw:layer="layout" svg:width="3.455cm" svg:height="0.95cm" svg:x="23.619cm" svg:y="9.656cm">
          <text:p text:style-name="P10">Bob</text:p>
          <draw:enhanced-geometry svg:viewBox="0 0 21600 21600" draw:type="rectangle" draw:enhanced-path="M 0 0 L 21600 0 21600 21600 0 21600 0 0 Z N"/>
        </draw:custom-shape>
        <draw:connector draw:style-name="gr4" draw:text-style-name="P11" draw:layer="layout" draw:type="line" svg:x1="21.892cm" svg:y1="10.125cm" svg:x2="23.619cm" svg:y2="10.131cm" draw:start-shape="id30" draw:start-glue-point="10" draw:end-shape="id33" draw:end-glue-point="3" svg:d="m21892 10125 1727 6">
          <text:p text:style-name="P1"/>
        </draw:connector>
        <draw:custom-shape draw:style-name="gr3" draw:text-style-name="P11" draw:id="id34" draw:layer="layout" svg:width="3.455cm" svg:height="0.95cm" svg:x="23.619cm" svg:y="12.256cm">
          <text:p text:style-name="P10">Albert</text:p>
          <draw:enhanced-geometry svg:viewBox="0 0 21600 21600" draw:type="rectangle" draw:enhanced-path="M 0 0 L 21600 0 21600 21600 0 21600 0 0 Z N"/>
        </draw:custom-shape>
        <draw:connector draw:style-name="gr4" draw:text-style-name="P11" draw:layer="layout" draw:type="line" svg:x1="21.892cm" svg:y1="12.725cm" svg:x2="23.619cm" svg:y2="12.731cm" draw:start-shape="id31" draw:start-glue-point="10" draw:end-shape="id34" draw:end-glue-point="3" svg:d="m21892 12725 1727 6">
          <text:p text:style-name="P1"/>
        </draw:connector>
        <presentation:notes draw:style-name="dp2">
          <draw:page-thumbnail draw:style-name="gr1" draw:layer="layout" svg:width="12.767cm" svg:height="9.575cm" svg:x="4.411cm" svg:y="2.794cm" draw:page-number="5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5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Lookup – Binary Search</text:p>
          </draw:text-box>
        </draw:frame>
        <draw:frame presentation:style-name="pr7" draw:text-style-name="P5" draw:layer="layout" svg:width="24.12cm" svg:height="15.187cm" svg:x="2.058cm" svg:y="4.442cm" presentation:class="outline" presentation:user-transformed="true">
          <draw:text-box>
            <text:list text:style-name="L2">
              <text:list-item>
                <text:p text:style-name="P5">Used if you have a sorted array.</text:p>
              </text:list-item>
            </text:list>
            <text:list text:style-name="L2">
              <text:list-item>
                <text:list>
                  <text:list-item>
                    <text:p text:style-name="P6">A much-neglected algorithm, but it is fas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/><text:span text:style-name="T27">http://www.tbray.org/ongoing/When/200x/2003/03/22/Binary</text:span></text:p>
                  </text:list-item>
                </text:list>
              </text:list-item>
            </text:list>
            <text:list text:style-name="L2">
              <text:list-item>
                <text:p text:style-name="P5">Very simple algorithm:</text:p>
              </text:list-item>
            </text:list>
            <text:list text:style-name="L2">
              <text:list-item>
                <text:list>
                  <text:list-item>
                    <text:p text:style-name="P6">You have an array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You look at the middle elemen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If it is too high, concentrate on the bottom half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If it is too low, concentrate on the top half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peat until you have found the value, or established it is not presen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6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Lookup – Binary Search</text:p>
          </draw:text-box>
        </draw:frame>
        <draw:frame presentation:style-name="pr7" draw:text-style-name="P5" draw:layer="layout" svg:width="25.214cm" svg:height="14.626cm" svg:x="2.058cm" svg:y="4.442cm" presentation:class="outline" presentation:user-transformed="true">
          <draw:text-box>
            <text:list text:style-name="L2">
              <text:list-item>
                <text:p text:style-name="P5">Algorithm is <text:span text:style-name="T12">O(log(n))</text:span>.</text:p>
              </text:list-item>
            </text:list>
            <text:list text:style-name="L2">
              <text:list-item>
                <text:list>
                  <text:list-item>
                    <text:p text:style-name="P6">However, since the algorithm is so simple,<text:line-break/>it often beats O(1) algorithms.</text:p>
                  </text:list-item>
                </text:list>
              </text:list-item>
            </text:list>
            <text:list text:style-name="L2">
              <text:list-item>
                <text:p text:style-name="P5">You don't need to implement your own binary search algorithm.</text:p>
              </text:list-item>
            </text:list>
            <text:list text:style-name="L2">
              <text:list-item>
                <text:list>
                  <text:list-item>
                    <text:p text:style-name="P6">Use java.util.Arrays.binarySearch()</text:p>
                  </text:list-item>
                </text:list>
              </text:list-item>
            </text:list>
            <text:list text:style-name="L2">
              <text:list-item>
                <text:p text:style-name="P5">Updating the array is hard, as it is sorted.</text:p>
              </text:list-item>
            </text:list>
            <text:list text:style-name="L2">
              <text:list-item>
                <text:p text:style-name="P5">An array has zero indexing overhead, compared to other data structures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7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Lookup – Tree Search</text:p>
          </draw:text-box>
        </draw:frame>
        <draw:frame presentation:style-name="pr7" draw:text-style-name="P5" draw:layer="layout" svg:width="23.911cm" svg:height="15.173cm" svg:x="2.058cm" svg:y="4.442cm" presentation:class="outline" presentation:user-transformed="true">
          <draw:text-box>
            <text:list text:style-name="L2">
              <text:list-item>
                <text:p text:style-name="P5">An extension of the linked<text:line-break/>list is for the nodes to have<text:line-break/>more than one reference to<text:line-break/>other nodes, creating a tree.</text:p>
              </text:list-item>
            </text:list>
            <text:list text:style-name="L2">
              <text:list-item>
                <text:list>
                  <text:list-item>
                    <text:p text:style-name="P6">Create some rule that<text:line-break/>distinguishes between the<text:line-break/>different referenc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For example, in this tree, the left reference points to lower key values, and the right reference points to higher key valu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earches are <text:span text:style-name="T12">O(log(n))</text:span> instead of <text:span text:style-name="T12">O(n)</text:span>.</text:p>
                  </text:list-item>
                </text:list>
              </text:list-item>
            </text:list>
          </draw:text-box>
        </draw:frame>
        <draw:custom-shape draw:style-name="gr19" draw:text-style-name="P10" draw:id="id36" draw:layer="layout" svg:width="1.3cm" svg:height="1.3cm" svg:x="20.592cm" svg:y="6.876cm">
          <text:p text:style-name="P10">5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1" draw:id="id35" draw:layer="layout" svg:width="2.362cm" svg:height="1.238cm" svg:x="20.046cm" svg:y="4.564cm">
          <text:p text:style-name="P10">Roo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9" draw:text-style-name="P10" draw:id="id37" draw:layer="layout" svg:width="1.3cm" svg:height="1.3cm" svg:x="18.95cm" svg:y="11.319cm">
          <text:p text:style-name="P10">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10" draw:id="id38" draw:layer="layout" svg:width="1.3cm" svg:height="1.3cm" svg:x="21.312cm" svg:y="9.485cm">
          <text:p text:style-name="P10">7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11" draw:layer="layout" draw:type="line" svg:x1="21.226cm" svg:y1="5.802cm" svg:x2="21.241cm" svg:y2="6.876cm" draw:start-shape="id35" draw:start-glue-point="6" draw:end-shape="id36" draw:end-glue-point="4" svg:d="m21226 5802 15 1074">
          <text:p text:style-name="P1"/>
        </draw:connector>
        <draw:connector draw:style-name="gr4" draw:text-style-name="P11" draw:layer="layout" draw:type="line" svg:x1="20.781cm" svg:y1="7.985cm" svg:x2="19.599cm" svg:y2="11.319cm" draw:start-shape="id36" draw:start-glue-point="7" draw:end-shape="id37" draw:end-glue-point="4" svg:d="m20781 7985-1182 3334">
          <text:p text:style-name="P1"/>
        </draw:connector>
        <draw:connector draw:style-name="gr4" draw:text-style-name="P11" draw:layer="layout" draw:type="line" svg:x1="21.701cm" svg:y1="7.985cm" svg:x2="21.961cm" svg:y2="9.485cm" draw:start-shape="id36" draw:start-glue-point="9" draw:end-shape="id38" draw:end-glue-point="4" svg:d="m21701 7985 260 1500">
          <text:p text:style-name="P1"/>
        </draw:connector>
        <draw:custom-shape draw:style-name="gr3" draw:text-style-name="P11" draw:id="id39" draw:layer="layout" svg:width="3.455cm" svg:height="0.95cm" svg:x="23.618cm" svg:y="7.056cm">
          <text:p text:style-name="P10">Fred</text:p>
          <draw:enhanced-geometry svg:viewBox="0 0 21600 21600" draw:type="rectangle" draw:enhanced-path="M 0 0 L 21600 0 21600 21600 0 21600 0 0 Z N"/>
        </draw:custom-shape>
        <draw:connector draw:style-name="gr4" draw:text-style-name="P11" draw:layer="layout" draw:type="line" svg:x1="21.892cm" svg:y1="7.525cm" svg:x2="23.618cm" svg:y2="7.531cm" draw:start-shape="id36" draw:start-glue-point="10" draw:end-shape="id39" draw:end-glue-point="3" svg:d="m21892 7525 1726 6">
          <text:p text:style-name="P1"/>
        </draw:connector>
        <draw:custom-shape draw:style-name="gr3" draw:text-style-name="P11" draw:id="id40" draw:layer="layout" svg:width="3.455cm" svg:height="0.95cm" svg:x="21.977cm" svg:y="11.499cm">
          <text:p text:style-name="P10">Bob</text:p>
          <draw:enhanced-geometry svg:viewBox="0 0 21600 21600" draw:type="rectangle" draw:enhanced-path="M 0 0 L 21600 0 21600 21600 0 21600 0 0 Z N"/>
        </draw:custom-shape>
        <draw:connector draw:style-name="gr4" draw:text-style-name="P11" draw:layer="layout" draw:type="line" svg:x1="20.25cm" svg:y1="11.968cm" svg:x2="21.977cm" svg:y2="11.974cm" draw:start-shape="id37" draw:start-glue-point="10" draw:end-shape="id40" draw:end-glue-point="3" svg:d="m20250 11968 1727 6">
          <text:p text:style-name="P1"/>
        </draw:connector>
        <draw:custom-shape draw:style-name="gr3" draw:text-style-name="P11" draw:id="id41" draw:layer="layout" svg:width="3.455cm" svg:height="0.95cm" svg:x="24.339cm" svg:y="9.665cm">
          <text:p text:style-name="P10">Albert</text:p>
          <draw:enhanced-geometry svg:viewBox="0 0 21600 21600" draw:type="rectangle" draw:enhanced-path="M 0 0 L 21600 0 21600 21600 0 21600 0 0 Z N"/>
        </draw:custom-shape>
        <draw:connector draw:style-name="gr4" draw:text-style-name="P11" draw:layer="layout" draw:type="line" svg:x1="22.612cm" svg:y1="10.134cm" svg:x2="24.339cm" svg:y2="10.14cm" draw:start-shape="id38" draw:start-glue-point="10" draw:end-shape="id41" draw:end-glue-point="3" svg:d="m22612 10134 1727 6">
          <text:p text:style-name="P1"/>
        </draw:connector>
        <presentation:notes draw:style-name="dp2">
          <draw:page-thumbnail draw:style-name="gr1" draw:layer="layout" svg:width="12.767cm" svg:height="9.575cm" svg:x="4.411cm" svg:y="2.794cm" draw:page-number="5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8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Lookup – Tree Search</text:p>
          </draw:text-box>
        </draw:frame>
        <draw:frame presentation:style-name="pr7" draw:text-style-name="P5" draw:layer="layout" svg:width="23.911cm" svg:height="15.445cm" svg:x="2.058cm" svg:y="4.442cm" presentation:class="outline" presentation:user-transformed="true">
          <draw:text-box>
            <text:list text:style-name="L2">
              <text:list-item>
                <text:p text:style-name="P5">Many types of trees exist, with their advantages and disadvantages.</text:p>
              </text:list-item>
            </text:list>
            <text:list text:style-name="L2">
              <text:list-item>
                <text:list>
                  <text:list-item>
                    <text:p text:style-name="P6">It is important to keep your trees balanced, or the <text:span text:style-name="T12">O(log(n))</text:span> behaviour could degenerate into <text:span text:style-name="T12">O(n)</text:span>.</text:p>
                  </text:list-item>
                </text:list>
              </text:list-item>
            </text:list>
            <text:list text:style-name="L2">
              <text:list-item>
                <text:p text:style-name="P5">java.util.TreeMap and java.util.TreeSet are good implementations of red-black trees.</text:p>
              </text:list-item>
            </text:list>
            <text:list text:style-name="L2">
              <text:list-item>
                <text:list>
                  <text:list-item>
                    <text:p text:style-name="P6">An additional advantage of a tree is that it can be traversed to return the elements sort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9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Lookup – Hash Search</text:p>
          </draw:text-box>
        </draw:frame>
        <draw:frame presentation:style-name="pr7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Another extension of the linked list idea is to have multiple linked lists instead of just one.</text:p>
              </text:list-item>
            </text:list>
            <text:list text:style-name="L2">
              <text:list-item>
                <text:list>
                  <text:list-item>
                    <text:p text:style-name="P6">Similar to the bucket sort idea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Need a way to know which list to look i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un the key object through a hash algorithm, which returns an integer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Object.hashCode(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Use this integer to index into the correct bucke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0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Lookup – Hash Search</text:p>
          </draw:text-box>
        </draw:frame>
        <draw:frame presentation:style-name="pr7" draw:text-style-name="P5" draw:layer="layout" svg:width="24.235cm" svg:height="15.145cm" svg:x="2.058cm" svg:y="4.442cm" presentation:class="outline" presentation:user-transformed="true">
          <draw:text-box>
            <text:list text:style-name="L2">
              <text:list-item>
                <text:p text:style-name="P5">Lookup in a Hash Table is <text:span text:style-name="T12">O(1).</text:span></text:p>
              </text:list-item>
            </text:list>
            <text:list text:style-name="L2">
              <text:list-item>
                <text:list>
                  <text:list-item>
                    <text:p text:style-name="P6">Given sufficient bucket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ssuming the hash function spreads the keys evenly among the buckets.</text:p>
                  </text:list-item>
                </text:list>
              </text:list-item>
            </text:list>
            <text:list text:style-name="L2">
              <text:list-item>
                <text:p text:style-name="P5">java.util.HashMap and java.util.HashSet are good implementations.</text:p>
              </text:list-item>
            </text:list>
            <text:list text:style-name="L2">
              <text:list-item>
                <text:p text:style-name="P5">However, the order of the elements is not preserved.</text:p>
              </text:list-item>
            </text:list>
            <text:list text:style-name="L2">
              <text:list-item>
                <text:list>
                  <text:list-item>
                    <text:p text:style-name="P6">Could combine a linked list with a hash table, as in java.util.LinkedHashMap/Se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6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1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Lookup - Bitmap</text:p>
          </draw:text-box>
        </draw:frame>
        <draw:frame presentation:style-name="pr7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If all you want is to know if an integer is present, a very space-efficient method is a bitmap.</text:p>
              </text:list-item>
            </text:list>
            <text:list text:style-name="L2">
              <text:list-item>
                <text:list>
                  <text:list-item>
                    <text:p text:style-name="P6">Note that Java boolean arrays do not pack bits efficiently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Use integer array or java.util.BitSet instead.</text:p>
                  </text:list-item>
                </text:list>
              </text:list-item>
            </text:list>
            <text:list text:style-name="L2">
              <text:list-item>
                <text:p text:style-name="P5">Space-efficiency is good.</text:p>
              </text:list-item>
            </text:list>
            <text:list text:style-name="L2">
              <text:list-item>
                <text:list>
                  <text:list-item>
                    <text:p text:style-name="P6">Improves cache coherency, as you can fit more data into the cach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6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2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A Gotcha</text:p>
          </draw:text-box>
        </draw:frame>
        <draw:frame presentation:style-name="pr7" draw:layer="layout" svg:width="23.911cm" svg:height="15.169cm" svg:x="2.058cm" svg:y="4.442cm" presentation:class="outline" presentation:user-transformed="true">
          <draw:text-box>
            <text:list text:style-name="L2">
              <text:list-item>
                <text:p text:style-name="P5">So far, performance has been measured on integers, so the time taken is the number of comparisons.</text:p>
              </text:list-item>
            </text:list>
            <text:list text:style-name="L2">
              <text:list-item>
                <text:list>
                  <text:list-item>
                    <text:p text:style-name="P6">What if a comparison takes a long time?</text:p>
                  </text:list-item>
                </text:list>
              </text:list-item>
            </text:list>
            <text:list text:style-name="L2">
              <text:list-item>
                <text:p text:style-name="P5">For example, String.equals() and String.hashCode() need to check every character of the String.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2">O(n)</text:span> where n is the length of the String.</text:p>
                  </text:list-item>
                </text:list>
              </text:list-item>
            </text:list>
            <text:list text:style-name="L2">
              <text:list-item>
                <text:p text:style-name="P5">String.compareTo() will terminate early if the strings are not equal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62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3" draw:style-name="dp3" draw:master-page-name="CSS2008OpenOffice" presentation:presentation-page-layout-name="AL3T19">
        <office:forms form:automatic-focus="false" form:apply-design-mode="false"/>
        <draw:frame presentation:style-name="pr1" draw:text-style-name="P1" draw:layer="layout" svg:width="23.911cm" svg:height="3.104cm" svg:x="4.088cm" svg:y="1.012cm" presentation:class="title">
          <draw:text-box>
            <text:p text:style-name="P1">A Gotcha</text:p>
          </draw:text-box>
        </draw:frame>
        <draw:frame draw:style-name="gr11" draw:layer="layout" svg:width="27.309cm" svg:height="16.214cm" svg:x="0.691cm" svg:y="4.06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2.767cm" svg:height="9.575cm" svg:x="4.411cm" svg:y="2.794cm" draw:page-number="6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4" draw:style-name="dp3" draw:master-page-name="CSS2008OpenOffice" presentation:presentation-page-layout-name="AL2T1">
        <office:forms form:automatic-focus="false" form:apply-design-mode="false"/>
        <draw:frame presentation:style-name="pr1" draw:text-style-name="P1" draw:layer="layout" svg:width="23.911cm" svg:height="3.104cm" svg:x="4.088cm" svg:y="1.012cm" presentation:class="title">
          <draw:text-box>
            <text:p text:style-name="P1">String Concatenation</text:p>
          </draw:text-box>
        </draw:frame>
        <draw:frame presentation:style-name="pr7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5">The classic performance mistake is the following:</text:p>
              </text:list-item>
            </text:list>
            <text:list text:style-name="L3">
              <text:list-item>
                <text:p text:style-name="P13"><text:span text:style-name="T28">// Convert List of numbers into a String</text:span></text:p>
              </text:list-item>
            </text:list>
            <text:list text:style-name="L3">
              <text:list-item>
                <text:p text:style-name="P13"><text:span text:style-name="T28">String text = “”;</text:span></text:p>
              </text:list-item>
            </text:list>
            <text:list text:style-name="L3">
              <text:list-item>
                <text:p text:style-name="P13"><text:span text:style-name="T28">for (int i : numbers) {</text:span></text:p>
              </text:list-item>
            </text:list>
            <text:list text:style-name="L3">
              <text:list-item>
                <text:p text:style-name="P13"><text:span text:style-name="T28"><text:s/></text:span><text:span text:style-name="T28"><text:tab/></text:span><text:span text:style-name="T28">text = text + i + “ “;</text:span></text:p>
              </text:list-item>
            </text:list>
            <text:list text:style-name="L3">
              <text:list-item>
                <text:p text:style-name="P13"><text:span text:style-name="T28">}</text:span></text:p>
              </text:list-item>
            </text:list>
            <text:list text:style-name="L2">
              <text:list-item>
                <text:list>
                  <text:list-item>
                    <text:p text:style-name="P6">Instead:</text:p>
                  </text:list-item>
                </text:list>
              </text:list-item>
            </text:list>
            <text:list text:style-name="L7">
              <text:list-item>
                <text:p text:style-name="P13"><text:span text:style-name="T29">StringBuffer textBuffer = new StringBuffer;</text:span></text:p>
              </text:list-item>
            </text:list>
            <text:list text:style-name="L7">
              <text:list-item>
                <text:p text:style-name="P13"><text:span text:style-name="T29">for (int i : numbers) {</text:span></text:p>
              </text:list-item>
            </text:list>
            <text:list text:style-name="L7">
              <text:list-item>
                <text:p text:style-name="P13"><text:span text:style-name="T29"><text:s/></text:span><text:span text:style-name="T29"><text:tab/></text:span><text:span text:style-name="T29">textBuffer.append(i + “ “);</text:span></text:p>
              </text:list-item>
            </text:list>
            <text:list text:style-name="L7">
              <text:list-item>
                <text:p text:style-name="P13"><text:span text:style-name="T29">}</text:span></text:p>
              </text:list-item>
            </text:list>
            <text:list text:style-name="L7">
              <text:list-item>
                <text:p text:style-name="P13"><text:span text:style-name="T29">String text = textBuffer.toString();</text:span></text:p>
              </text:list-item>
            </text:list>
          </draw:text-box>
        </draw:frame>
        <draw:frame draw:style-name="gr12" draw:text-style-name="P15" draw:layer="layout" svg:width="3.456cm" svg:height="1.373cm" svg:x="21.973cm" svg:y="9.33cm">
          <draw:text-box>
            <text:p text:style-name="P1"><text:span text:style-name="T19">O(n</text:span><text:span text:style-name="T20">2</text:span><text:span text:style-name="T19">)</text:span></text:p>
          </draw:text-box>
        </draw:frame>
        <draw:frame draw:style-name="gr12" draw:text-style-name="P15" draw:layer="layout" svg:width="2.995cm" svg:height="1.373cm" svg:x="21.973cm" svg:y="15.831cm">
          <draw:text-box>
            <text:p text:style-name="P1"><text:span text:style-name="T19">O(n)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6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5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Memory Efficiency</text:p>
          </draw:text-box>
        </draw:frame>
        <draw:frame presentation:style-name="pr7" draw:layer="layout" svg:width="24.091cm" svg:height="14.626cm" svg:x="2.058cm" svg:y="4.442cm" presentation:class="outline" presentation:user-transformed="true">
          <draw:text-box>
            <text:list text:style-name="L2">
              <text:list-item>
                <text:p text:style-name="P5">Some variable-size objects in Java double their size when they are full.</text:p>
              </text:list-item>
            </text:list>
            <text:list text:style-name="L2">
              <text:list-item>
                <text:list>
                  <text:list-item>
                    <text:p text:style-name="P6">This can be non-optimal under some circumstances, for example if you append a 100MB String to a StringBuffer, and then append a few extra character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o save memory, try setting the capacity, or altering the behaviour by subclassing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30">org.intermine.util.SensibleByteArrayOutputStream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30">org.intermine.util.StringConstructo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6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6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Inserting Into An Array</text:p>
          </draw:text-box>
        </draw:frame>
        <draw:frame presentation:style-name="pr7" draw:layer="layout" svg:width="24.882cm" svg:height="14.626cm" svg:x="1.497cm" svg:y="4.442cm" presentation:class="outline" presentation:user-transformed="true">
          <draw:text-box>
            <text:list text:style-name="L2">
              <text:list-item>
                <text:p text:style-name="P5">Inserting into an array can be expensive.</text:p>
              </text:list-item>
            </text:list>
            <text:list text:style-name="L2">
              <text:list-item>
                <text:list>
                  <text:list-item>
                    <text:p text:style-name="P6">To insert a single element can be <text:span text:style-name="T12">O(n)</text:span><text:span text:style-name="T15">, as all the elements to the right must be moved.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5">If many inserts are expected in the same place (like in a text editor), split the array with a gap in the middle.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5">Insert in the gap (</text:span><text:span text:style-name="T12">O(1)</text:span><text:span text:style-name="T15">), and expand the gap (</text:span><text:span text:style-name="T12">O(n)</text:span><text:span text:style-name="T15">) when it gets too small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5">Moving the gap is </text:span><text:span text:style-name="T12">O(n)</text:span><text:span text:style-name="T15"> where n is the distance to mov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66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7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Multi-threading – Recap</text:p>
          </draw:text-box>
        </draw:frame>
        <draw:frame presentation:style-name="pr7" draw:layer="layout" svg:width="23.911cm" svg:height="14.626cm" svg:x="2.058cm" svg:y="4.442cm" presentation:class="outline">
          <draw:text-box>
            <text:list text:style-name="L2">
              <text:list-item>
                <text:p text:style-name="P5">In Java, you can create multiple threads of execution using java.lang.Thread, which run in parallel.</text:p>
              </text:list-item>
            </text:list>
            <text:list text:style-name="L2">
              <text:list-item>
                <text:list>
                  <text:list-item>
                    <text:p text:style-name="P6">Data needs to be passed between them, by allowing multiple threads to access the same data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However, uncontrolled parallel access can lead to data corruptio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Java uses “synchronized” blocks to solve this proble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67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8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Multi-threading – Recap</text:p>
          </draw:text-box>
        </draw:frame>
        <draw:frame presentation:style-name="pr7" draw:layer="layout" svg:width="24.523cm" svg:height="14.626cm" svg:x="1.828cm" svg:y="4.442cm" presentation:class="outline" presentation:user-transformed="true">
          <draw:text-box>
            <text:list text:style-name="L2">
              <text:list-item>
                <text:p text:style-name="P5">Critical code that accesses an object should synchronise on that object.</text:p>
              </text:list-item>
            </text:list>
            <text:list text:style-name="L2">
              <text:list-item>
                <text:list>
                  <text:list-item>
                    <text:p text:style-name="P6">This grabs an exclusive lock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nly one thread can hold the lock at a tim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e thread can then perform alterations on the object that leave the object temporarily inconsistent, as long as it resolves it before releasing the lock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When another thread acquires the lock, the object will be consisten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68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9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Multi-threading – Recap</text:p>
          </draw:text-box>
        </draw:frame>
        <draw:frame presentation:style-name="pr7" draw:layer="layout" svg:width="23.911cm" svg:height="15.225cm" svg:x="2.058cm" svg:y="4.442cm" presentation:class="outline" presentation:user-transformed="true">
          <draw:text-box>
            <text:list text:style-name="L2">
              <text:list-item>
                <text:p text:style-name="P5">Sometimes a thread needs to wait for data from another thread.</text:p>
              </text:list-item>
            </text:list>
            <text:list text:style-name="L2">
              <text:list-item>
                <text:list>
                  <text:list-item>
                    <text:p text:style-name="P6">Acquire the lock on an object, and call the object's “wait” metho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is will suspend execution of the thread and temporarily release the lock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nother thread can acquire the lock and alter the object to provide the data, then call the object's “notify” metho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e thread wakes up and re-acquires the lock, ready to inspect the objec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69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0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Multi-threading – Workings</text:p>
          </draw:text-box>
        </draw:frame>
        <draw:frame presentation:style-name="pr7" draw:layer="layout" svg:width="24.091cm" svg:height="14.821cm" svg:x="2.058cm" svg:y="4.442cm" presentation:class="outline" presentation:user-transformed="true">
          <draw:text-box>
            <text:list text:style-name="L2">
              <text:list-item>
                <text:p text:style-name="P5">For performance reasons, each thread has its own copy of variables it is using.</text:p>
              </text:list-item>
            </text:list>
            <text:list text:style-name="L2">
              <text:list-item>
                <text:list>
                  <text:list-item>
                    <text:p text:style-name="P6">When they are first accessed, variables are copied from main heap to the local area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When the thread synchronises, the variables are copied back.</text:p>
                  </text:list-item>
                </text:list>
              </text:list-item>
            </text:list>
            <text:list text:style-name="L2">
              <text:list-item>
                <text:p text:style-name="P5">Unless you synchronise, you <text:span text:style-name="T23">really</text:span> cannot rely on data passed from one thread to another.</text:p>
              </text:list-item>
            </text:list>
            <text:list text:style-name="L2">
              <text:list-item>
                <text:p text:style-name="P5">CPUs work in a very similar way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70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1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Multi-threading – ThreadLocal</text:p>
          </draw:text-box>
        </draw:frame>
        <draw:frame presentation:style-name="pr7" draw:layer="layout" svg:width="23.911cm" svg:height="14.626cm" svg:x="2.058cm" svg:y="4.442cm" presentation:class="outline">
          <draw:text-box>
            <text:list text:style-name="L2">
              <text:list-item>
                <text:p text:style-name="P5">java.lang.ThreadLocal provides a method of having independent values for each Thread.</text:p>
              </text:list-item>
            </text:list>
            <text:list text:style-name="L2">
              <text:list-item>
                <text:list>
                  <text:list-item>
                    <text:p text:style-name="P6">A good way to completely sidestep concurrency issu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For instance, use it to store connections to a database, bypasses connection pool overhea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71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2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Multi-threading</text:p>
          </draw:text-box>
        </draw:frame>
        <draw:frame presentation:style-name="pr7" draw:layer="layout" svg:width="25.141cm" svg:height="14.626cm" svg:x="1.641cm" svg:y="4.442cm" presentation:class="outline" presentation:user-transformed="true">
          <draw:text-box>
            <text:list text:style-name="L2">
              <text:list-item>
                <text:p text:style-name="P5">Each synchronisation incurs an overhead.</text:p>
              </text:list-item>
            </text:list>
            <text:list text:style-name="L2">
              <text:list-item>
                <text:list>
                  <text:list-item>
                    <text:p text:style-name="P6">Try to do much work in each synchronisatio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on't leave them out!</text:p>
                  </text:list-item>
                </text:list>
              </text:list-item>
            </text:list>
            <text:list text:style-name="L2">
              <text:list-item>
                <text:p text:style-name="P5">Lock contention can reduce concurrency.</text:p>
              </text:list-item>
            </text:list>
            <text:list text:style-name="L2">
              <text:list-item>
                <text:list>
                  <text:list-item>
                    <text:p text:style-name="P6">Only one thread at a time can be in a synchronised block of cod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f most of processing is done in that code, then performance will suffer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Especially on multi-CPU machine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72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CSS_20_Background" draw:display-name="CSS Background" xlink:href="Pictures/10000000000003EF00000305A7F78E36.png" xlink:type="simple" xlink:show="embed" xlink:actuate="onLoad"/>
    <draw:fill-image draw:name="CSS_20_Title_20_Page" draw:display-name="CSS Title Page" xlink:href="Pictures/10000000000003EF00000305E05F99BE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GB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8" draw:fill-hatch-name="Hatch_20_4" draw:fill-image-name="Bitmape_20_5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Tahoma" style:font-style-name="Regular" style:font-family-generic="swiss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draw:stroke-dash="Dash_20_1" svg:stroke-width="0.15cm" svg:stroke-color="#000000" draw:marker-start="Arrow" draw:marker-start-width="0.7cm" draw:marker-start-center="true" draw:marker-end-width="0.3cm" draw:fill-gradient-name="Gradient_20_8" draw:fill-hatch-name="Hatch_20_4" draw:fill-image-name="Bitmape_20_5"/>
      <style:text-properties fo:font-family="Tahoma" style:font-style-name="Regular" style:font-family-generic="swiss" style:font-pitch="variable"/>
    </style:style>
    <style:style style:name="objectwithshadow" style:family="graphic" style:parent-style-name="standard">
      <style:graphic-properties draw:stroke-dash="Dash_20_1" draw:fill-gradient-name="Gradient_20_8" draw:fill-hatch-name="Hatch_20_4" draw:fill-image-name="Bitmape_20_5" draw:shadow="visible" draw:shadow-offset-x="0.3cm" draw:shadow-offset-y="0.3cm" draw:shadow-color="#808080"/>
      <style:text-properties fo:font-family="Tahoma" style:font-style-name="Regular" style:font-family-generic="swiss" style:font-pitch="variable"/>
    </style:style>
    <style:style style:name="objectwithoutfill" style:family="graphic" style:parent-style-name="standard">
      <style:graphic-properties draw:stroke-dash="Dash_20_1" draw:fill="none" draw:fill-gradient-name="Gradient_20_8" draw:fill-hatch-name="Hatch_20_4" draw:fill-image-name="Bitmape_20_5"/>
      <style:text-properties fo:font-family="Tahoma" style:font-style-name="Regular" style:font-family-generic="swiss" style:font-pitch="variable"/>
    </style:style>
    <style:style style:name="text" style:family="graphic" style:parent-style-name="standard">
      <style:graphic-properties draw:stroke="none" draw:stroke-dash="Dash_20_1" draw:fill="none" draw:fill-gradient-name="Gradient_20_8" draw:fill-hatch-name="Hatch_20_4" draw:fill-image-name="Bitmape_20_5"/>
      <style:text-properties fo:font-family="Tahoma" style:font-style-name="Regular" style:font-family-generic="swiss" style:font-pitch="variable"/>
    </style:style>
    <style:style style:name="textbody" style:family="graphic" style:parent-style-name="standard">
      <style:graphic-properties draw:stroke="none" draw:stroke-dash="Dash_20_1" draw:fill="none" draw:fill-gradient-name="Gradient_20_8" draw:fill-hatch-name="Hatch_20_4" draw:fill-image-name="Bitmape_20_5"/>
      <style:text-properties fo:font-family="Tahoma" style:font-style-name="Regular" style:font-family-generic="swiss" style:font-pitch="variable" fo:font-size="16pt"/>
    </style:style>
    <style:style style:name="textbodyjustfied" style:family="graphic" style:parent-style-name="standard">
      <style:graphic-properties draw:stroke="none" draw:stroke-dash="Dash_20_1" draw:fill="none" draw:fill-gradient-name="Gradient_20_8" draw:fill-hatch-name="Hatch_20_4" draw:fill-image-name="Bitmape_20_5"/>
      <style:paragraph-properties fo:text-align="justify"/>
      <style:text-properties fo:font-family="Tahoma" style:font-style-name="Regular" style:font-family-generic="swiss" style:font-pitch="variable"/>
    </style:style>
    <style:style style:name="textbodyindent" style:family="graphic" style:parent-style-name="standard">
      <style:graphic-properties draw:stroke="none" draw:stroke-dash="Dash_20_1" draw:fill="none" draw:fill-gradient-name="Gradient_20_8" draw:fill-hatch-name="Hatch_20_4" draw:fill-image-name="Bitmape_20_5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  <style:text-properties fo:font-family="Tahoma" style:font-style-name="Regular" style:font-family-generic="swiss" style:font-pitch="variable"/>
    </style:style>
    <style:style style:name="title" style:family="graphic" style:parent-style-name="standard">
      <style:graphic-properties draw:stroke="none" draw:stroke-dash="Dash_20_1" draw:fill="none" draw:fill-gradient-name="Gradient_20_8" draw:fill-hatch-name="Hatch_20_4" draw:fill-image-name="Bitmape_20_5"/>
      <style:text-properties fo:font-family="Tahoma" style:font-style-name="Regular" style:font-family-generic="swiss" style:font-pitch="variable" fo:font-size="44pt"/>
    </style:style>
    <style:style style:name="title1" style:family="graphic" style:parent-style-name="standard">
      <style:graphic-properties draw:stroke="none" draw:stroke-dash="Dash_20_1" draw:fill="solid" draw:fill-color="#008080" draw:fill-gradient-name="Gradient_20_8" draw:fill-hatch-name="Hatch_20_4" draw:fill-image-name="Bitmape_20_5" draw:shadow="visible" draw:shadow-offset-x="0.2cm" draw:shadow-offset-y="0.2cm" draw:shadow-color="#808080"/>
      <style:paragraph-properties fo:text-align="start"/>
      <style:text-properties fo:font-family="Tahoma" style:font-style-name="Regular" style:font-family-generic="swiss" style:font-pitch="variable" fo:font-size="24pt"/>
    </style:style>
    <style:style style:name="title2" style:family="graphic" style:parent-style-name="standard">
      <style:graphic-properties draw:stroke-dash="Dash_20_1" svg:stroke-width="0.05cm" draw:fill-color="#ffcc99" draw:fill-gradient-name="Gradient_20_8" draw:fill-hatch-name="Hatch_20_4" draw:fill-image-name="Bitmape_20_5" draw:fill-image-width="0cm" draw:fill-image-height="0cm" draw:shadow="visible" draw:shadow-offset-x="0.203cm" draw:shadow-offset-y="0.203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start" fo:text-indent="0cm">
        <style:tab-stops/>
      </style:paragraph-properties>
      <style:text-properties fo:font-family="Tahoma" style:font-style-name="Regular" style:font-family-generic="swiss" style:font-pitch="variable" fo:font-size="36pt"/>
    </style:style>
    <style:style style:name="headline" style:family="graphic" style:parent-style-name="standard">
      <style:graphic-properties draw:stroke="none" draw:stroke-dash="Dash_20_1" draw:fill="none" draw:fill-gradient-name="Gradient_20_8" draw:fill-hatch-name="Hatch_20_4" draw:fill-image-name="Bitmape_20_5"/>
      <style:paragraph-properties fo:margin-top="0.42cm" fo:margin-bottom="0.21cm"/>
      <style:text-properties fo:font-family="Tahoma" style:font-style-name="Regular" style:font-family-generic="swiss" style:font-pitch="variable" fo:font-size="24pt"/>
    </style:style>
    <style:style style:name="headline1" style:family="graphic" style:parent-style-name="standard">
      <style:graphic-properties draw:stroke="none" draw:stroke-dash="Dash_20_1" draw:fill="none" draw:fill-gradient-name="Gradient_20_8" draw:fill-hatch-name="Hatch_20_4" draw:fill-image-name="Bitmape_20_5"/>
      <style:paragraph-properties fo:margin-top="0.42cm" fo:margin-bottom="0.21cm"/>
      <style:text-properties fo:font-family="Tahoma" style:font-style-name="Bold" style:font-family-generic="swiss" style:font-pitch="variable" fo:font-size="18pt" fo:font-weight="bold"/>
    </style:style>
    <style:style style:name="headline2" style:family="graphic" style:parent-style-name="standard">
      <style:graphic-properties draw:stroke="none" draw:stroke-dash="Dash_20_1" draw:fill="none" draw:fill-gradient-name="Gradient_20_8" draw:fill-hatch-name="Hatch_20_4" draw:fill-image-name="Bitmape_20_5"/>
      <style:paragraph-properties fo:margin-top="0.42cm" fo:margin-bottom="0.21cm"/>
      <style:text-properties fo:font-family="Tahoma" style:font-style-name="Bold Italic" style:font-family-generic="swiss" style:font-pitch="variable" fo:font-size="14pt" fo:font-style="italic" fo:font-weight="bold"/>
    </style:style>
    <style:style style:name="measure" style:family="graphic" style:parent-style-name="standard">
      <style:graphic-properties draw:stroke="solid" draw:stroke-dash="Dash_20_1" draw:marker-start="Arrow" draw:marker-start-width="0.2cm" draw:marker-end="Arrow" draw:marker-end-width="0.2cm" draw:fill="none" draw:fill-gradient-name="Gradient_20_8" draw:fill-hatch-name="Hatch_20_4" draw:fill-image-name="Bitmape_20_5"/>
      <style:text-properties fo:font-family="Tahoma" style:font-style-name="Regular" style:font-family-generic="swiss" style:font-pitch="variable" fo:font-size="12pt"/>
    </style:style>
    <style:style style:name="CSS2008OpenOffice-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2.593cm" fo:min-width="0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CSS2008OpenOffic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>
        <style:tab-stops/>
      </style:paragraph-properties>
      <style:text-properties fo:color="#000080" style:text-outline="false" style:text-line-through-style="none" style:text-position="0% 100%" fo:font-family="Verdana" style:font-family-generic="swiss" style:font-pitch="variable" fo:font-size="4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44pt" style:language-asian="zxx" style:country-asian="none" style:font-style-asian="normal" style:font-weight-asian="normal" style:font-family-complex="Tahoma" style:font-pitch-complex="variable" style:font-size-complex="44pt" style:language-complex="zxx" style:country-complex="none" style:font-style-complex="normal" style:font-weight-complex="normal" style:text-scale="100%" style:font-relief="none" fo:hyphenate="false"/>
    </style:style>
    <style:style style:name="CSS2008OpenOffice-subtitle" style:family="presentation">
      <style:graphic-properties draw:stroke="none" draw:fill="none" draw:textarea-vertical-align="middle">
        <text:list-style style:name="CSS2008OpenOffic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ahoma" style:font-style-name="Regular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CSS2008OpenOffice-background" style:family="presentation">
      <style:graphic-properties draw:stroke="none" draw:fill="bitmap" draw:fill-image-name="CSS_20_Background" style:repeat="stretch"/>
    </style:style>
    <style:style style:name="CSS2008OpenOffice-backgroundobjects" style:family="presentation">
      <style:graphic-properties draw:fill-color="#ffffff" draw:fill-image-width="0cm" draw:fill-image-height="0cm" draw:shadow="hidden" draw:shadow-offset-x="0.305cm" draw:shadow-offset-y="0.305cm" draw:shadow-color="#808080"/>
    </style:style>
    <style:style style:name="CSS2008OpenOffice-notes" style:family="presentation">
      <style:graphic-properties draw:stroke="none" draw:fill="none">
        <text:list-style style:name="CSS2008OpenOffic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CSS2008OpenOffice-outline1" style:family="presentation">
      <style:graphic-properties draw:stroke="none" draw:fill="none">
        <text:list-style style:name="CSS2008OpenOffic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0080" fo:font-size="45%"/>
          </text:list-level-style-bullet>
          <text:list-level-style-bullet text:level="2" text:bullet-char="➢">
            <style:list-level-properties text:space-before="1.6cm" text:min-label-width="0.8cm"/>
            <style:text-properties fo:font-family="StarSymbol" style:font-style-name="Regular" style:font-pitch="variable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style-name="Regular" style:font-pitch="variable" fo:color="#ffff00" fo:font-size="75%"/>
          </text:list-level-style-bullet>
          <text:list-level-style-bullet text:level="4" text:bullet-char="√">
            <style:list-level-properties text:space-before="4.2cm" text:min-label-width="0.6cm"/>
            <style:text-properties fo:font-family="StarSymbol" style:font-style-name="Regular" style:font-pitch="variable" fo:color="#000080" fo:font-size="75%"/>
          </text:list-level-style-bullet>
          <text:list-level-style-bullet text:level="5" text:bullet-char="❖">
            <style:list-level-properties text:space-before="5.4cm" text:min-label-width="0.6cm"/>
            <style:text-properties fo:font-family="StarSymbol" style:font-style-name="Regular" style:font-pitch="variable" fo:color="#00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6cm" fo:margin-right="0cm" fo:margin-top="0cm" fo:margin-bottom="0.498cm" text:enable-numbering="true" fo:text-indent="-0.898cm"/>
      <style:text-properties style:use-window-font-color="true" style:text-outline="false" style:text-line-through-style="none" fo:font-family="Verdana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CSS2008OpenOffice-outline2" style:family="presentation" style:parent-style-name="CSS2008OpenOffice-outline1">
      <style:paragraph-properties fo:margin-left="2.4cm" fo:margin-right="0cm" fo:margin-top="0cm" fo:margin-bottom="0.4cm" fo:text-indent="-0.8cm"/>
      <style:text-properties fo:font-family="Verdana" style:font-family-generic="swiss" style:font-pitch="variable" fo:font-size="28pt" style:font-size-asian="28pt" style:font-size-complex="28pt"/>
    </style:style>
    <style:style style:name="CSS2008OpenOffice-outline3" style:family="presentation" style:parent-style-name="CSS2008OpenOffice-outline2">
      <style:paragraph-properties fo:margin-left="3.6cm" fo:margin-right="0cm" fo:margin-top="0cm" fo:margin-bottom="0.3cm" fo:text-indent="-0.6cm"/>
      <style:text-properties fo:font-family="Verdana" style:font-family-generic="swiss" style:font-pitch="variable" fo:font-size="24pt" style:font-size-asian="24pt" style:font-size-complex="24pt"/>
    </style:style>
    <style:style style:name="CSS2008OpenOffice-outline4" style:family="presentation" style:parent-style-name="CSS2008OpenOffice-outline3">
      <style:paragraph-properties fo:margin-left="4.8cm" fo:margin-right="0cm" fo:margin-top="0cm" fo:margin-bottom="0.2cm" fo:text-indent="-0.6cm"/>
      <style:text-properties fo:font-family="Verdana" style:font-family-generic="swiss" style:font-pitch="variable" fo:font-size="20pt" style:font-size-asian="20pt" style:font-size-complex="20pt"/>
    </style:style>
    <style:style style:name="CSS2008OpenOffice-outline5" style:family="presentation" style:parent-style-name="CSS2008OpenOffice-outline4">
      <style:paragraph-properties fo:margin-left="6cm" fo:margin-right="0cm" fo:margin-top="0cm" fo:margin-bottom="0.1cm" fo:text-indent="-0.6cm"/>
      <style:text-properties fo:font-family="Verdana" style:font-family-generic="swiss" style:font-pitch="variable" fo:font-size="20pt" style:font-size-asian="20pt" style:font-size-complex="20pt"/>
    </style:style>
    <style:style style:name="CSS2008OpenOffice-outline6" style:family="presentation" style:parent-style-name="CSS2008OpenOffice-outline5">
      <style:paragraph-properties fo:margin-left="7.2cm" fo:margin-right="0cm" fo:margin-top="0cm" fo:margin-bottom="0.1cm" fo:text-indent="-0.6cm"/>
      <style:text-properties fo:font-family="Verdana" style:font-family-generic="swiss" style:font-pitch="variable" fo:font-size="20pt" style:font-size-asian="20pt" style:font-size-complex="20pt"/>
    </style:style>
    <style:style style:name="CSS2008OpenOffice-outline7" style:family="presentation" style:parent-style-name="CSS2008OpenOffice-outline6">
      <style:paragraph-properties fo:margin-left="8.4cm" fo:margin-right="0cm" fo:margin-top="0cm" fo:margin-bottom="0.1cm" fo:text-indent="-0.6cm"/>
      <style:text-properties fo:font-family="Verdana" style:font-family-generic="swiss" style:font-pitch="variable" fo:font-size="20pt" style:font-size-asian="20pt" style:font-size-complex="20pt"/>
    </style:style>
    <style:style style:name="CSS2008OpenOffice-outline8" style:family="presentation" style:parent-style-name="CSS2008OpenOffice-outline7">
      <style:paragraph-properties fo:margin-left="9.6cm" fo:margin-right="0cm" fo:margin-top="0cm" fo:margin-bottom="0.1cm" fo:text-indent="-0.6cm"/>
      <style:text-properties fo:font-family="Verdana" style:font-family-generic="swiss" style:font-pitch="variable" fo:font-size="20pt" style:font-size-asian="20pt" style:font-size-complex="20pt"/>
    </style:style>
    <style:style style:name="CSS2008OpenOffice-outline9" style:family="presentation" style:parent-style-name="CSS2008OpenOffice-outline8">
      <style:paragraph-properties fo:margin-left="10.8cm" fo:margin-right="0cm" fo:margin-top="0cm" fo:margin-bottom="0.1cm" fo:text-indent="-0.6cm"/>
      <style:text-properties fo:font-family="Verdana" style:font-family-generic="swiss" style:font-pitch="variable" fo:font-size="20pt" style:font-size-asian="20pt" style:font-size-complex="20pt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image-name="CSS_20_Background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33cm" fo:min-width="6.756cm"/>
    </style:style>
    <style:style style:name="gr2" style:family="graphic" style:parent-style-name="standard">
      <style:graphic-properties draw:stroke="none" draw:fill="none" draw:fill-color="#ffffff" draw:auto-grow-width="true" fo:min-height="0.333cm" fo:min-width="18.737cm"/>
    </style:style>
    <style:style style:name="gr3" style:family="graphic" style:parent-style-name="standard">
      <style:graphic-properties draw:stroke="none" draw:fill="none" draw:fill-color="#ffffff" draw:auto-grow-width="true" fo:min-height="0.154cm" fo:min-width="2.056cm"/>
    </style:style>
    <style:style style:name="gr4" style:family="graphic" style:parent-style-name="standard">
      <style:graphic-properties draw:stroke="none" draw:fill="none" draw:fill-color="#ffffff" draw:auto-grow-width="true" fo:min-height="0.33cm" fo:min-width="5.41cm"/>
    </style:style>
    <style:style style:name="pr1" style:family="presentation" style:parent-style-name="CSS2008OpenOffice-title">
      <style:graphic-properties draw:fill-color="#ffffff" draw:auto-grow-height="false" fo:min-height="3.507cm"/>
    </style:style>
    <style:style style:name="pr2" style:family="presentation" style:parent-style-name="CSS2008OpenOffice-outline1">
      <style:graphic-properties draw:fill-color="#ffffff" draw:auto-grow-height="false" fo:min-height="13.86cm"/>
    </style:style>
    <style:style style:name="pr3" style:family="presentation" style:parent-style-name="CSS2008OpenOffice-notes">
      <style:graphic-properties draw:fill-color="#ffffff" draw:auto-grow-height="fals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3.6cm" fo:margin-right="0cm" fo:text-indent="-0.6cm"/>
    </style:style>
    <style:style style:name="P5" style:family="paragraph">
      <style:paragraph-properties fo:margin-left="4.8cm" fo:margin-right="0cm" fo:text-indent="-0.6cm"/>
    </style:style>
    <style:style style:name="P6" style:family="paragraph">
      <style:paragraph-properties fo:margin-left="6cm" fo:margin-right="0cm" fo:text-indent="-0.6cm"/>
    </style:style>
    <style:style style:name="P7" style:family="paragraph">
      <style:paragraph-properties fo:margin-left="7.2cm" fo:margin-right="0cm" fo:text-indent="-0.6cm"/>
    </style:style>
    <style:style style:name="P8" style:family="paragraph">
      <style:paragraph-properties fo:margin-left="8.4cm" fo:margin-right="0cm" fo:text-indent="-0.6cm"/>
    </style:style>
    <style:style style:name="P9" style:family="paragraph">
      <style:paragraph-properties fo:margin-left="9.6cm" fo:margin-right="0cm" fo:text-indent="-0.6cm"/>
    </style:style>
    <style:style style:name="P10" style:family="paragraph">
      <style:paragraph-properties fo:margin-left="10.8cm" fo:margin-right="0cm" fo:text-indent="-0.6cm"/>
    </style:style>
    <style:style style:name="P11" style:family="paragraph">
      <style:paragraph-properties fo:margin-left="0cm" fo:margin-right="0cm" fo:text-indent="0cm"/>
      <style:text-properties fo:font-family="Verdana" style:font-family-generic="swiss" style:font-pitch="variable"/>
    </style:style>
    <style:style style:name="P12" style:family="paragraph">
      <style:paragraph-properties fo:margin-left="0cm" fo:margin-right="0cm" fo:text-indent="0cm"/>
      <style:text-properties fo:font-family="Verdana" style:font-family-generic="swiss" style:font-pitch="variable" fo:font-size="8pt"/>
    </style:style>
    <style:style style:name="P13" style:family="paragraph">
      <style:paragraph-properties fo:margin-left="0cm" fo:margin-right="0cm" fo:text-align="end" fo:text-indent="0cm"/>
    </style:style>
    <style:style style:name="P14" style:family="paragraph">
      <style:paragraph-properties fo:margin-left="0cm" fo:margin-right="0cm" fo:text-align="end" fo:text-indent="0cm"/>
      <style:text-properties fo:font-size="8pt"/>
    </style:style>
    <style:style style:name="P15" style:family="paragraph">
      <style:paragraph-properties fo:margin-left="0cm" fo:margin-right="0cm" fo:text-align="end" fo:text-indent="0cm"/>
      <style:text-properties fo:font-family="Verdana" style:font-family-generic="swiss" style:font-pitch="variable"/>
    </style:style>
    <style:style style:name="P16" style:family="paragraph">
      <style:paragraph-properties fo:margin-left="0.6cm" fo:margin-right="0cm" fo:text-indent="-0.6cm"/>
    </style:style>
    <style:style style:name="T1" style:family="text">
      <style:text-properties fo:font-family="Verdana" style:font-family-generic="swiss" style:font-pitch="variable" fo:font-size="8pt"/>
    </style:style>
    <style:style style:name="T2" style:family="text">
      <style:text-properties fo:font-family="Verdana" style:font-family-generic="swiss" style:font-pitch="variable" fo:font-size="8pt" style:font-family-asian="'American Typewriter'" style:font-pitch-asian="variable" style:font-family-complex="'American Typewriter'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dp2">
      <draw:page-thumbnail draw:layer="backgroundobjects" svg:width="25.399cm" svg:height="19.049cm" svg:x="1.27cm" svg:y="1.207cm" draw:page-number="1"/>
    </style:handout-master>
    <style:master-page style:name="CSS2008OpenOffice" style:page-layout-name="PM1" draw:style-name="dp1">
      <office:forms form:automatic-focus="false" form:apply-design-mode="false"/>
      <draw:frame presentation:style-name="pr1" draw:text-style-name="P1" draw:layer="backgroundobjects" svg:width="23.911cm" svg:height="3.103cm" svg:x="4.088cm" svg:y="1.012cm" presentation:class="title">
        <draw:text-box>
          <text:p text:style-name="P1">Click to edit the title format</text:p>
        </draw:text-box>
      </draw:frame>
      <draw:frame presentation:style-name="pr2" draw:text-style-name="P2" draw:layer="backgroundobjects" svg:width="23.911cm" svg:height="14.625cm" svg:x="2.058cm" svg:y="4.442cm" presentation:class="outline">
        <draw:text-box>
          <text:list text:style-name="L2">
            <text:list-item>
              <text:p text:style-name="P2">Click to edit the outline text format</text:p>
            </text:list-item>
          </text:list>
          <text:list text:style-name="L2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11" draw:layer="backgroundobjects" svg:width="7.457cm" svg:height="0.344cm" svg:x="1.015cm" svg:y="0.25cm">
        <draw:text-box>
          <text:p text:style-name="P11"><text:span text:style-name="T1">Colorado Software Summit: <text:s/>October 19 – 24, 2008</text:span></text:p>
        </draw:text-box>
      </draw:frame>
      <draw:frame draw:style-name="gr2" draw:text-style-name="P12" draw:layer="backgroundobjects" svg:width="18.737cm" svg:height="0.344cm" svg:x="1.021cm" svg:y="20.34cm">
        <draw:text-box>
          <text:p text:style-name="P11"><text:span text:style-name="T1">Matthew Wakeling – Performance Engineering From Scratch</text:span></text:p>
        </draw:text-box>
      </draw:frame>
      <draw:frame draw:style-name="gr3" draw:text-style-name="P14" draw:layer="backgroundobjects" svg:width="2.364cm" svg:height="0.344cm" svg:x="25.004cm" svg:y="20.384cm">
        <draw:text-box>
          <text:p text:style-name="P13"><text:span text:style-name="T1">Slide </text:span><text:span text:style-name="T1"><text:page-number>72</text:page-number></text:span></text:p>
        </draw:text-box>
      </draw:frame>
      <draw:frame draw:style-name="gr4" draw:text-style-name="P15" draw:layer="backgroundobjects" svg:width="5.41cm" svg:height="0.344cm" svg:x="21.982cm" svg:y="0.249cm">
        <draw:text-box>
          <text:p text:style-name="P15"><text:span text:style-name="T2">© Copyright 2008, Matthew Wakeling</text:span></text:p>
        </draw:text-box>
      </draw:frame>
      <presentation:notes style:page-layout-name="PM2">
        <office:forms form:automatic-focus="false" form:apply-design-mode="false"/>
        <draw:page-thumbnail presentation:style-name="CSS2008OpenOffice-title" draw:layer="backgroundobjects" svg:width="12.767cm" svg:height="9.575cm" svg:x="4.411cm" svg:y="2.794cm" presentation:class="page"/>
        <draw:frame presentation:style-name="pr3" draw:layer="backgroundobjects" svg:width="15.02cm" svg:height="10.628cm" svg:x="3.292cm" svg:y="13.299cm" presentation:class="notes">
          <draw:text-box>
            <text:p text:style-name="P16">Click to edit the notes' format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dc:title>CSS2008 Template</dc:title>
    <meta:initial-creator>Matthew Wakeling</meta:initial-creator>
    <meta:creation-date>2008-07-17T12:27:21</meta:creation-date>
    <dc:creator>Matthew Wakeling</dc:creator>
    <dc:date>2008-07-25T18:16:42</dc:date>
    <meta:editing-cycles>25</meta:editing-cycles>
    <meta:editing-duration>P6DT9H54M15S</meta:editing-duration>
    <meta:user-defined meta:name="Info 1"/>
    <meta:user-defined meta:name="Info 2"/>
    <meta:user-defined meta:name="Info 3"/>
    <meta:user-defined meta:name="Info 4"/>
    <meta:document-statistic meta:object-count="45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5.43377256393433pt" style:font-size-asian="5.43377256393433pt" style:font-size-complex="5.43377256393433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true" chart:minimum="10000" chart:maximum="2300000000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6.11299419403076pt" style:font-size-asian="6.11299419403076pt" style:font-size-complex="6.11299419403076pt"/>
    </style:style>
    <style:style style:name="ch6" style:family="chart" style:data-style-name="N0">
      <style:chart-properties chart:display-label="true" chart:logarithmic="false" chart:minimum="0" chart:maximum="11000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6.11299419403076pt" style:font-size-asian="6.11299419403076pt" style:font-size-complex="6.11299419403076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6.511cm" svg:height="14.066cm" chart:class="chart:scatter" chart:style-name="ch1">
        <chart:legend chart:legend-position="end" svg:x="24.12cm" svg:y="6.516cm" chart:style-name="ch2"/>
        <chart:plot-area chart:style-name="ch3" chart:data-source-has-labels="both" svg:x="0.841cm" svg:y="0.281cm" svg:width="22.749cm" svg:height="13.077cm">
          <chart:axis chart:dimension="x" chart:name="primary-x" chart:style-name="ch4">
            <chart:title svg:x="11.828cm" svg:y="13.225cm" chart:style-name="ch5">
              <text:p>Data size (bytes)</text:p>
            </chart:title>
            <chart:categories table:cell-range-address="local-table.$A$2:.$A$121"/>
          </chart:axis>
          <chart:axis chart:dimension="y" chart:name="primary-y" chart:style-name="ch6">
            <chart:title svg:x="0.532cm" svg:y="6.848cm" chart:style-name="ch7">
              <text:p>Time</text:p>
            </chart:title>
            <chart:grid chart:style-name="ch8" chart:class="major"/>
          </chart:axis>
          <chart:series chart:style-name="ch9" chart:values-cell-range-address="local-table.$C$2:.$C$121" chart:label-cell-address="local-table.$C$1" chart:class="chart:scatter">
            <chart:domain table:cell-range-address="local-table.$B$2:.$B$121"/>
            <chart:data-point chart:repeated="120"/>
          </chart:series>
          <chart:series chart:style-name="ch10" chart:values-cell-range-address="local-table.$D$2:.$D$121" chart:label-cell-address="local-table.$D$1" chart:class="chart:scatter">
            <chart:data-point chart:repeated="120"/>
          </chart:series>
          <chart:series chart:style-name="ch11" chart:values-cell-range-address="local-table.$E$2:.$E$121" chart:label-cell-address="local-table.$E$1" chart:class="chart:scatter">
            <chart:data-point chart:repeated="1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ragorn</text:p>
              </table:table-cell>
              <table:table-cell office:value-type="string">
                <text:p>Ben</text:p>
              </table:table-cell>
              <table:table-cell office:value-type="string">
                <text:p>Mergl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725">
                <text:p>725</text:p>
              </table:table-cell>
              <table:table-cell office:value-type="float" office:value="698">
                <text:p>698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639">
                <text:p>639</text:p>
              </table:table-cell>
              <table:table-cell office:value-type="float" office:value="1031">
                <text:p>1031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717">
                <text:p>717</text:p>
              </table:table-cell>
              <table:table-cell office:value-type="float" office:value="691">
                <text:p>691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641">
                <text:p>641</text:p>
              </table:table-cell>
              <table:table-cell office:value-type="float" office:value="1032">
                <text:p>1032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632">
                <text:p>632</text:p>
              </table:table-cell>
              <table:table-cell office:value-type="float" office:value="1031">
                <text:p>1031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703">
                <text:p>703</text:p>
              </table:table-cell>
              <table:table-cell office:value-type="float" office:value="694">
                <text:p>694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628">
                <text:p>628</text:p>
              </table:table-cell>
              <table:table-cell office:value-type="float" office:value="1031">
                <text:p>1031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">
                <text:p>48</text:p>
              </table:table-cell>
              <table:table-cell office:value-type="float" office:value="627">
                <text:p>627</text:p>
              </table:table-cell>
              <table:table-cell office:value-type="float" office:value="1031">
                <text:p>1031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27">
                <text:p>627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626">
                <text:p>626</text:p>
              </table:table-cell>
              <table:table-cell office:value-type="float" office:value="1030">
                <text:p>103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8">
                <text:p>88</text:p>
              </table:table-cell>
              <table:table-cell office:value-type="float" office:value="625">
                <text:p>625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4">
                <text:p>104</text:p>
              </table:table-cell>
              <table:table-cell office:value-type="float" office:value="625">
                <text:p>625</text:p>
              </table:table-cell>
              <table:table-cell office:value-type="float" office:value="1030">
                <text:p>103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4">
                <text:p>124</text:p>
              </table:table-cell>
              <table:table-cell office:value-type="float" office:value="626">
                <text:p>626</text:p>
              </table:table-cell>
              <table:table-cell office:value-type="float" office:value="1030">
                <text:p>103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8">
                <text:p>148</text:p>
              </table:table-cell>
              <table:table-cell office:value-type="float" office:value="625">
                <text:p>625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6">
                <text:p>176</text:p>
              </table:table-cell>
              <table:table-cell office:value-type="float" office:value="625">
                <text:p>625</text:p>
              </table:table-cell>
              <table:table-cell office:value-type="float" office:value="1030">
                <text:p>1030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8">
                <text:p>208</text:p>
              </table:table-cell>
              <table:table-cell office:value-type="float" office:value="625">
                <text:p>625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4">
                <text:p>244</text:p>
              </table:table-cell>
              <table:table-cell office:value-type="float" office:value="626">
                <text:p>626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8">
                <text:p>288</text:p>
              </table:table-cell>
              <table:table-cell office:value-type="float" office:value="625">
                <text:p>625</text:p>
              </table:table-cell>
              <table:table-cell office:value-type="float" office:value="1030">
                <text:p>103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0">
                <text:p>340</text:p>
              </table:table-cell>
              <table:table-cell office:value-type="float" office:value="625">
                <text:p>625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">
                <text:p>400</text:p>
              </table:table-cell>
              <table:table-cell office:value-type="float" office:value="625">
                <text:p>625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68">
                <text:p>468</text:p>
              </table:table-cell>
              <table:table-cell office:value-type="float" office:value="625">
                <text:p>625</text:p>
              </table:table-cell>
              <table:table-cell office:value-type="float" office:value="1030">
                <text:p>103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48">
                <text:p>548</text:p>
              </table:table-cell>
              <table:table-cell office:value-type="float" office:value="626">
                <text:p>626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40">
                <text:p>640</text:p>
              </table:table-cell>
              <table:table-cell office:value-type="float" office:value="625">
                <text:p>625</text:p>
              </table:table-cell>
              <table:table-cell office:value-type="float" office:value="1030">
                <text:p>103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48">
                <text:p>748</text:p>
              </table:table-cell>
              <table:table-cell office:value-type="float" office:value="625">
                <text:p>625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76">
                <text:p>876</text:p>
              </table:table-cell>
              <table:table-cell office:value-type="float" office:value="626">
                <text:p>626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4">
                <text:p>1024</text:p>
              </table:table-cell>
              <table:table-cell office:value-type="float" office:value="702">
                <text:p>702</text:p>
              </table:table-cell>
              <table:table-cell office:value-type="float" office:value="692">
                <text:p>692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96">
                <text:p>1196</text:p>
              </table:table-cell>
              <table:table-cell office:value-type="float" office:value="583">
                <text:p>583</text:p>
              </table:table-cell>
              <table:table-cell office:value-type="float" office:value="1030">
                <text:p>103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96">
                <text:p>1396</text:p>
              </table:table-cell>
              <table:table-cell office:value-type="float" office:value="583">
                <text:p>583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32">
                <text:p>1632</text:p>
              </table:table-cell>
              <table:table-cell office:value-type="float" office:value="584">
                <text:p>584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08">
                <text:p>1908</text:p>
              </table:table-cell>
              <table:table-cell office:value-type="float" office:value="583">
                <text:p>583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28">
                <text:p>2228</text:p>
              </table:table-cell>
              <table:table-cell office:value-type="float" office:value="583">
                <text:p>583</text:p>
              </table:table-cell>
              <table:table-cell office:value-type="float" office:value="1030">
                <text:p>103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00">
                <text:p>2600</text:p>
              </table:table-cell>
              <table:table-cell office:value-type="float" office:value="583">
                <text:p>583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36">
                <text:p>3036</text:p>
              </table:table-cell>
              <table:table-cell office:value-type="float" office:value="584">
                <text:p>584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44">
                <text:p>3544</text:p>
              </table:table-cell>
              <table:table-cell office:value-type="float" office:value="583">
                <text:p>583</text:p>
              </table:table-cell>
              <table:table-cell office:value-type="float" office:value="1030">
                <text:p>103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36">
                <text:p>4136</text:p>
              </table:table-cell>
              <table:table-cell office:value-type="float" office:value="584">
                <text:p>584</text:p>
              </table:table-cell>
              <table:table-cell office:value-type="float" office:value="1031">
                <text:p>1031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828">
                <text:p>4828</text:p>
              </table:table-cell>
              <table:table-cell office:value-type="float" office:value="583">
                <text:p>583</text:p>
              </table:table-cell>
              <table:table-cell office:value-type="float" office:value="1030">
                <text:p>103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36">
                <text:p>5636</text:p>
              </table:table-cell>
              <table:table-cell office:value-type="float" office:value="583">
                <text:p>583</text:p>
              </table:table-cell>
              <table:table-cell office:value-type="float" office:value="1030">
                <text:p>103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76">
                <text:p>6576</text:p>
              </table:table-cell>
              <table:table-cell office:value-type="float" office:value="583">
                <text:p>583</text:p>
              </table:table-cell>
              <table:table-cell office:value-type="float" office:value="1030">
                <text:p>103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76">
                <text:p>7676</text:p>
              </table:table-cell>
              <table:table-cell office:value-type="float" office:value="584">
                <text:p>584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956">
                <text:p>8956</text:p>
              </table:table-cell>
              <table:table-cell office:value-type="float" office:value="583">
                <text:p>583</text:p>
              </table:table-cell>
              <table:table-cell office:value-type="float" office:value="1030">
                <text:p>103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452">
                <text:p>10452</text:p>
              </table:table-cell>
              <table:table-cell office:value-type="float" office:value="583">
                <text:p>583</text:p>
              </table:table-cell>
              <table:table-cell office:value-type="float" office:value="1030">
                <text:p>103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196">
                <text:p>12196</text:p>
              </table:table-cell>
              <table:table-cell office:value-type="float" office:value="584">
                <text:p>584</text:p>
              </table:table-cell>
              <table:table-cell office:value-type="float" office:value="1031">
                <text:p>1031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232">
                <text:p>14232</text:p>
              </table:table-cell>
              <table:table-cell office:value-type="float" office:value="584">
                <text:p>584</text:p>
              </table:table-cell>
              <table:table-cell office:value-type="float" office:value="1030">
                <text:p>103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608">
                <text:p>16608</text:p>
              </table:table-cell>
              <table:table-cell office:value-type="float" office:value="583">
                <text:p>583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380">
                <text:p>19380</text:p>
              </table:table-cell>
              <table:table-cell office:value-type="float" office:value="583">
                <text:p>583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612">
                <text:p>22612</text:p>
              </table:table-cell>
              <table:table-cell office:value-type="float" office:value="584">
                <text:p>584</text:p>
              </table:table-cell>
              <table:table-cell office:value-type="float" office:value="1032">
                <text:p>1032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384">
                <text:p>26384</text:p>
              </table:table-cell>
              <table:table-cell office:value-type="float" office:value="585">
                <text:p>585</text:p>
              </table:table-cell>
              <table:table-cell office:value-type="float" office:value="1030">
                <text:p>103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784">
                <text:p>30784</text:p>
              </table:table-cell>
              <table:table-cell office:value-type="float" office:value="584">
                <text:p>584</text:p>
              </table:table-cell>
              <table:table-cell office:value-type="float" office:value="1030">
                <text:p>1030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916">
                <text:p>35916</text:p>
              </table:table-cell>
              <table:table-cell office:value-type="float" office:value="591">
                <text:p>591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1904">
                <text:p>41904</text:p>
              </table:table-cell>
              <table:table-cell office:value-type="float" office:value="599">
                <text:p>599</text:p>
              </table:table-cell>
              <table:table-cell office:value-type="float" office:value="1030">
                <text:p>1030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8892">
                <text:p>48892</text:p>
              </table:table-cell>
              <table:table-cell office:value-type="float" office:value="605">
                <text:p>605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044">
                <text:p>57044</text:p>
              </table:table-cell>
              <table:table-cell office:value-type="float" office:value="610">
                <text:p>610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6552">
                <text:p>66552</text:p>
              </table:table-cell>
              <table:table-cell office:value-type="float" office:value="614">
                <text:p>614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7648">
                <text:p>77648</text:p>
              </table:table-cell>
              <table:table-cell office:value-type="float" office:value="618">
                <text:p>618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0592">
                <text:p>90592</text:p>
              </table:table-cell>
              <table:table-cell office:value-type="float" office:value="621">
                <text:p>621</text:p>
              </table:table-cell>
              <table:table-cell office:value-type="float" office:value="1031">
                <text:p>1031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5692">
                <text:p>105692</text:p>
              </table:table-cell>
              <table:table-cell office:value-type="float" office:value="624">
                <text:p>624</text:p>
              </table:table-cell>
              <table:table-cell office:value-type="float" office:value="1032">
                <text:p>1032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3308">
                <text:p>123308</text:p>
              </table:table-cell>
              <table:table-cell office:value-type="float" office:value="626">
                <text:p>626</text:p>
              </table:table-cell>
              <table:table-cell office:value-type="float" office:value="1031">
                <text:p>1031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3860">
                <text:p>143860</text:p>
              </table:table-cell>
              <table:table-cell office:value-type="float" office:value="629">
                <text:p>629</text:p>
              </table:table-cell>
              <table:table-cell office:value-type="float" office:value="1031">
                <text:p>1031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7840">
                <text:p>167840</text:p>
              </table:table-cell>
              <table:table-cell office:value-type="float" office:value="630">
                <text:p>630</text:p>
              </table:table-cell>
              <table:table-cell office:value-type="float" office:value="1032">
                <text:p>1032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5816">
                <text:p>195816</text:p>
              </table:table-cell>
              <table:table-cell office:value-type="float" office:value="632">
                <text:p>632</text:p>
              </table:table-cell>
              <table:table-cell office:value-type="float" office:value="1031">
                <text:p>1031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8456">
                <text:p>228456</text:p>
              </table:table-cell>
              <table:table-cell office:value-type="float" office:value="632">
                <text:p>632</text:p>
              </table:table-cell>
              <table:table-cell office:value-type="float" office:value="1032">
                <text:p>1032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6536">
                <text:p>266536</text:p>
              </table:table-cell>
              <table:table-cell office:value-type="float" office:value="607">
                <text:p>607</text:p>
              </table:table-cell>
              <table:table-cell office:value-type="float" office:value="1032">
                <text:p>1032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960">
                <text:p>310960</text:p>
              </table:table-cell>
              <table:table-cell office:value-type="float" office:value="608">
                <text:p>608</text:p>
              </table:table-cell>
              <table:table-cell office:value-type="float" office:value="1032">
                <text:p>1032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2788">
                <text:p>362788</text:p>
              </table:table-cell>
              <table:table-cell office:value-type="float" office:value="609">
                <text:p>609</text:p>
              </table:table-cell>
              <table:table-cell office:value-type="float" office:value="1032">
                <text:p>1032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23256">
                <text:p>423256</text:p>
              </table:table-cell>
              <table:table-cell office:value-type="float" office:value="610">
                <text:p>610</text:p>
              </table:table-cell>
              <table:table-cell office:value-type="float" office:value="1032">
                <text:p>1032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93800">
                <text:p>493800</text:p>
              </table:table-cell>
              <table:table-cell office:value-type="float" office:value="612">
                <text:p>612</text:p>
              </table:table-cell>
              <table:table-cell office:value-type="float" office:value="1093">
                <text:p>1093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6104">
                <text:p>576104</text:p>
              </table:table-cell>
              <table:table-cell office:value-type="float" office:value="611">
                <text:p>611</text:p>
              </table:table-cell>
              <table:table-cell office:value-type="float" office:value="1118">
                <text:p>1118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2124">
                <text:p>672124</text:p>
              </table:table-cell>
              <table:table-cell office:value-type="float" office:value="614">
                <text:p>614</text:p>
              </table:table-cell>
              <table:table-cell office:value-type="float" office:value="1147">
                <text:p>1147</text:p>
              </table:table-cell>
              <table:table-cell office:value-type="float" office:value="1724">
                <text:p>17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84148">
                <text:p>784148</text:p>
              </table:table-cell>
              <table:table-cell office:value-type="float" office:value="616">
                <text:p>616</text:p>
              </table:table-cell>
              <table:table-cell office:value-type="float" office:value="1165">
                <text:p>1165</text:p>
              </table:table-cell>
              <table:table-cell office:value-type="float" office:value="1939">
                <text:p>19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14840">
                <text:p>914840</text:p>
              </table:table-cell>
              <table:table-cell office:value-type="float" office:value="618">
                <text:p>618</text:p>
              </table:table-cell>
              <table:table-cell office:value-type="float" office:value="1222">
                <text:p>1222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67316">
                <text:p>1067316</text:p>
              </table:table-cell>
              <table:table-cell office:value-type="float" office:value="622">
                <text:p>622</text:p>
              </table:table-cell>
              <table:table-cell office:value-type="float" office:value="1302">
                <text:p>1302</text:p>
              </table:table-cell>
              <table:table-cell office:value-type="float" office:value="2354">
                <text:p>23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45204">
                <text:p>1245204</text:p>
              </table:table-cell>
              <table:table-cell office:value-type="float" office:value="640">
                <text:p>640</text:p>
              </table:table-cell>
              <table:table-cell office:value-type="float" office:value="1449">
                <text:p>1449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52740">
                <text:p>1452740</text:p>
              </table:table-cell>
              <table:table-cell office:value-type="float" office:value="656">
                <text:p>656</text:p>
              </table:table-cell>
              <table:table-cell office:value-type="float" office:value="1739">
                <text:p>1739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94864">
                <text:p>1694864</text:p>
              </table:table-cell>
              <table:table-cell office:value-type="float" office:value="674">
                <text:p>674</text:p>
              </table:table-cell>
              <table:table-cell office:value-type="float" office:value="2021">
                <text:p>2021</text:p>
              </table:table-cell>
              <table:table-cell office:value-type="float" office:value="2813">
                <text:p>28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77344">
                <text:p>1977344</text:p>
              </table:table-cell>
              <table:table-cell office:value-type="float" office:value="705">
                <text:p>705</text:p>
              </table:table-cell>
              <table:table-cell office:value-type="float" office:value="2267">
                <text:p>2267</text:p>
              </table:table-cell>
              <table:table-cell office:value-type="float" office:value="2931">
                <text:p>29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06904">
                <text:p>2306904</text:p>
              </table:table-cell>
              <table:table-cell office:value-type="float" office:value="725">
                <text:p>725</text:p>
              </table:table-cell>
              <table:table-cell office:value-type="float" office:value="2562">
                <text:p>2562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91392">
                <text:p>2691392</text:p>
              </table:table-cell>
              <table:table-cell office:value-type="float" office:value="758">
                <text:p>758</text:p>
              </table:table-cell>
              <table:table-cell office:value-type="float" office:value="2856">
                <text:p>2856</text:p>
              </table:table-cell>
              <table:table-cell office:value-type="float" office:value="3353">
                <text:p>33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39960">
                <text:p>3139960</text:p>
              </table:table-cell>
              <table:table-cell office:value-type="float" office:value="841">
                <text:p>841</text:p>
              </table:table-cell>
              <table:table-cell office:value-type="float" office:value="3123">
                <text:p>3123</text:p>
              </table:table-cell>
              <table:table-cell office:value-type="float" office:value="3549">
                <text:p>35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663288">
                <text:p>3663288</text:p>
              </table:table-cell>
              <table:table-cell office:value-type="float" office:value="944">
                <text:p>944</text:p>
              </table:table-cell>
              <table:table-cell office:value-type="float" office:value="3314">
                <text:p>3314</text:p>
              </table:table-cell>
              <table:table-cell office:value-type="float" office:value="3803">
                <text:p>38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73840">
                <text:p>4273840</text:p>
              </table:table-cell>
              <table:table-cell office:value-type="float" office:value="1118">
                <text:p>1118</text:p>
              </table:table-cell>
              <table:table-cell office:value-type="float" office:value="3488">
                <text:p>3488</text:p>
              </table:table-cell>
              <table:table-cell office:value-type="float" office:value="3846">
                <text:p>38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86148">
                <text:p>4986148</text:p>
              </table:table-cell>
              <table:table-cell office:value-type="float" office:value="1319">
                <text:p>1319</text:p>
              </table:table-cell>
              <table:table-cell office:value-type="float" office:value="3638">
                <text:p>3638</text:p>
              </table:table-cell>
              <table:table-cell office:value-type="float" office:value="4055">
                <text:p>40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817176">
                <text:p>5817176</text:p>
              </table:table-cell>
              <table:table-cell office:value-type="float" office:value="1531">
                <text:p>1531</text:p>
              </table:table-cell>
              <table:table-cell office:value-type="float" office:value="3761">
                <text:p>3761</text:p>
              </table:table-cell>
              <table:table-cell office:value-type="float" office:value="4066">
                <text:p>40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786708">
                <text:p>6786708</text:p>
              </table:table-cell>
              <table:table-cell office:value-type="float" office:value="1726">
                <text:p>1726</text:p>
              </table:table-cell>
              <table:table-cell office:value-type="float" office:value="3869">
                <text:p>3869</text:p>
              </table:table-cell>
              <table:table-cell office:value-type="float" office:value="4188">
                <text:p>41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917828">
                <text:p>7917828</text:p>
              </table:table-cell>
              <table:table-cell office:value-type="float" office:value="1905">
                <text:p>1905</text:p>
              </table:table-cell>
              <table:table-cell office:value-type="float" office:value="3957">
                <text:p>3957</text:p>
              </table:table-cell>
              <table:table-cell office:value-type="float" office:value="4234">
                <text:p>42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237468">
                <text:p>9237468</text:p>
              </table:table-cell>
              <table:table-cell office:value-type="float" office:value="2063">
                <text:p>2063</text:p>
              </table:table-cell>
              <table:table-cell office:value-type="float" office:value="4032">
                <text:p>4032</text:p>
              </table:table-cell>
              <table:table-cell office:value-type="float" office:value="4363">
                <text:p>43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777048">
                <text:p>10777048</text:p>
              </table:table-cell>
              <table:table-cell office:value-type="float" office:value="2203">
                <text:p>2203</text:p>
              </table:table-cell>
              <table:table-cell office:value-type="float" office:value="4093">
                <text:p>4093</text:p>
              </table:table-cell>
              <table:table-cell office:value-type="float" office:value="4354">
                <text:p>43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573224">
                <text:p>12573224</text:p>
              </table:table-cell>
              <table:table-cell office:value-type="float" office:value="2328">
                <text:p>2328</text:p>
              </table:table-cell>
              <table:table-cell office:value-type="float" office:value="4146">
                <text:p>4146</text:p>
              </table:table-cell>
              <table:table-cell office:value-type="float" office:value="4501">
                <text:p>45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668764">
                <text:p>14668764</text:p>
              </table:table-cell>
              <table:table-cell office:value-type="float" office:value="2433">
                <text:p>2433</text:p>
              </table:table-cell>
              <table:table-cell office:value-type="float" office:value="4195">
                <text:p>4195</text:p>
              </table:table-cell>
              <table:table-cell office:value-type="float" office:value="4448">
                <text:p>44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113560">
                <text:p>17113560</text:p>
              </table:table-cell>
              <table:table-cell office:value-type="float" office:value="2528">
                <text:p>2528</text:p>
              </table:table-cell>
              <table:table-cell office:value-type="float" office:value="4233">
                <text:p>4233</text:p>
              </table:table-cell>
              <table:table-cell office:value-type="float" office:value="4542">
                <text:p>45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965824">
                <text:p>19965824</text:p>
              </table:table-cell>
              <table:table-cell office:value-type="float" office:value="2608">
                <text:p>2608</text:p>
              </table:table-cell>
              <table:table-cell office:value-type="float" office:value="4263">
                <text:p>4263</text:p>
              </table:table-cell>
              <table:table-cell office:value-type="float" office:value="4525">
                <text:p>45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293464">
                <text:p>23293464</text:p>
              </table:table-cell>
              <table:table-cell office:value-type="float" office:value="2680">
                <text:p>2680</text:p>
              </table:table-cell>
              <table:table-cell office:value-type="float" office:value="4293">
                <text:p>4293</text:p>
              </table:table-cell>
              <table:table-cell office:value-type="float" office:value="4557">
                <text:p>45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175712">
                <text:p>27175712</text:p>
              </table:table-cell>
              <table:table-cell office:value-type="float" office:value="2738">
                <text:p>2738</text:p>
              </table:table-cell>
              <table:table-cell office:value-type="float" office:value="4314">
                <text:p>4314</text:p>
              </table:table-cell>
              <table:table-cell office:value-type="float" office:value="4581">
                <text:p>45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705000">
                <text:p>31705000</text:p>
              </table:table-cell>
              <table:table-cell office:value-type="float" office:value="2795">
                <text:p>2795</text:p>
              </table:table-cell>
              <table:table-cell office:value-type="float" office:value="4343">
                <text:p>4343</text:p>
              </table:table-cell>
              <table:table-cell office:value-type="float" office:value="4658">
                <text:p>46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6989168">
                <text:p>36989168</text:p>
              </table:table-cell>
              <table:table-cell office:value-type="float" office:value="2841">
                <text:p>2841</text:p>
              </table:table-cell>
              <table:table-cell office:value-type="float" office:value="4356">
                <text:p>4356</text:p>
              </table:table-cell>
              <table:table-cell office:value-type="float" office:value="4780">
                <text:p>478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3154032">
                <text:p>43154032</text:p>
              </table:table-cell>
              <table:table-cell office:value-type="float" office:value="2876">
                <text:p>2876</text:p>
              </table:table-cell>
              <table:table-cell office:value-type="float" office:value="4380">
                <text:p>4380</text:p>
              </table:table-cell>
              <table:table-cell office:value-type="float" office:value="4861">
                <text:p>48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346372">
                <text:p>50346372</text:p>
              </table:table-cell>
              <table:table-cell office:value-type="float" office:value="2917">
                <text:p>2917</text:p>
              </table:table-cell>
              <table:table-cell office:value-type="float" office:value="4441">
                <text:p>4441</text:p>
              </table:table-cell>
              <table:table-cell office:value-type="float" office:value="4948">
                <text:p>49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8737436">
                <text:p>58737436</text:p>
              </table:table-cell>
              <table:table-cell office:value-type="float" office:value="2947">
                <text:p>2947</text:p>
              </table:table-cell>
              <table:table-cell office:value-type="float" office:value="4506">
                <text:p>4506</text:p>
              </table:table-cell>
              <table:table-cell office:value-type="float" office:value="5060">
                <text:p>506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8527012">
                <text:p>68527012</text:p>
              </table:table-cell>
              <table:table-cell office:value-type="float" office:value="2984">
                <text:p>2984</text:p>
              </table:table-cell>
              <table:table-cell office:value-type="float" office:value="4574">
                <text:p>4574</text:p>
              </table:table-cell>
              <table:table-cell office:value-type="float" office:value="5133">
                <text:p>51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9948184">
                <text:p>79948184</text:p>
              </table:table-cell>
              <table:table-cell office:value-type="float" office:value="3027">
                <text:p>3027</text:p>
              </table:table-cell>
              <table:table-cell office:value-type="float" office:value="4657">
                <text:p>4657</text:p>
              </table:table-cell>
              <table:table-cell office:value-type="float" office:value="5316">
                <text:p>53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3272884">
                <text:p>93272884</text:p>
              </table:table-cell>
              <table:table-cell office:value-type="float" office:value="3071">
                <text:p>3071</text:p>
              </table:table-cell>
              <table:table-cell office:value-type="float" office:value="4739">
                <text:p>4739</text:p>
              </table:table-cell>
              <table:table-cell office:value-type="float" office:value="5438">
                <text:p>54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8818368">
                <text:p>108818368</text:p>
              </table:table-cell>
              <table:table-cell office:value-type="float" office:value="3116">
                <text:p>3116</text:p>
              </table:table-cell>
              <table:table-cell office:value-type="float" office:value="4842">
                <text:p>4842</text:p>
              </table:table-cell>
              <table:table-cell office:value-type="float" office:value="5737">
                <text:p>57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6954764">
                <text:p>126954764</text:p>
              </table:table-cell>
              <table:table-cell office:value-type="float" office:value="3158">
                <text:p>3158</text:p>
              </table:table-cell>
              <table:table-cell office:value-type="float" office:value="4945">
                <text:p>4945</text:p>
              </table:table-cell>
              <table:table-cell office:value-type="float" office:value="5876">
                <text:p>58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8113892">
                <text:p>148113892</text:p>
              </table:table-cell>
              <table:table-cell office:value-type="float" office:value="3207">
                <text:p>3207</text:p>
              </table:table-cell>
              <table:table-cell office:value-type="float" office:value="5079">
                <text:p>5079</text:p>
              </table:table-cell>
              <table:table-cell office:value-type="float" office:value="6071">
                <text:p>60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2799544">
                <text:p>172799544</text:p>
              </table:table-cell>
              <table:table-cell office:value-type="float" office:value="3264">
                <text:p>3264</text:p>
              </table:table-cell>
              <table:table-cell office:value-type="float" office:value="5221">
                <text:p>5221</text:p>
              </table:table-cell>
              <table:table-cell office:value-type="float" office:value="6196">
                <text:p>61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1599472">
                <text:p>201599472</text:p>
              </table:table-cell>
              <table:table-cell office:value-type="float" office:value="3306">
                <text:p>3306</text:p>
              </table:table-cell>
              <table:table-cell office:value-type="float" office:value="5398">
                <text:p>5398</text:p>
              </table:table-cell>
              <table:table-cell office:value-type="float" office:value="6541">
                <text:p>65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35199388">
                <text:p>235199388</text:p>
              </table:table-cell>
              <table:table-cell office:value-type="float" office:value="3368">
                <text:p>3368</text:p>
              </table:table-cell>
              <table:table-cell office:value-type="float" office:value="5617">
                <text:p>5617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4399288">
                <text:p>274399288</text:p>
              </table:table-cell>
              <table:table-cell office:value-type="float" office:value="3417">
                <text:p>3417</text:p>
              </table:table-cell>
              <table:table-cell office:value-type="float" office:value="5817">
                <text:p>5817</text:p>
              </table:table-cell>
              <table:table-cell office:value-type="float" office:value="6778">
                <text:p>677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20132504">
                <text:p>320132504</text:p>
              </table:table-cell>
              <table:table-cell office:value-type="float" office:value="3492">
                <text:p>3492</text:p>
              </table:table-cell>
              <table:table-cell office:value-type="float" office:value="6758">
                <text:p>6758</text:p>
              </table:table-cell>
              <table:table-cell office:value-type="float" office:value="7299">
                <text:p>72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73487924">
                <text:p>373487924</text:p>
              </table:table-cell>
              <table:table-cell office:value-type="float" office:value="3570">
                <text:p>3570</text:p>
              </table:table-cell>
              <table:table-cell office:value-type="float" office:value="7872">
                <text:p>7872</text:p>
              </table:table-cell>
              <table:table-cell office:value-type="float" office:value="7584">
                <text:p>75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35735912">
                <text:p>435735912</text:p>
              </table:table-cell>
              <table:table-cell office:value-type="float" office:value="3646">
                <text:p>3646</text:p>
              </table:table-cell>
              <table:table-cell office:value-type="float" office:value="8102">
                <text:p>8102</text:p>
              </table:table-cell>
              <table:table-cell office:value-type="float" office:value="8202">
                <text:p>82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08358568">
                <text:p>508358568</text:p>
              </table:table-cell>
              <table:table-cell office:value-type="float" office:value="3730">
                <text:p>3730</text:p>
              </table:table-cell>
              <table:table-cell office:value-type="float" office:value="8355">
                <text:p>8355</text:p>
              </table:table-cell>
              <table:table-cell office:value-type="float" office:value="8056">
                <text:p>80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93085000">
                <text:p>593085000</text:p>
              </table:table-cell>
              <table:table-cell office:value-type="float" office:value="3804">
                <text:p>3804</text:p>
              </table:table-cell>
              <table:table-cell office:value-type="float" office:value="8533">
                <text:p>8533</text:p>
              </table:table-cell>
              <table:table-cell office:value-type="float" office:value="7621">
                <text:p>76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91932504">
                <text:p>691932504</text:p>
              </table:table-cell>
              <table:table-cell office:value-type="float" office:value="3904">
                <text:p>3904</text:p>
              </table:table-cell>
              <table:table-cell office:value-type="float" office:value="8725">
                <text:p>8725</text:p>
              </table:table-cell>
              <table:table-cell office:value-type="float" office:value="8663">
                <text:p>86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07254592">
                <text:p>807254592</text:p>
              </table:table-cell>
              <table:table-cell office:value-type="float" office:value="4025">
                <text:p>4025</text:p>
              </table:table-cell>
              <table:table-cell office:value-type="float" office:value="8943">
                <text:p>8943</text:p>
              </table:table-cell>
              <table:table-cell office:value-type="float" office:value="17079">
                <text:p>170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41797028">
                <text:p>941797028</text:p>
              </table:table-cell>
              <table:table-cell office:value-type="float" office:value="4095">
                <text:p>4095</text:p>
              </table:table-cell>
              <table:table-cell office:value-type="float" office:value="9021">
                <text:p>9021</text:p>
              </table:table-cell>
              <table:table-cell office:value-type="float" office:value="23047">
                <text:p>2304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98763200">
                <text:p>1098763200</text:p>
              </table:table-cell>
              <table:table-cell office:value-type="float" office:value="4273">
                <text:p>4273</text:p>
              </table:table-cell>
              <table:table-cell office:value-type="float" office:value="9313">
                <text:p>931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81890404">
                <text:p>1281890404</text:p>
              </table:table-cell>
              <table:table-cell office:value-type="float" office:value="4368">
                <text:p>4368</text:p>
              </table:table-cell>
              <table:table-cell office:value-type="float" office:value="9179">
                <text:p>917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95538808">
                <text:p>1495538808</text:p>
              </table:table-cell>
              <table:table-cell office:value-type="float" office:value="4494">
                <text:p>4494</text:p>
              </table:table-cell>
              <table:table-cell office:value-type="float" office:value="9106">
                <text:p>910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44795280">
                <text:p>1744795280</text:p>
              </table:table-cell>
              <table:table-cell office:value-type="float" office:value="4668">
                <text:p>4668</text:p>
              </table:table-cell>
              <table:table-cell office:value-type="float" office:value="9096">
                <text:p>909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35594496">
                <text:p>2035594496</text:p>
              </table:table-cell>
              <table:table-cell office:value-type="float" office:value="4658">
                <text:p>4658</text:p>
              </table:table-cell>
              <table:table-cell office:value-type="float" office:value="8735">
                <text:p>8735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106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5.85508012771606pt" style:font-size-asian="5.85508012771606pt" style:font-size-complex="5.85508012771606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minimum="1" chart:maximum="10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106">
      <style:chart-properties chart:display-label="false" chart:logarithmic="false" chart:maximum="0.00045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color="#579d1c" draw:fill-color="#579d1c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7e0021" draw:fill-color="#7e0021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color="#83caff" draw:fill-color="#83caff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color="#314004" draw:fill-color="#314004"/>
      <style:text-properties fo:font-size="6pt" style:font-size-asian="6pt" style:font-size-complex="6pt"/>
    </style:style>
    <style:style style:name="ch14" style:family="chart">
      <style:chart-properties chart:symbol-type="none"/>
      <style:graphic-properties draw:stroke="solid" svg:stroke-color="#aecf00" draw:fill-color="#aecf00"/>
      <style:text-properties fo:font-size="6pt" style:font-size-asian="6pt" style:font-size-complex="6pt"/>
    </style:style>
    <style:style style:name="ch15" style:family="chart">
      <style:chart-properties chart:symbol-type="none"/>
      <style:graphic-properties svg:stroke-color="#4b1f6f" draw:fill-color="#4b1f6f"/>
      <style:text-properties fo:font-size="6pt" style:font-size-asian="6pt" style:font-size-complex="6pt"/>
    </style:style>
    <style:style style:name="ch16" style:family="chart">
      <style:chart-properties chart:symbol-type="none"/>
      <style:graphic-properties svg:stroke-color="#ff950e" draw:fill-color="#ff950e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draw:stroke="none" svg:stroke-color="#b3b3b3" draw:fill="solid" draw:fill-color="#cccccc"/>
    </style:style>
  </office:automatic-styles>
  <office:body>
    <office:chart>
      <chart:chart svg:width="26.841cm" svg:height="16.272cm" chart:class="chart:scatter" chart:style-name="ch1">
        <chart:legend chart:legend-position="end" svg:x="24.695cm" svg:y="6.442cm" chart:style-name="ch2"/>
        <chart:plot-area chart:style-name="ch3" chart:data-source-has-labels="both" svg:x="0.535cm" svg:y="0.324cm" svg:width="23.622cm" svg:height="15.295cm">
          <chart:axis chart:dimension="x" chart:name="primary-x" chart:style-name="ch4"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8" chart:values-cell-range-address="local-table.$D$2:.$D$11" chart:label-cell-address="local-table.$D$1" chart:class="chart:scatter">
            <chart:data-point chart:repeated="10"/>
          </chart:series>
          <chart:series chart:style-name="ch9" chart:values-cell-range-address="local-table.$E$2:.$E$11" chart:label-cell-address="local-table.$E$1" chart:class="chart:scatter">
            <chart:data-point chart:repeated="10"/>
          </chart:series>
          <chart:series chart:style-name="ch10" chart:values-cell-range-address="local-table.$F$2:.$F$11" chart:label-cell-address="local-table.$F$1" chart:class="chart:scatter">
            <chart:data-point chart:repeated="10"/>
          </chart:series>
          <chart:series chart:style-name="ch11" chart:values-cell-range-address="local-table.$G$2:.$G$11" chart:label-cell-address="local-table.$G$1" chart:class="chart:scatter">
            <chart:data-point chart:repeated="10"/>
          </chart:series>
          <chart:series chart:style-name="ch12" chart:values-cell-range-address="local-table.$H$2:.$H$11" chart:label-cell-address="local-table.$H$1" chart:class="chart:scatter">
            <chart:data-point chart:repeated="10"/>
          </chart:series>
          <chart:series chart:style-name="ch13" chart:values-cell-range-address="local-table.$I$2:.$I$11" chart:label-cell-address="local-table.$I$1" chart:class="chart:scatter">
            <chart:data-point chart:repeated="10"/>
          </chart:series>
          <chart:series chart:style-name="ch14" chart:values-cell-range-address="local-table.$J$2:.$J$11" chart:label-cell-address="local-table.$J$1" chart:class="chart:scatter">
            <chart:data-point chart:repeated="10"/>
          </chart:series>
          <chart:series chart:style-name="ch15" chart:values-cell-range-address="local-table.$K$2:.$K$11" chart:label-cell-address="local-table.$K$1" chart:class="chart:scatter">
            <chart:data-point chart:repeated="10"/>
          </chart:series>
          <chart:series chart:style-name="ch16" chart:values-cell-range-address="local-table.$L$2:.$L$11" chart:label-cell-address="local-table.$L$1" chart:class="chart:scatter"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ubble</text:p>
              </table:table-cell>
              <table:table-cell office:value-type="string">
                <text:p>BubbleI</text:p>
              </table:table-cell>
              <table:table-cell office:value-type="string">
                <text:p>Insert</text:p>
              </table:table-cell>
              <table:table-cell office:value-type="string">
                <text:p>Arrays</text:p>
              </table:table-cell>
              <table:table-cell office:value-type="string">
                <text:p>Shell</text:p>
              </table:table-cell>
              <table:table-cell office:value-type="string">
                <text:p>Select</text:p>
              </table:table-cell>
              <table:table-cell office:value-type="string">
                <text:p>Quick</text:p>
              </table:table-cell>
              <table:table-cell office:value-type="string">
                <text:p>QuickH</text:p>
              </table:table-cell>
              <table:table-cell office:value-type="string">
                <text:p>Bucket</text:p>
              </table:table-cell>
              <table:table-cell office:value-type="string">
                <text:p>Bucket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0007145">
                <text:p>0.000007145</text:p>
              </table:table-cell>
              <table:table-cell office:value-type="float" office:value="0.000007245">
                <text:p>0.000007245</text:p>
              </table:table-cell>
              <table:table-cell office:value-type="float" office:value="0.00000717">
                <text:p>0.00000717</text:p>
              </table:table-cell>
              <table:table-cell office:value-type="float" office:value="0.00001261">
                <text:p>0.00001261</text:p>
              </table:table-cell>
              <table:table-cell office:value-type="float" office:value="0.000007065">
                <text:p>0.000007065</text:p>
              </table:table-cell>
              <table:table-cell office:value-type="float" office:value="0.00000846">
                <text:p>0.00000846</text:p>
              </table:table-cell>
              <table:table-cell office:value-type="float" office:value="0.00000821">
                <text:p>0.00000821</text:p>
              </table:table-cell>
              <table:table-cell office:value-type="float" office:value="0.00000796">
                <text:p>0.00000796</text:p>
              </table:table-cell>
              <table:table-cell office:value-type="float" office:value="0.00001162">
                <text:p>0.00001162</text:p>
              </table:table-cell>
              <table:table-cell office:value-type="float" office:value="0.00001742">
                <text:p>0.0000174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0215">
                <text:p>0.0000215</text:p>
              </table:table-cell>
              <table:table-cell office:value-type="float" office:value="0.00002036">
                <text:p>0.00002036</text:p>
              </table:table-cell>
              <table:table-cell office:value-type="float" office:value="0.00002336">
                <text:p>0.00002336</text:p>
              </table:table-cell>
              <table:table-cell office:value-type="float" office:value="0.00002908">
                <text:p>0.00002908</text:p>
              </table:table-cell>
              <table:table-cell office:value-type="float" office:value="0.00007228">
                <text:p>0.00007228</text:p>
              </table:table-cell>
              <table:table-cell office:value-type="float" office:value="0.00002194">
                <text:p>0.00002194</text:p>
              </table:table-cell>
              <table:table-cell office:value-type="float" office:value="0.0000434">
                <text:p>0.0000434</text:p>
              </table:table-cell>
              <table:table-cell office:value-type="float" office:value="0.00002026">
                <text:p>0.00002026</text:p>
              </table:table-cell>
              <table:table-cell office:value-type="float" office:value="0.00002752">
                <text:p>0.00002752</text:p>
              </table:table-cell>
              <table:table-cell office:value-type="float" office:value="0.00003166">
                <text:p>0.000031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03675">
                <text:p>0.00003675</text:p>
              </table:table-cell>
              <table:table-cell office:value-type="float" office:value="0.00003555">
                <text:p>0.00003555</text:p>
              </table:table-cell>
              <table:table-cell office:value-type="float" office:value="0.00004435">
                <text:p>0.00004435</text:p>
              </table:table-cell>
              <table:table-cell office:value-type="float" office:value="0.0000521">
                <text:p>0.0000521</text:p>
              </table:table-cell>
              <table:table-cell office:value-type="float" office:value="0.0000877">
                <text:p>0.0000877</text:p>
              </table:table-cell>
              <table:table-cell office:value-type="float" office:value="0.00004095">
                <text:p>0.00004095</text:p>
              </table:table-cell>
              <table:table-cell office:value-type="float" office:value="0.00008695">
                <text:p>0.00008695</text:p>
              </table:table-cell>
              <table:table-cell office:value-type="float" office:value="0.000036575">
                <text:p>0.000036575</text:p>
              </table:table-cell>
              <table:table-cell office:value-type="float" office:value="0.00004845">
                <text:p>0.00004845</text:p>
              </table:table-cell>
              <table:table-cell office:value-type="float" office:value="0.0000525">
                <text:p>0.0000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061">
                <text:p>0.000061</text:p>
              </table:table-cell>
              <table:table-cell office:value-type="float" office:value="0.0000576">
                <text:p>0.0000576</text:p>
              </table:table-cell>
              <table:table-cell office:value-type="float" office:value="0.0000684">
                <text:p>0.0000684</text:p>
              </table:table-cell>
              <table:table-cell office:value-type="float" office:value="0.0000855">
                <text:p>0.0000855</text:p>
              </table:table-cell>
              <table:table-cell office:value-type="float" office:value="0.00012355">
                <text:p>0.00012355</text:p>
              </table:table-cell>
              <table:table-cell office:value-type="float" office:value="0.0000668">
                <text:p>0.0000668</text:p>
              </table:table-cell>
              <table:table-cell office:value-type="float" office:value="0.0001406">
                <text:p>0.0001406</text:p>
              </table:table-cell>
              <table:table-cell office:value-type="float" office:value="0.0000551">
                <text:p>0.0000551</text:p>
              </table:table-cell>
              <table:table-cell office:value-type="float" office:value="0.0000723">
                <text:p>0.0000723</text:p>
              </table:table-cell>
              <table:table-cell office:value-type="float" office:value="0.00007705">
                <text:p>0.000077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0894">
                <text:p>0.0000894</text:p>
              </table:table-cell>
              <table:table-cell office:value-type="float" office:value="0.0000843">
                <text:p>0.0000843</text:p>
              </table:table-cell>
              <table:table-cell office:value-type="float" office:value="0.0000989">
                <text:p>0.0000989</text:p>
              </table:table-cell>
              <table:table-cell office:value-type="float" office:value="0.0001274">
                <text:p>0.0001274</text:p>
              </table:table-cell>
              <table:table-cell office:value-type="float" office:value="0.0001497">
                <text:p>0.0001497</text:p>
              </table:table-cell>
              <table:table-cell office:value-type="float" office:value="0.0001049">
                <text:p>0.0001049</text:p>
              </table:table-cell>
              <table:table-cell office:value-type="float" office:value="0.0001699">
                <text:p>0.0001699</text:p>
              </table:table-cell>
              <table:table-cell office:value-type="float" office:value="0.00007935">
                <text:p>0.00007935</text:p>
              </table:table-cell>
              <table:table-cell office:value-type="float" office:value="0.0001035">
                <text:p>0.0001035</text:p>
              </table:table-cell>
              <table:table-cell office:value-type="float" office:value="0.0001089">
                <text:p>0.00010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0934">
                <text:p>0.0000934</text:p>
              </table:table-cell>
              <table:table-cell office:value-type="float" office:value="0.0001155">
                <text:p>0.0001155</text:p>
              </table:table-cell>
              <table:table-cell office:value-type="float" office:value="0.0001322">
                <text:p>0.0001322</text:p>
              </table:table-cell>
              <table:table-cell office:value-type="float" office:value="0.0001775">
                <text:p>0.0001775</text:p>
              </table:table-cell>
              <table:table-cell office:value-type="float" office:value="0.0002365">
                <text:p>0.0002365</text:p>
              </table:table-cell>
              <table:table-cell office:value-type="float" office:value="0.0001448">
                <text:p>0.0001448</text:p>
              </table:table-cell>
              <table:table-cell office:value-type="float" office:value="0.0002445">
                <text:p>0.0002445</text:p>
              </table:table-cell>
              <table:table-cell office:value-type="float" office:value="0.0001077">
                <text:p>0.0001077</text:p>
              </table:table-cell>
              <table:table-cell office:value-type="float" office:value="0.0001386">
                <text:p>0.0001386</text:p>
              </table:table-cell>
              <table:table-cell office:value-type="float" office:value="0.0001428">
                <text:p>0.00014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1219">
                <text:p>0.0001219</text:p>
              </table:table-cell>
              <table:table-cell office:value-type="float" office:value="0.0001525">
                <text:p>0.0001525</text:p>
              </table:table-cell>
              <table:table-cell office:value-type="float" office:value="0.0001651">
                <text:p>0.0001651</text:p>
              </table:table-cell>
              <table:table-cell office:value-type="float" office:value="0.0002173">
                <text:p>0.0002173</text:p>
              </table:table-cell>
              <table:table-cell office:value-type="float" office:value="0.0002783">
                <text:p>0.0002783</text:p>
              </table:table-cell>
              <table:table-cell office:value-type="float" office:value="0.0001893">
                <text:p>0.0001893</text:p>
              </table:table-cell>
              <table:table-cell office:value-type="float" office:value="0.0002937">
                <text:p>0.0002937</text:p>
              </table:table-cell>
              <table:table-cell office:value-type="float" office:value="0.0001318">
                <text:p>0.0001318</text:p>
              </table:table-cell>
              <table:table-cell office:value-type="float" office:value="0.00017">
                <text:p>0.00017</text:p>
              </table:table-cell>
              <table:table-cell office:value-type="float" office:value="0.0001749">
                <text:p>0.00017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2007">
                <text:p>0.0002007</text:p>
              </table:table-cell>
              <table:table-cell office:value-type="float" office:value="0.0001998">
                <text:p>0.0001998</text:p>
              </table:table-cell>
              <table:table-cell office:value-type="float" office:value="0.0001974">
                <text:p>0.0001974</text:p>
              </table:table-cell>
              <table:table-cell office:value-type="float" office:value="0.0002649">
                <text:p>0.0002649</text:p>
              </table:table-cell>
              <table:table-cell office:value-type="float" office:value="0.000352">
                <text:p>0.000352</text:p>
              </table:table-cell>
              <table:table-cell office:value-type="float" office:value="0.0002536">
                <text:p>0.0002536</text:p>
              </table:table-cell>
              <table:table-cell office:value-type="float" office:value="0.0003488">
                <text:p>0.0003488</text:p>
              </table:table-cell>
              <table:table-cell office:value-type="float" office:value="0.0002028">
                <text:p>0.0002028</text:p>
              </table:table-cell>
              <table:table-cell office:value-type="float" office:value="0.0002025">
                <text:p>0.0002025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02859">
                <text:p>0.0002859</text:p>
              </table:table-cell>
              <table:table-cell office:value-type="float" office:value="0.0002496">
                <text:p>0.0002496</text:p>
              </table:table-cell>
              <table:table-cell office:value-type="float" office:value="0.0002316">
                <text:p>0.0002316</text:p>
              </table:table-cell>
              <table:table-cell office:value-type="float" office:value="0.0003103">
                <text:p>0.0003103</text:p>
              </table:table-cell>
              <table:table-cell office:value-type="float" office:value="0.0003959">
                <text:p>0.0003959</text:p>
              </table:table-cell>
              <table:table-cell office:value-type="float" office:value="0.0003117">
                <text:p>0.0003117</text:p>
              </table:table-cell>
              <table:table-cell office:value-type="float" office:value="0.0004191">
                <text:p>0.0004191</text:p>
              </table:table-cell>
              <table:table-cell office:value-type="float" office:value="0.0002477">
                <text:p>0.0002477</text:p>
              </table:table-cell>
              <table:table-cell office:value-type="float" office:value="0.0002366">
                <text:p>0.0002366</text:p>
              </table:table-cell>
              <table:table-cell office:value-type="float" office:value="0.0002415">
                <text:p>0.00024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3024">
                <text:p>0.0003024</text:p>
              </table:table-cell>
              <table:table-cell office:value-type="float" office:value="0.000285">
                <text:p>0.000285</text:p>
              </table:table-cell>
              <table:table-cell office:value-type="float" office:value="0.0002698">
                <text:p>0.0002698</text:p>
              </table:table-cell>
              <table:table-cell office:value-type="float" office:value="0.0003596">
                <text:p>0.0003596</text:p>
              </table:table-cell>
              <table:table-cell office:value-type="float" office:value="0.0004272">
                <text:p>0.0004272</text:p>
              </table:table-cell>
              <table:table-cell office:value-type="float" office:value="0.0003748">
                <text:p>0.0003748</text:p>
              </table:table-cell>
              <table:table-cell office:value-type="float" office:value="0.0004426">
                <text:p>0.0004426</text:p>
              </table:table-cell>
              <table:table-cell office:value-type="float" office:value="0.0002924">
                <text:p>0.0002924</text:p>
              </table:table-cell>
              <table:table-cell office:value-type="float" office:value="0.0002744">
                <text:p>0.0002744</text:p>
              </table:table-cell>
              <table:table-cell office:value-type="float" office:value="0.0002792">
                <text:p>0.00027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106">
      <number:number number:decimal-places="6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5.69840526580811pt" style:font-size-asian="5.69840526580811pt" style:font-size-complex="5.69840526580811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106">
      <style:chart-properties chart:display-label="true" chart:logarithmic="true" chart:minimum="0.000005" chart:maximum="50000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color="#579d1c" draw:fill-color="#579d1c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7e0021" draw:fill-color="#7e0021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color="#83caff" draw:fill-color="#83caff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color="#314004" draw:fill-color="#314004"/>
      <style:text-properties fo:font-size="6pt" style:font-size-asian="6pt" style:font-size-complex="6pt"/>
    </style:style>
    <style:style style:name="ch14" style:family="chart">
      <style:chart-properties chart:symbol-type="none"/>
      <style:graphic-properties draw:stroke="solid" svg:stroke-color="#aecf00" draw:fill-color="#aecf00"/>
      <style:text-properties fo:font-size="6pt" style:font-size-asian="6pt" style:font-size-complex="6pt"/>
    </style:style>
    <style:style style:name="ch15" style:family="chart">
      <style:chart-properties chart:symbol-type="none"/>
      <style:graphic-properties svg:stroke-color="#4b1f6f" draw:fill-color="#4b1f6f"/>
      <style:text-properties fo:font-size="6pt" style:font-size-asian="6pt" style:font-size-complex="6pt"/>
    </style:style>
    <style:style style:name="ch16" style:family="chart">
      <style:chart-properties chart:symbol-type="none"/>
      <style:graphic-properties svg:stroke-color="#ff950e" draw:fill-color="#ff950e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draw:stroke="none" svg:stroke-color="#b3b3b3" draw:fill="solid" draw:fill-color="#cccccc"/>
    </style:style>
  </office:automatic-styles>
  <office:body>
    <office:chart>
      <chart:chart svg:width="27.532cm" svg:height="16.301cm" chart:class="chart:scatter" chart:style-name="ch1">
        <chart:legend chart:legend-position="end" svg:x="25.333cm" svg:y="6.501cm" chart:style-name="ch2"/>
        <chart:plot-area chart:style-name="ch3" chart:data-source-has-labels="both" svg:x="0.549cm" svg:y="0.325cm" svg:width="24.234cm" svg:height="15.323cm">
          <chart:axis chart:dimension="x" chart:name="primary-x" chart:style-name="ch4">
            <chart:categories table:cell-range-address="local-table.$A$2:.$A$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41" chart:label-cell-address="local-table.$C$1" chart:class="chart:scatter">
            <chart:domain table:cell-range-address="local-table.$B$2:.$B$41"/>
            <chart:data-point chart:repeated="40"/>
          </chart:series>
          <chart:series chart:style-name="ch8" chart:values-cell-range-address="local-table.$D$2:.$D$41" chart:label-cell-address="local-table.$D$1" chart:class="chart:scatter">
            <chart:data-point chart:repeated="40"/>
          </chart:series>
          <chart:series chart:style-name="ch9" chart:values-cell-range-address="local-table.$E$2:.$E$41" chart:label-cell-address="local-table.$E$1" chart:class="chart:scatter">
            <chart:data-point chart:repeated="40"/>
          </chart:series>
          <chart:series chart:style-name="ch10" chart:values-cell-range-address="local-table.$F$2:.$F$41" chart:label-cell-address="local-table.$F$1" chart:class="chart:scatter">
            <chart:data-point chart:repeated="40"/>
          </chart:series>
          <chart:series chart:style-name="ch11" chart:values-cell-range-address="local-table.$G$2:.$G$41" chart:label-cell-address="local-table.$G$1" chart:class="chart:scatter">
            <chart:data-point chart:repeated="40"/>
          </chart:series>
          <chart:series chart:style-name="ch12" chart:values-cell-range-address="local-table.$H$2:.$H$41" chart:label-cell-address="local-table.$H$1" chart:class="chart:scatter">
            <chart:data-point chart:repeated="40"/>
          </chart:series>
          <chart:series chart:style-name="ch13" chart:values-cell-range-address="local-table.$I$2:.$I$41" chart:label-cell-address="local-table.$I$1" chart:class="chart:scatter">
            <chart:data-point chart:repeated="40"/>
          </chart:series>
          <chart:series chart:style-name="ch14" chart:values-cell-range-address="local-table.$J$2:.$J$41" chart:label-cell-address="local-table.$J$1" chart:class="chart:scatter">
            <chart:data-point chart:repeated="40"/>
          </chart:series>
          <chart:series chart:style-name="ch15" chart:values-cell-range-address="local-table.$K$2:.$K$41" chart:label-cell-address="local-table.$K$1" chart:class="chart:scatter">
            <chart:data-point chart:repeated="40"/>
          </chart:series>
          <chart:series chart:style-name="ch16" chart:values-cell-range-address="local-table.$L$2:.$L$41" chart:label-cell-address="local-table.$L$1" chart:class="chart:scatter">
            <chart:data-point chart:repeated="4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ubble</text:p>
              </table:table-cell>
              <table:table-cell office:value-type="string">
                <text:p>BubbleI</text:p>
              </table:table-cell>
              <table:table-cell office:value-type="string">
                <text:p>Insert</text:p>
              </table:table-cell>
              <table:table-cell office:value-type="string">
                <text:p>Arrays</text:p>
              </table:table-cell>
              <table:table-cell office:value-type="string">
                <text:p>Shell</text:p>
              </table:table-cell>
              <table:table-cell office:value-type="string">
                <text:p>Select</text:p>
              </table:table-cell>
              <table:table-cell office:value-type="string">
                <text:p>Quick</text:p>
              </table:table-cell>
              <table:table-cell office:value-type="string">
                <text:p>QuickH</text:p>
              </table:table-cell>
              <table:table-cell office:value-type="string">
                <text:p>Bucket</text:p>
              </table:table-cell>
              <table:table-cell office:value-type="string">
                <text:p>Bucket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0007145">
                <text:p>0.000007145</text:p>
              </table:table-cell>
              <table:table-cell office:value-type="float" office:value="0.000007245">
                <text:p>0.000007245</text:p>
              </table:table-cell>
              <table:table-cell office:value-type="float" office:value="0.00000717">
                <text:p>0.00000717</text:p>
              </table:table-cell>
              <table:table-cell office:value-type="float" office:value="0.00001261">
                <text:p>0.00001261</text:p>
              </table:table-cell>
              <table:table-cell office:value-type="float" office:value="0.000007065">
                <text:p>0.000007065</text:p>
              </table:table-cell>
              <table:table-cell office:value-type="float" office:value="0.00000846">
                <text:p>0.00000846</text:p>
              </table:table-cell>
              <table:table-cell office:value-type="float" office:value="0.00000821">
                <text:p>0.00000821</text:p>
              </table:table-cell>
              <table:table-cell office:value-type="float" office:value="0.00000796">
                <text:p>0.00000796</text:p>
              </table:table-cell>
              <table:table-cell office:value-type="float" office:value="0.00001162">
                <text:p>0.00001162</text:p>
              </table:table-cell>
              <table:table-cell office:value-type="float" office:value="0.00001742">
                <text:p>0.0000174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0215">
                <text:p>0.0000215</text:p>
              </table:table-cell>
              <table:table-cell office:value-type="float" office:value="0.00002036">
                <text:p>0.00002036</text:p>
              </table:table-cell>
              <table:table-cell office:value-type="float" office:value="0.00002336">
                <text:p>0.00002336</text:p>
              </table:table-cell>
              <table:table-cell office:value-type="float" office:value="0.00002908">
                <text:p>0.00002908</text:p>
              </table:table-cell>
              <table:table-cell office:value-type="float" office:value="0.00007228">
                <text:p>0.00007228</text:p>
              </table:table-cell>
              <table:table-cell office:value-type="float" office:value="0.00002194">
                <text:p>0.00002194</text:p>
              </table:table-cell>
              <table:table-cell office:value-type="float" office:value="0.0000434">
                <text:p>0.0000434</text:p>
              </table:table-cell>
              <table:table-cell office:value-type="float" office:value="0.00002026">
                <text:p>0.00002026</text:p>
              </table:table-cell>
              <table:table-cell office:value-type="float" office:value="0.00002752">
                <text:p>0.00002752</text:p>
              </table:table-cell>
              <table:table-cell office:value-type="float" office:value="0.00003166">
                <text:p>0.000031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03675">
                <text:p>0.00003675</text:p>
              </table:table-cell>
              <table:table-cell office:value-type="float" office:value="0.00003555">
                <text:p>0.00003555</text:p>
              </table:table-cell>
              <table:table-cell office:value-type="float" office:value="0.00004435">
                <text:p>0.00004435</text:p>
              </table:table-cell>
              <table:table-cell office:value-type="float" office:value="0.0000521">
                <text:p>0.0000521</text:p>
              </table:table-cell>
              <table:table-cell office:value-type="float" office:value="0.0000877">
                <text:p>0.0000877</text:p>
              </table:table-cell>
              <table:table-cell office:value-type="float" office:value="0.00004095">
                <text:p>0.00004095</text:p>
              </table:table-cell>
              <table:table-cell office:value-type="float" office:value="0.00008695">
                <text:p>0.00008695</text:p>
              </table:table-cell>
              <table:table-cell office:value-type="float" office:value="0.000036575">
                <text:p>0.000036575</text:p>
              </table:table-cell>
              <table:table-cell office:value-type="float" office:value="0.00004845">
                <text:p>0.00004845</text:p>
              </table:table-cell>
              <table:table-cell office:value-type="float" office:value="0.0000525">
                <text:p>0.0000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061">
                <text:p>0.000061</text:p>
              </table:table-cell>
              <table:table-cell office:value-type="float" office:value="0.0000576">
                <text:p>0.0000576</text:p>
              </table:table-cell>
              <table:table-cell office:value-type="float" office:value="0.0000684">
                <text:p>0.0000684</text:p>
              </table:table-cell>
              <table:table-cell office:value-type="float" office:value="0.0000855">
                <text:p>0.0000855</text:p>
              </table:table-cell>
              <table:table-cell office:value-type="float" office:value="0.00012355">
                <text:p>0.00012355</text:p>
              </table:table-cell>
              <table:table-cell office:value-type="float" office:value="0.0000668">
                <text:p>0.0000668</text:p>
              </table:table-cell>
              <table:table-cell office:value-type="float" office:value="0.0001406">
                <text:p>0.0001406</text:p>
              </table:table-cell>
              <table:table-cell office:value-type="float" office:value="0.0000551">
                <text:p>0.0000551</text:p>
              </table:table-cell>
              <table:table-cell office:value-type="float" office:value="0.0000723">
                <text:p>0.0000723</text:p>
              </table:table-cell>
              <table:table-cell office:value-type="float" office:value="0.00007705">
                <text:p>0.000077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0894">
                <text:p>0.0000894</text:p>
              </table:table-cell>
              <table:table-cell office:value-type="float" office:value="0.0000843">
                <text:p>0.0000843</text:p>
              </table:table-cell>
              <table:table-cell office:value-type="float" office:value="0.0000989">
                <text:p>0.0000989</text:p>
              </table:table-cell>
              <table:table-cell office:value-type="float" office:value="0.0001274">
                <text:p>0.0001274</text:p>
              </table:table-cell>
              <table:table-cell office:value-type="float" office:value="0.0001497">
                <text:p>0.0001497</text:p>
              </table:table-cell>
              <table:table-cell office:value-type="float" office:value="0.0001049">
                <text:p>0.0001049</text:p>
              </table:table-cell>
              <table:table-cell office:value-type="float" office:value="0.0001699">
                <text:p>0.0001699</text:p>
              </table:table-cell>
              <table:table-cell office:value-type="float" office:value="0.00007935">
                <text:p>0.00007935</text:p>
              </table:table-cell>
              <table:table-cell office:value-type="float" office:value="0.0001035">
                <text:p>0.0001035</text:p>
              </table:table-cell>
              <table:table-cell office:value-type="float" office:value="0.0001089">
                <text:p>0.00010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0934">
                <text:p>0.0000934</text:p>
              </table:table-cell>
              <table:table-cell office:value-type="float" office:value="0.0001155">
                <text:p>0.0001155</text:p>
              </table:table-cell>
              <table:table-cell office:value-type="float" office:value="0.0001322">
                <text:p>0.0001322</text:p>
              </table:table-cell>
              <table:table-cell office:value-type="float" office:value="0.0001775">
                <text:p>0.0001775</text:p>
              </table:table-cell>
              <table:table-cell office:value-type="float" office:value="0.0002365">
                <text:p>0.0002365</text:p>
              </table:table-cell>
              <table:table-cell office:value-type="float" office:value="0.0001448">
                <text:p>0.0001448</text:p>
              </table:table-cell>
              <table:table-cell office:value-type="float" office:value="0.0002445">
                <text:p>0.0002445</text:p>
              </table:table-cell>
              <table:table-cell office:value-type="float" office:value="0.0001077">
                <text:p>0.0001077</text:p>
              </table:table-cell>
              <table:table-cell office:value-type="float" office:value="0.0001386">
                <text:p>0.0001386</text:p>
              </table:table-cell>
              <table:table-cell office:value-type="float" office:value="0.0001428">
                <text:p>0.00014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1219">
                <text:p>0.0001219</text:p>
              </table:table-cell>
              <table:table-cell office:value-type="float" office:value="0.0001525">
                <text:p>0.0001525</text:p>
              </table:table-cell>
              <table:table-cell office:value-type="float" office:value="0.0001651">
                <text:p>0.0001651</text:p>
              </table:table-cell>
              <table:table-cell office:value-type="float" office:value="0.0002173">
                <text:p>0.0002173</text:p>
              </table:table-cell>
              <table:table-cell office:value-type="float" office:value="0.0002783">
                <text:p>0.0002783</text:p>
              </table:table-cell>
              <table:table-cell office:value-type="float" office:value="0.0001893">
                <text:p>0.0001893</text:p>
              </table:table-cell>
              <table:table-cell office:value-type="float" office:value="0.0002937">
                <text:p>0.0002937</text:p>
              </table:table-cell>
              <table:table-cell office:value-type="float" office:value="0.0001318">
                <text:p>0.0001318</text:p>
              </table:table-cell>
              <table:table-cell office:value-type="float" office:value="0.00017">
                <text:p>0.00017</text:p>
              </table:table-cell>
              <table:table-cell office:value-type="float" office:value="0.0001749">
                <text:p>0.00017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2007">
                <text:p>0.0002007</text:p>
              </table:table-cell>
              <table:table-cell office:value-type="float" office:value="0.0001998">
                <text:p>0.0001998</text:p>
              </table:table-cell>
              <table:table-cell office:value-type="float" office:value="0.0001974">
                <text:p>0.0001974</text:p>
              </table:table-cell>
              <table:table-cell office:value-type="float" office:value="0.0002649">
                <text:p>0.0002649</text:p>
              </table:table-cell>
              <table:table-cell office:value-type="float" office:value="0.000352">
                <text:p>0.000352</text:p>
              </table:table-cell>
              <table:table-cell office:value-type="float" office:value="0.0002536">
                <text:p>0.0002536</text:p>
              </table:table-cell>
              <table:table-cell office:value-type="float" office:value="0.0003488">
                <text:p>0.0003488</text:p>
              </table:table-cell>
              <table:table-cell office:value-type="float" office:value="0.0002028">
                <text:p>0.0002028</text:p>
              </table:table-cell>
              <table:table-cell office:value-type="float" office:value="0.0002025">
                <text:p>0.0002025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02859">
                <text:p>0.0002859</text:p>
              </table:table-cell>
              <table:table-cell office:value-type="float" office:value="0.0002496">
                <text:p>0.0002496</text:p>
              </table:table-cell>
              <table:table-cell office:value-type="float" office:value="0.0002316">
                <text:p>0.0002316</text:p>
              </table:table-cell>
              <table:table-cell office:value-type="float" office:value="0.0003103">
                <text:p>0.0003103</text:p>
              </table:table-cell>
              <table:table-cell office:value-type="float" office:value="0.0003959">
                <text:p>0.0003959</text:p>
              </table:table-cell>
              <table:table-cell office:value-type="float" office:value="0.0003117">
                <text:p>0.0003117</text:p>
              </table:table-cell>
              <table:table-cell office:value-type="float" office:value="0.0004191">
                <text:p>0.0004191</text:p>
              </table:table-cell>
              <table:table-cell office:value-type="float" office:value="0.0002477">
                <text:p>0.0002477</text:p>
              </table:table-cell>
              <table:table-cell office:value-type="float" office:value="0.0002366">
                <text:p>0.0002366</text:p>
              </table:table-cell>
              <table:table-cell office:value-type="float" office:value="0.0002415">
                <text:p>0.00024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3024">
                <text:p>0.0003024</text:p>
              </table:table-cell>
              <table:table-cell office:value-type="float" office:value="0.000285">
                <text:p>0.000285</text:p>
              </table:table-cell>
              <table:table-cell office:value-type="float" office:value="0.0002698">
                <text:p>0.0002698</text:p>
              </table:table-cell>
              <table:table-cell office:value-type="float" office:value="0.0003596">
                <text:p>0.0003596</text:p>
              </table:table-cell>
              <table:table-cell office:value-type="float" office:value="0.0004272">
                <text:p>0.0004272</text:p>
              </table:table-cell>
              <table:table-cell office:value-type="float" office:value="0.0003748">
                <text:p>0.0003748</text:p>
              </table:table-cell>
              <table:table-cell office:value-type="float" office:value="0.0004426">
                <text:p>0.0004426</text:p>
              </table:table-cell>
              <table:table-cell office:value-type="float" office:value="0.0002924">
                <text:p>0.0002924</text:p>
              </table:table-cell>
              <table:table-cell office:value-type="float" office:value="0.0002744">
                <text:p>0.0002744</text:p>
              </table:table-cell>
              <table:table-cell office:value-type="float" office:value="0.0002792">
                <text:p>0.00027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0.000671666666666667">
                <text:p>0.000671666666666667</text:p>
              </table:table-cell>
              <table:table-cell office:value-type="float" office:value="0.000594666666666667">
                <text:p>0.000594666666666667</text:p>
              </table:table-cell>
              <table:table-cell office:value-type="float" office:value="0.00047">
                <text:p>0.00047</text:p>
              </table:table-cell>
              <table:table-cell office:value-type="float" office:value="0.000613">
                <text:p>0.000613</text:p>
              </table:table-cell>
              <table:table-cell office:value-type="float" office:value="0.000704333333333333">
                <text:p>0.000704333333333333</text:p>
              </table:table-cell>
              <table:table-cell office:value-type="float" office:value="0.000720666666666667">
                <text:p>0.000720666666666667</text:p>
              </table:table-cell>
              <table:table-cell office:value-type="float" office:value="0.000747333333333333">
                <text:p>0.000747333333333333</text:p>
              </table:table-cell>
              <table:table-cell office:value-type="float" office:value="0.000538666666666667">
                <text:p>0.000538666666666667</text:p>
              </table:table-cell>
              <table:table-cell office:value-type="float" office:value="0.000474666666666667">
                <text:p>0.000474666666666667</text:p>
              </table:table-cell>
              <table:table-cell office:value-type="float" office:value="0.000482333333333333">
                <text:p>0.000482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0.001219">
                <text:p>0.001219</text:p>
              </table:table-cell>
              <table:table-cell office:value-type="float" office:value="0.000998">
                <text:p>0.000998</text:p>
              </table:table-cell>
              <table:table-cell office:value-type="float" office:value="0.000676">
                <text:p>0.000676</text:p>
              </table:table-cell>
              <table:table-cell office:value-type="float" office:value="0.0009155">
                <text:p>0.0009155</text:p>
              </table:table-cell>
              <table:table-cell office:value-type="float" office:value="0.0010455">
                <text:p>0.0010455</text:p>
              </table:table-cell>
              <table:table-cell office:value-type="float" office:value="0.0011225">
                <text:p>0.0011225</text:p>
              </table:table-cell>
              <table:table-cell office:value-type="float" office:value="0.001079">
                <text:p>0.001079</text:p>
              </table:table-cell>
              <table:table-cell office:value-type="float" office:value="0.000812">
                <text:p>0.000812</text:p>
              </table:table-cell>
              <table:table-cell office:value-type="float" office:value="0.000681">
                <text:p>0.000681</text:p>
              </table:table-cell>
              <table:table-cell office:value-type="float" office:value="0.000684">
                <text:p>0.0006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004267">
                <text:p>0.004267</text:p>
              </table:table-cell>
              <table:table-cell office:value-type="float" office:value="0.003341">
                <text:p>0.003341</text:p>
              </table:table-cell>
              <table:table-cell office:value-type="float" office:value="0.001579">
                <text:p>0.001579</text:p>
              </table:table-cell>
              <table:table-cell office:value-type="float" office:value="0.002078">
                <text:p>0.002078</text:p>
              </table:table-cell>
              <table:table-cell office:value-type="float" office:value="0.002446">
                <text:p>0.002446</text:p>
              </table:table-cell>
              <table:table-cell office:value-type="float" office:value="0.003273">
                <text:p>0.003273</text:p>
              </table:table-cell>
              <table:table-cell office:value-type="float" office:value="0.002735">
                <text:p>0.002735</text:p>
              </table:table-cell>
              <table:table-cell office:value-type="float" office:value="0.002159">
                <text:p>0.002159</text:p>
              </table:table-cell>
              <table:table-cell office:value-type="float" office:value="0.001594">
                <text:p>0.001594</text:p>
              </table:table-cell>
              <table:table-cell office:value-type="float" office:value="0.001602">
                <text:p>0.0016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0.0118827819824219">
                <text:p>0.0118827819824219</text:p>
              </table:table-cell>
              <table:table-cell office:value-type="float" office:value="0.0089569091796875">
                <text:p>0.0089569091796875</text:p>
              </table:table-cell>
              <table:table-cell office:value-type="float" office:value="0.00337982177734375">
                <text:p>0.00337982177734375</text:p>
              </table:table-cell>
              <table:table-cell office:value-type="float" office:value="0.0041656494140625">
                <text:p>0.0041656494140625</text:p>
              </table:table-cell>
              <table:table-cell office:value-type="float" office:value="0.00461196899414063">
                <text:p>0.00461196899414063</text:p>
              </table:table-cell>
              <table:table-cell office:value-type="float" office:value="0.00820159912109375">
                <text:p>0.00820159912109375</text:p>
              </table:table-cell>
              <table:table-cell office:value-type="float" office:value="0.00523757934570313">
                <text:p>0.00523757934570313</text:p>
              </table:table-cell>
              <table:table-cell office:value-type="float" office:value="0.00441741943359375">
                <text:p>0.00441741943359375</text:p>
              </table:table-cell>
              <table:table-cell office:value-type="float" office:value="0.003387451171875">
                <text:p>0.003387451171875</text:p>
              </table:table-cell>
              <table:table-cell office:value-type="float" office:value="0.00339508056640625">
                <text:p>0.00339508056640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0.0234909057617187">
                <text:p>0.0234909057617187</text:p>
              </table:table-cell>
              <table:table-cell office:value-type="float" office:value="0.0170364379882813">
                <text:p>0.0170364379882813</text:p>
              </table:table-cell>
              <table:table-cell office:value-type="float" office:value="0.00571441650390625">
                <text:p>0.00571441650390625</text:p>
              </table:table-cell>
              <table:table-cell office:value-type="float" office:value="0.0063018798828125">
                <text:p>0.0063018798828125</text:p>
              </table:table-cell>
              <table:table-cell office:value-type="float" office:value="0.0074920654296875">
                <text:p>0.0074920654296875</text:p>
              </table:table-cell>
              <table:table-cell office:value-type="float" office:value="0.0150909423828125">
                <text:p>0.0150909423828125</text:p>
              </table:table-cell>
              <table:table-cell office:value-type="float" office:value="0.0079193115234375">
                <text:p>0.0079193115234375</text:p>
              </table:table-cell>
              <table:table-cell office:value-type="float" office:value="0.00678253173828125">
                <text:p>0.00678253173828125</text:p>
              </table:table-cell>
              <table:table-cell office:value-type="float" office:value="0.00561141967773438">
                <text:p>0.00561141967773438</text:p>
              </table:table-cell>
              <table:table-cell office:value-type="float" office:value="0.00542449951171875">
                <text:p>0.00542449951171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">
                <text:p>200</text:p>
              </table:table-cell>
              <table:table-cell office:value-type="float" office:value="0.090087890625">
                <text:p>0.090087890625</text:p>
              </table:table-cell>
              <table:table-cell office:value-type="float" office:value="0.0631103515625">
                <text:p>0.0631103515625</text:p>
              </table:table-cell>
              <table:table-cell office:value-type="float" office:value="0.0174102783203125">
                <text:p>0.0174102783203125</text:p>
              </table:table-cell>
              <table:table-cell office:value-type="float" office:value="0.013946533203125">
                <text:p>0.013946533203125</text:p>
              </table:table-cell>
              <table:table-cell office:value-type="float" office:value="0.017120361328125">
                <text:p>0.017120361328125</text:p>
              </table:table-cell>
              <table:table-cell office:value-type="float" office:value="0.0521392822265625">
                <text:p>0.0521392822265625</text:p>
              </table:table-cell>
              <table:table-cell office:value-type="float" office:value="0.0186004638671875">
                <text:p>0.0186004638671875</text:p>
              </table:table-cell>
              <table:table-cell office:value-type="float" office:value="0.0155181884765625">
                <text:p>0.0155181884765625</text:p>
              </table:table-cell>
              <table:table-cell office:value-type="float" office:value="0.0107574462890625">
                <text:p>0.0107574462890625</text:p>
              </table:table-cell>
              <table:table-cell office:value-type="float" office:value="0.010650634765625">
                <text:p>0.01065063476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">
                <text:p>400</text:p>
              </table:table-cell>
              <table:table-cell office:value-type="float" office:value="0.362335205078125">
                <text:p>0.362335205078125</text:p>
              </table:table-cell>
              <table:table-cell office:value-type="float" office:value="0.2523193359375">
                <text:p>0.2523193359375</text:p>
              </table:table-cell>
              <table:table-cell office:value-type="float" office:value="0.05902099609375">
                <text:p>0.05902099609375</text:p>
              </table:table-cell>
              <table:table-cell office:value-type="float" office:value="0.03082275390625">
                <text:p>0.03082275390625</text:p>
              </table:table-cell>
              <table:table-cell office:value-type="float" office:value="0.0396728515625">
                <text:p>0.0396728515625</text:p>
              </table:table-cell>
              <table:table-cell office:value-type="float" office:value="0.190277099609375">
                <text:p>0.190277099609375</text:p>
              </table:table-cell>
              <table:table-cell office:value-type="float" office:value="0.039154052734375">
                <text:p>0.039154052734375</text:p>
              </table:table-cell>
              <table:table-cell office:value-type="float" office:value="0.0350341796875">
                <text:p>0.0350341796875</text:p>
              </table:table-cell>
              <table:table-cell office:value-type="float" office:value="0.0211334228515625">
                <text:p>0.0211334228515625</text:p>
              </table:table-cell>
              <table:table-cell office:value-type="float" office:value="0.021148681640625">
                <text:p>0.021148681640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0">
                <text:p>700</text:p>
              </table:table-cell>
              <table:table-cell office:value-type="float" office:value="1.13604736328125">
                <text:p>1.13604736328125</text:p>
              </table:table-cell>
              <table:table-cell office:value-type="float" office:value="0.79443359375">
                <text:p>0.79443359375</text:p>
              </table:table-cell>
              <table:table-cell office:value-type="float" office:value="0.1668701171875">
                <text:p>0.1668701171875</text:p>
              </table:table-cell>
              <table:table-cell office:value-type="float" office:value="0.05731201171875">
                <text:p>0.05731201171875</text:p>
              </table:table-cell>
              <table:table-cell office:value-type="float" office:value="0.07452392578125">
                <text:p>0.07452392578125</text:p>
              </table:table-cell>
              <table:table-cell office:value-type="float" office:value="0.55615234375">
                <text:p>0.55615234375</text:p>
              </table:table-cell>
              <table:table-cell office:value-type="float" office:value="0.07403564453125">
                <text:p>0.07403564453125</text:p>
              </table:table-cell>
              <table:table-cell office:value-type="float" office:value="0.06707763671875">
                <text:p>0.06707763671875</text:p>
              </table:table-cell>
              <table:table-cell office:value-type="float" office:value="0.03692626953125">
                <text:p>0.03692626953125</text:p>
              </table:table-cell>
              <table:table-cell office:value-type="float" office:value="0.036895751953125">
                <text:p>0.036895751953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">
                <text:p>1000</text:p>
              </table:table-cell>
              <table:table-cell office:value-type="float" office:value="2.35498046875">
                <text:p>2.35498046875</text:p>
              </table:table-cell>
              <table:table-cell office:value-type="float" office:value="1.6533203125">
                <text:p>1.6533203125</text:p>
              </table:table-cell>
              <table:table-cell office:value-type="float" office:value="0.3294677734375">
                <text:p>0.3294677734375</text:p>
              </table:table-cell>
              <table:table-cell office:value-type="float" office:value="0.0849609375">
                <text:p>0.0849609375</text:p>
              </table:table-cell>
              <table:table-cell office:value-type="float" office:value="0.1177978515625">
                <text:p>0.1177978515625</text:p>
              </table:table-cell>
              <table:table-cell office:value-type="float" office:value="1.1119384765625">
                <text:p>1.1119384765625</text:p>
              </table:table-cell>
              <table:table-cell office:value-type="float" office:value="0.1109619140625">
                <text:p>0.1109619140625</text:p>
              </table:table-cell>
              <table:table-cell office:value-type="float" office:value="0.1009521484375">
                <text:p>0.1009521484375</text:p>
              </table:table-cell>
              <table:table-cell office:value-type="float" office:value="0.05255126953125">
                <text:p>0.05255126953125</text:p>
              </table:table-cell>
              <table:table-cell office:value-type="float" office:value="0.05255126953125">
                <text:p>0.05255126953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9.63978494623656">
                <text:p>9.63978494623656</text:p>
              </table:table-cell>
              <table:table-cell office:value-type="float" office:value="6.78739002932551">
                <text:p>6.78739002932551</text:p>
              </table:table-cell>
              <table:table-cell office:value-type="float" office:value="1.26539589442815">
                <text:p>1.26539589442815</text:p>
              </table:table-cell>
              <table:table-cell office:value-type="float" office:value="0.181573802541544">
                <text:p>0.181573802541544</text:p>
              </table:table-cell>
              <table:table-cell office:value-type="float" office:value="0.260508308895406">
                <text:p>0.260508308895406</text:p>
              </table:table-cell>
              <table:table-cell office:value-type="float" office:value="4.33235581622678">
                <text:p>4.33235581622678</text:p>
              </table:table-cell>
              <table:table-cell office:value-type="float" office:value="0.242424242424242">
                <text:p>0.242424242424242</text:p>
              </table:table-cell>
              <table:table-cell office:value-type="float" office:value="0.223607038123167">
                <text:p>0.223607038123167</text:p>
              </table:table-cell>
              <table:table-cell office:value-type="float" office:value="0.104960899315738">
                <text:p>0.104960899315738</text:p>
              </table:table-cell>
              <table:table-cell office:value-type="float" office:value="0.104960899315738">
                <text:p>0.1049608993157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38.908203125">
                <text:p>38.908203125</text:p>
              </table:table-cell>
              <table:table-cell office:value-type="float" office:value="27.375">
                <text:p>27.375</text:p>
              </table:table-cell>
              <table:table-cell office:value-type="float" office:value="4.95703125">
                <text:p>4.95703125</text:p>
              </table:table-cell>
              <table:table-cell office:value-type="float" office:value="0.388427734375">
                <text:p>0.388427734375</text:p>
              </table:table-cell>
              <table:table-cell office:value-type="float" office:value="0.587890625">
                <text:p>0.587890625</text:p>
              </table:table-cell>
              <table:table-cell office:value-type="float" office:value="17.080078125">
                <text:p>17.080078125</text:p>
              </table:table-cell>
              <table:table-cell office:value-type="float" office:value="0.52587890625">
                <text:p>0.52587890625</text:p>
              </table:table-cell>
              <table:table-cell office:value-type="float" office:value="0.49072265625">
                <text:p>0.49072265625</text:p>
              </table:table-cell>
              <table:table-cell office:value-type="float" office:value="0.209716796875">
                <text:p>0.209716796875</text:p>
              </table:table-cell>
              <table:table-cell office:value-type="float" office:value="0.209716796875">
                <text:p>0.2097167968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00">
                <text:p>7000</text:p>
              </table:table-cell>
              <table:table-cell office:value-type="float" office:value="119.28125">
                <text:p>119.28125</text:p>
              </table:table-cell>
              <table:table-cell office:value-type="float" office:value="83.625">
                <text:p>83.625</text:p>
              </table:table-cell>
              <table:table-cell office:value-type="float" office:value="15.0546875">
                <text:p>15.0546875</text:p>
              </table:table-cell>
              <table:table-cell office:value-type="float" office:value="0.7158203125">
                <text:p>0.7158203125</text:p>
              </table:table-cell>
              <table:table-cell office:value-type="float" office:value="1.1015625">
                <text:p>1.1015625</text:p>
              </table:table-cell>
              <table:table-cell office:value-type="float" office:value="51.9609375">
                <text:p>51.9609375</text:p>
              </table:table-cell>
              <table:table-cell office:value-type="float" office:value="1.015625">
                <text:p>1.015625</text:p>
              </table:table-cell>
              <table:table-cell office:value-type="float" office:value="0.919921875">
                <text:p>0.919921875</text:p>
              </table:table-cell>
              <table:table-cell office:value-type="float" office:value="0.36572265625">
                <text:p>0.36572265625</text:p>
              </table:table-cell>
              <table:table-cell office:value-type="float" office:value="0.365966796875">
                <text:p>0.365966796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00">
                <text:p>10000</text:p>
              </table:table-cell>
              <table:table-cell office:value-type="float" office:value="243.59375">
                <text:p>243.59375</text:p>
              </table:table-cell>
              <table:table-cell office:value-type="float" office:value="170.21875">
                <text:p>170.21875</text:p>
              </table:table-cell>
              <table:table-cell office:value-type="float" office:value="30.625">
                <text:p>30.625</text:p>
              </table:table-cell>
              <table:table-cell office:value-type="float" office:value="1.0556640625">
                <text:p>1.0556640625</text:p>
              </table:table-cell>
              <table:table-cell office:value-type="float" office:value="1.681640625">
                <text:p>1.681640625</text:p>
              </table:table-cell>
              <table:table-cell office:value-type="float" office:value="105.75">
                <text:p>105.75</text:p>
              </table:table-cell>
              <table:table-cell office:value-type="float" office:value="1.4892578125">
                <text:p>1.4892578125</text:p>
              </table:table-cell>
              <table:table-cell office:value-type="float" office:value="1.37109375">
                <text:p>1.37109375</text:p>
              </table:table-cell>
              <table:table-cell office:value-type="float" office:value="0.52197265625">
                <text:p>0.52197265625</text:p>
              </table:table-cell>
              <table:table-cell office:value-type="float" office:value="0.52294921875">
                <text:p>0.52294921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00">
                <text:p>20000</text:p>
              </table:table-cell>
              <table:table-cell office:value-type="float" office:value="1017.9375">
                <text:p>1017.9375</text:p>
              </table:table-cell>
              <table:table-cell office:value-type="float" office:value="684.0625">
                <text:p>684.0625</text:p>
              </table:table-cell>
              <table:table-cell office:value-type="float" office:value="123.1875">
                <text:p>123.1875</text:p>
              </table:table-cell>
              <table:table-cell office:value-type="float" office:value="2.2421875">
                <text:p>2.2421875</text:p>
              </table:table-cell>
              <table:table-cell office:value-type="float" office:value="3.8046875">
                <text:p>3.8046875</text:p>
              </table:table-cell>
              <table:table-cell office:value-type="float" office:value="422.5">
                <text:p>422.5</text:p>
              </table:table-cell>
              <table:table-cell office:value-type="float" office:value="3.1171875">
                <text:p>3.1171875</text:p>
              </table:table-cell>
              <table:table-cell office:value-type="float" office:value="2.9609375">
                <text:p>2.9609375</text:p>
              </table:table-cell>
              <table:table-cell office:value-type="float" office:value="1.0615234375">
                <text:p>1.0615234375</text:p>
              </table:table-cell>
              <table:table-cell office:value-type="float" office:value="1.0625">
                <text:p>1.06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000">
                <text:p>40000</text:p>
              </table:table-cell>
              <table:table-cell office:value-type="float" office:value="4220.75">
                <text:p>4220.75</text:p>
              </table:table-cell>
              <table:table-cell office:value-type="float" office:value="2843.5">
                <text:p>2843.5</text:p>
              </table:table-cell>
              <table:table-cell office:value-type="float" office:value="614.75">
                <text:p>614.75</text:p>
              </table:table-cell>
              <table:table-cell office:value-type="float" office:value="4.81640625">
                <text:p>4.81640625</text:p>
              </table:table-cell>
              <table:table-cell office:value-type="float" office:value="8">
                <text:p>8</text:p>
              </table:table-cell>
              <table:table-cell office:value-type="float" office:value="1705.5">
                <text:p>1705.5</text:p>
              </table:table-cell>
              <table:table-cell office:value-type="float" office:value="6.6484375">
                <text:p>6.6484375</text:p>
              </table:table-cell>
              <table:table-cell office:value-type="float" office:value="6.359375">
                <text:p>6.359375</text:p>
              </table:table-cell>
              <table:table-cell office:value-type="float" office:value="2.18359375">
                <text:p>2.18359375</text:p>
              </table:table-cell>
              <table:table-cell office:value-type="float" office:value="2.1875">
                <text:p>2.18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000">
                <text:p>70000</text:p>
              </table:table-cell>
              <table:table-cell office:value-type="float" office:value="12921.5">
                <text:p>12921.5</text:p>
              </table:table-cell>
              <table:table-cell office:value-type="float" office:value="8747">
                <text:p>8747</text:p>
              </table:table-cell>
              <table:table-cell office:value-type="float" office:value="2163">
                <text:p>2163</text:p>
              </table:table-cell>
              <table:table-cell office:value-type="float" office:value="8.703125">
                <text:p>8.703125</text:p>
              </table:table-cell>
              <table:table-cell office:value-type="float" office:value="14.703125">
                <text:p>14.703125</text:p>
              </table:table-cell>
              <table:table-cell office:value-type="float" office:value="5233.5">
                <text:p>5233.5</text:p>
              </table:table-cell>
              <table:table-cell office:value-type="float" office:value="12.25">
                <text:p>12.25</text:p>
              </table:table-cell>
              <table:table-cell office:value-type="float" office:value="11.734375">
                <text:p>11.734375</text:p>
              </table:table-cell>
              <table:table-cell office:value-type="float" office:value="3.953125">
                <text:p>3.953125</text:p>
              </table:table-cell>
              <table:table-cell office:value-type="float" office:value="3.9609375">
                <text:p>3.96093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0">
                <text:p>100000</text:p>
              </table:table-cell>
              <table:table-cell office:value-type="float" office:value="26384">
                <text:p>26384</text:p>
              </table:table-cell>
              <table:table-cell office:value-type="float" office:value="17901">
                <text:p>17901</text:p>
              </table:table-cell>
              <table:table-cell office:value-type="float" office:value="4630">
                <text:p>4630</text:p>
              </table:table-cell>
              <table:table-cell office:value-type="float" office:value="12.71875">
                <text:p>12.71875</text:p>
              </table:table-cell>
              <table:table-cell office:value-type="float" office:value="22.109375">
                <text:p>22.109375</text:p>
              </table:table-cell>
              <table:table-cell office:value-type="float" office:value="10753">
                <text:p>10753</text:p>
              </table:table-cell>
              <table:table-cell office:value-type="float" office:value="18.109375">
                <text:p>18.109375</text:p>
              </table:table-cell>
              <table:table-cell office:value-type="float" office:value="17.390625">
                <text:p>17.390625</text:p>
              </table:table-cell>
              <table:table-cell office:value-type="float" office:value="6.25">
                <text:p>6.25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0">
                <text:p>200000</text:p>
              </table:table-cell>
              <table:table-cell office:value-type="float" office:value="111782">
                <text:p>111782</text:p>
              </table:table-cell>
              <table:table-cell office:value-type="float" office:value="71921">
                <text:p>71921</text:p>
              </table:table-cell>
              <table:table-cell office:value-type="float" office:value="19383">
                <text:p>19383</text:p>
              </table:table-cell>
              <table:table-cell office:value-type="float" office:value="27.03125">
                <text:p>27.03125</text:p>
              </table:table-cell>
              <table:table-cell office:value-type="float" office:value="47.4375">
                <text:p>47.4375</text:p>
              </table:table-cell>
              <table:table-cell office:value-type="float" office:value="42826">
                <text:p>42826</text:p>
              </table:table-cell>
              <table:table-cell office:value-type="float" office:value="38.15625">
                <text:p>38.15625</text:p>
              </table:table-cell>
              <table:table-cell office:value-type="float" office:value="36.6875">
                <text:p>36.6875</text:p>
              </table:table-cell>
              <table:table-cell office:value-type="float" office:value="15.734375">
                <text:p>15.734375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0000">
                <text:p>4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0743">
                <text:p>90743</text:p>
              </table:table-cell>
              <table:table-cell office:value-type="float" office:value="56.75">
                <text:p>56.75</text:p>
              </table:table-cell>
              <table:table-cell office:value-type="float" office:value="103.625">
                <text:p>103.625</text:p>
              </table:table-cell>
              <table:table-cell office:value-type="float" office:value="0">
                <text:p>0</text:p>
              </table:table-cell>
              <table:table-cell office:value-type="float" office:value="81.5625">
                <text:p>81.5625</text:p>
              </table:table-cell>
              <table:table-cell office:value-type="float" office:value="78.25">
                <text:p>78.25</text:p>
              </table:table-cell>
              <table:table-cell office:value-type="float" office:value="38.46875">
                <text:p>38.46875</text:p>
              </table:table-cell>
              <table:table-cell office:value-type="float" office:value="41.84375">
                <text:p>41.843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00000">
                <text:p>7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3.625">
                <text:p>103.625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148.125">
                <text:p>148.125</text:p>
              </table:table-cell>
              <table:table-cell office:value-type="float" office:value="145.5">
                <text:p>145.5</text:p>
              </table:table-cell>
              <table:table-cell office:value-type="float" office:value="79.4375">
                <text:p>79.4375</text:p>
              </table:table-cell>
              <table:table-cell office:value-type="float" office:value="73.75">
                <text:p>73.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0000">
                <text:p>1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  <table:table-cell office:value-type="float" office:value="295.5">
                <text:p>295.5</text:p>
              </table:table-cell>
              <table:table-cell office:value-type="float" office:value="0">
                <text:p>0</text:p>
              </table:table-cell>
              <table:table-cell office:value-type="float" office:value="217.75">
                <text:p>217.75</text:p>
              </table:table-cell>
              <table:table-cell office:value-type="float" office:value="212">
                <text:p>212</text:p>
              </table:table-cell>
              <table:table-cell office:value-type="float" office:value="125.625">
                <text:p>125.625</text:p>
              </table:table-cell>
              <table:table-cell office:value-type="float" office:value="105.5">
                <text:p>105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0000">
                <text:p>2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9.75">
                <text:p>319.75</text:p>
              </table:table-cell>
              <table:table-cell office:value-type="float" office:value="627">
                <text:p>627</text:p>
              </table:table-cell>
              <table:table-cell office:value-type="float" office:value="0">
                <text:p>0</text:p>
              </table:table-cell>
              <table:table-cell office:value-type="float" office:value="459.5">
                <text:p>459.5</text:p>
              </table:table-cell>
              <table:table-cell office:value-type="float" office:value="442.5">
                <text:p>442.5</text:p>
              </table:table-cell>
              <table:table-cell office:value-type="float" office:value="309.5">
                <text:p>309.5</text:p>
              </table:table-cell>
              <table:table-cell office:value-type="float" office:value="212.5">
                <text:p>212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00000">
                <text:p>4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71">
                <text:p>671</text:p>
              </table:table-cell>
              <table:table-cell office:value-type="float" office:value="1362">
                <text:p>1362</text:p>
              </table:table-cell>
              <table:table-cell office:value-type="float" office:value="0">
                <text:p>0</text:p>
              </table:table-cell>
              <table:table-cell office:value-type="float" office:value="963">
                <text:p>963</text:p>
              </table:table-cell>
              <table:table-cell office:value-type="float" office:value="952">
                <text:p>952</text:p>
              </table:table-cell>
              <table:table-cell office:value-type="float" office:value="721">
                <text:p>721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000">
                <text:p>7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10">
                <text:p>1210</text:p>
              </table:table-cell>
              <table:table-cell office:value-type="float" office:value="2541">
                <text:p>2541</text:p>
              </table:table-cell>
              <table:table-cell office:value-type="float" office:value="0">
                <text:p>0</text:p>
              </table:table-cell>
              <table:table-cell office:value-type="float" office:value="1743">
                <text:p>1743</text:p>
              </table:table-cell>
              <table:table-cell office:value-type="float" office:value="1747">
                <text:p>1747</text:p>
              </table:table-cell>
              <table:table-cell office:value-type="float" office:value="1406">
                <text:p>1406</text:p>
              </table:table-cell>
              <table:table-cell office:value-type="float" office:value="755.5">
                <text:p>755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00000">
                <text:p>10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61">
                <text:p>1761</text:p>
              </table:table-cell>
              <table:table-cell office:value-type="float" office:value="3733">
                <text:p>3733</text:p>
              </table:table-cell>
              <table:table-cell office:value-type="float" office:value="0">
                <text:p>0</text:p>
              </table:table-cell>
              <table:table-cell office:value-type="float" office:value="2561">
                <text:p>2561</text:p>
              </table:table-cell>
              <table:table-cell office:value-type="float" office:value="2497">
                <text:p>2497</text:p>
              </table:table-cell>
              <table:table-cell office:value-type="float" office:value="2153">
                <text:p>2153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00000">
                <text:p>20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87">
                <text:p>3687</text:p>
              </table:table-cell>
              <table:table-cell office:value-type="float" office:value="7994">
                <text:p>7994</text:p>
              </table:table-cell>
              <table:table-cell office:value-type="float" office:value="0">
                <text:p>0</text:p>
              </table:table-cell>
              <table:table-cell office:value-type="float" office:value="5361">
                <text:p>5361</text:p>
              </table:table-cell>
              <table:table-cell office:value-type="float" office:value="5246">
                <text:p>5246</text:p>
              </table:table-cell>
              <table:table-cell office:value-type="float" office:value="4925">
                <text:p>4925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000000">
                <text:p>40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758">
                <text:p>7758</text:p>
              </table:table-cell>
              <table:table-cell office:value-type="float" office:value="17107">
                <text:p>17107</text:p>
              </table:table-cell>
              <table:table-cell office:value-type="float" office:value="0">
                <text:p>0</text:p>
              </table:table-cell>
              <table:table-cell office:value-type="float" office:value="11280">
                <text:p>11280</text:p>
              </table:table-cell>
              <table:table-cell office:value-type="float" office:value="10911">
                <text:p>10911</text:p>
              </table:table-cell>
              <table:table-cell office:value-type="float" office:value="11182">
                <text:p>11182</text:p>
              </table:table-cell>
              <table:table-cell office:value-type="float" office:value="4711">
                <text:p>47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0000000">
                <text:p>70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813">
                <text:p>13813</text:p>
              </table:table-cell>
              <table:table-cell office:value-type="float" office:value="31054">
                <text:p>31054</text:p>
              </table:table-cell>
              <table:table-cell office:value-type="float" office:value="0">
                <text:p>0</text:p>
              </table:table-cell>
              <table:table-cell office:value-type="float" office:value="20223">
                <text:p>20223</text:p>
              </table:table-cell>
              <table:table-cell office:value-type="float" office:value="20671">
                <text:p>20671</text:p>
              </table:table-cell>
              <table:table-cell office:value-type="float" office:value="21345">
                <text:p>21345</text:p>
              </table:table-cell>
              <table:table-cell office:value-type="float" office:value="9466">
                <text:p>94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000000">
                <text:p>100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404">
                <text:p>20404</text:p>
              </table:table-cell>
              <table:table-cell office:value-type="float" office:value="45716">
                <text:p>45716</text:p>
              </table:table-cell>
              <table:table-cell office:value-type="float" office:value="0">
                <text:p>0</text:p>
              </table:table-cell>
              <table:table-cell office:value-type="float" office:value="39292">
                <text:p>39292</text:p>
              </table:table-cell>
              <table:table-cell office:value-type="float" office:value="29320">
                <text:p>29320</text:p>
              </table:table-cell>
              <table:table-cell office:value-type="float" office:value="34310">
                <text:p>34310</text:p>
              </table:table-cell>
              <table:table-cell office:value-type="float" office:value="17453">
                <text:p>174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.0816421508789pt" style:font-size-asian="11.0816421508789pt" style:font-size-complex="11.0816421508789pt"/>
    </style:style>
    <style:style style:name="ch3" style:family="chart">
      <style:text-properties fo:font-size="9.37677383422852pt" style:font-size-asian="9.37677383422852pt" style:font-size-complex="9.37677383422852pt"/>
    </style:style>
    <style:style style:name="ch4" style:family="chart">
      <style:graphic-properties draw:stroke="none" svg:stroke-color="#b3b3b3" draw:fill="none" draw:fill-color="#e6e6e6"/>
      <style:text-properties fo:font-size="6.81947231292725pt" style:font-size-asian="6.81947231292725pt" style:font-size-complex="6.81947231292725pt"/>
    </style:style>
    <style:style style:name="ch5" style:family="chart">
      <style:chart-properties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minimum="0" chart:maximum="6600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7.67190599441528pt" style:font-size-asian="7.67190599441528pt" style:font-size-complex="7.67190599441528pt"/>
    </style:style>
    <style:style style:name="ch8" style:family="chart" style:data-style-name="N0">
      <style:chart-properties chart:display-label="true" chart:logarithmic="false" chart:maximum="2000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7.67190599441528pt" style:font-size-asian="7.67190599441528pt" style:font-size-complex="7.67190599441528pt"/>
    </style:style>
    <style:style style:name="ch10" style:family="chart">
      <style:graphic-properties svg:stroke-color="#b3b3b3"/>
    </style:style>
    <style:style style:name="ch11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4" style:family="chart">
      <style:chart-properties chart:symbol-type="none"/>
      <style:graphic-properties draw:stroke="solid" svg:stroke-color="#579d1c" draw:fill-color="#579d1c" dr3d:edge-rounding="0%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27.31cm" svg:height="16.215cm" chart:class="chart:scatter" chart:style-name="ch1">
        <chart:title svg:x="8.873cm" svg:y="0.323cm" chart:style-name="ch2">
          <text:p>Performance depending on String size</text:p>
        </chart:title>
        <chart:subtitle svg:x="7.563cm" svg:y="1.146cm" chart:style-name="ch3">
          <text:p>10000 elements in Set - Measured by LookupStringSize.java</text:p>
        </chart:subtitle>
        <chart:legend chart:legend-position="end" svg:x="22.963cm" svg:y="7.352cm" chart:style-name="ch4"/>
        <chart:plot-area chart:style-name="ch5" chart:data-source-has-labels="both" svg:x="0.845cm" svg:y="1.757cm" svg:width="21.572cm" svg:height="13.655cm">
          <chart:axis chart:dimension="x" chart:name="primary-x" chart:style-name="ch6">
            <chart:title svg:x="11.062cm" svg:y="15.257cm" chart:style-name="ch7">
              <text:p>String size</text:p>
            </chart:title>
            <chart:categories table:cell-range-address="local-table.$A$2:.$A$55"/>
          </chart:axis>
          <chart:axis chart:dimension="y" chart:name="primary-y" chart:style-name="ch8">
            <chart:title svg:x="0.546cm" svg:y="9.004cm" chart:style-name="ch9">
              <text:p>Time taken</text:p>
            </chart:title>
            <chart:grid chart:style-name="ch10" chart:class="major"/>
          </chart:axis>
          <chart:series chart:style-name="ch11" chart:values-cell-range-address="local-table.$C$2:.$C$55" chart:label-cell-address="local-table.$C$1" chart:class="chart:scatter">
            <chart:domain table:cell-range-address="local-table.$B$2:.$B$55"/>
            <chart:data-point chart:repeated="54"/>
          </chart:series>
          <chart:series chart:style-name="ch12" chart:values-cell-range-address="local-table.$D$2:.$D$55" chart:label-cell-address="local-table.$D$1" chart:class="chart:scatter">
            <chart:data-point chart:repeated="54"/>
          </chart:series>
          <chart:series chart:style-name="ch13" chart:values-cell-range-address="local-table.$E$2:.$E$55" chart:label-cell-address="local-table.$E$1" chart:class="chart:scatter">
            <chart:data-point chart:repeated="54"/>
          </chart:series>
          <chart:series chart:style-name="ch14" chart:values-cell-range-address="local-table.$F$2:.$F$55" chart:label-cell-address="local-table.$F$1" chart:class="chart:scatter">
            <chart:data-point chart:repeated="5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Hash lookup time</text:p>
              </table:table-cell>
              <table:table-cell office:value-type="string">
                <text:p>Hash found time</text:p>
              </table:table-cell>
              <table:table-cell office:value-type="string">
                <text:p>Tree lookup time</text:p>
              </table:table-cell>
              <table:table-cell office:value-type="string">
                <text:p>Tree found 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4">
                <text:p>54</text:p>
              </table:table-cell>
              <table:table-cell office:value-type="float" office:value="5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16">
                <text:p>16</text:p>
              </table:table-cell>
              <table:table-cell office:value-type="float" office:value="127">
                <text:p>1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131">
                <text:p>13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132">
                <text:p>13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135">
                <text:p>1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132">
                <text:p>13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34">
                <text:p>13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35">
                <text:p>1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145">
                <text:p>1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133">
                <text:p>1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135">
                <text:p>13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134">
                <text:p>1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">
                <text:p>37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135">
                <text:p>1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">
                <text:p>52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146">
                <text:p>14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">
                <text:p>61</text:p>
              </table:table-cell>
              <table:table-cell office:value-type="float" office:value="33">
                <text:p>33</text:p>
              </table:table-cell>
              <table:table-cell office:value-type="float" office:value="37">
                <text:p>37</text:p>
              </table:table-cell>
              <table:table-cell office:value-type="float" office:value="138">
                <text:p>1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38">
                <text:p>38</text:p>
              </table:table-cell>
              <table:table-cell office:value-type="float" office:value="55">
                <text:p>55</text:p>
              </table:table-cell>
              <table:table-cell office:value-type="float" office:value="135">
                <text:p>13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">
                <text:p>85</text:p>
              </table:table-cell>
              <table:table-cell office:value-type="float" office:value="38">
                <text:p>38</text:p>
              </table:table-cell>
              <table:table-cell office:value-type="float" office:value="57">
                <text:p>57</text:p>
              </table:table-cell>
              <table:table-cell office:value-type="float" office:value="147">
                <text:p>14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41">
                <text:p>41</text:p>
              </table:table-cell>
              <table:table-cell office:value-type="float" office:value="55">
                <text:p>55</text:p>
              </table:table-cell>
              <table:table-cell office:value-type="float" office:value="184">
                <text:p>18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7">
                <text:p>117</text:p>
              </table:table-cell>
              <table:table-cell office:value-type="float" office:value="52">
                <text:p>52</text:p>
              </table:table-cell>
              <table:table-cell office:value-type="float" office:value="75">
                <text:p>75</text:p>
              </table:table-cell>
              <table:table-cell office:value-type="float" office:value="168">
                <text:p>16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7">
                <text:p>137</text:p>
              </table:table-cell>
              <table:table-cell office:value-type="float" office:value="47">
                <text:p>47</text:p>
              </table:table-cell>
              <table:table-cell office:value-type="float" office:value="89">
                <text:p>89</text:p>
              </table:table-cell>
              <table:table-cell office:value-type="float" office:value="186">
                <text:p>18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0">
                <text:p>160</text:p>
              </table:table-cell>
              <table:table-cell office:value-type="float" office:value="52">
                <text:p>52</text:p>
              </table:table-cell>
              <table:table-cell office:value-type="float" office:value="98">
                <text:p>98</text:p>
              </table:table-cell>
              <table:table-cell office:value-type="float" office:value="134">
                <text:p>13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7">
                <text:p>187</text:p>
              </table:table-cell>
              <table:table-cell office:value-type="float" office:value="55">
                <text:p>55</text:p>
              </table:table-cell>
              <table:table-cell office:value-type="float" office:value="82">
                <text:p>82</text:p>
              </table:table-cell>
              <table:table-cell office:value-type="float" office:value="134">
                <text:p>13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9">
                <text:p>219</text:p>
              </table:table-cell>
              <table:table-cell office:value-type="float" office:value="61">
                <text:p>61</text:p>
              </table:table-cell>
              <table:table-cell office:value-type="float" office:value="90">
                <text:p>90</text:p>
              </table:table-cell>
              <table:table-cell office:value-type="float" office:value="141">
                <text:p>14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6">
                <text:p>256</text:p>
              </table:table-cell>
              <table:table-cell office:value-type="float" office:value="64">
                <text:p>64</text:p>
              </table:table-cell>
              <table:table-cell office:value-type="float" office:value="102">
                <text:p>102</text:p>
              </table:table-cell>
              <table:table-cell office:value-type="float" office:value="144">
                <text:p>14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9">
                <text:p>299</text:p>
              </table:table-cell>
              <table:table-cell office:value-type="float" office:value="72">
                <text:p>72</text:p>
              </table:table-cell>
              <table:table-cell office:value-type="float" office:value="114">
                <text:p>114</text:p>
              </table:table-cell>
              <table:table-cell office:value-type="float" office:value="176">
                <text:p>17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9">
                <text:p>349</text:p>
              </table:table-cell>
              <table:table-cell office:value-type="float" office:value="79">
                <text:p>79</text:p>
              </table:table-cell>
              <table:table-cell office:value-type="float" office:value="131">
                <text:p>131</text:p>
              </table:table-cell>
              <table:table-cell office:value-type="float" office:value="140">
                <text:p>14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8">
                <text:p>408</text:p>
              </table:table-cell>
              <table:table-cell office:value-type="float" office:value="89">
                <text:p>89</text:p>
              </table:table-cell>
              <table:table-cell office:value-type="float" office:value="145">
                <text:p>145</text:p>
              </table:table-cell>
              <table:table-cell office:value-type="float" office:value="175">
                <text:p>17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7">
                <text:p>477</text:p>
              </table:table-cell>
              <table:table-cell office:value-type="float" office:value="118">
                <text:p>118</text:p>
              </table:table-cell>
              <table:table-cell office:value-type="float" office:value="169">
                <text:p>169</text:p>
              </table:table-cell>
              <table:table-cell office:value-type="float" office:value="132">
                <text:p>13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7">
                <text:p>557</text:p>
              </table:table-cell>
              <table:table-cell office:value-type="float" office:value="129">
                <text:p>129</text:p>
              </table:table-cell>
              <table:table-cell office:value-type="float" office:value="191">
                <text:p>191</text:p>
              </table:table-cell>
              <table:table-cell office:value-type="float" office:value="166">
                <text:p>16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">
                <text:p>650</text:p>
              </table:table-cell>
              <table:table-cell office:value-type="float" office:value="125">
                <text:p>125</text:p>
              </table:table-cell>
              <table:table-cell office:value-type="float" office:value="217">
                <text:p>217</text:p>
              </table:table-cell>
              <table:table-cell office:value-type="float" office:value="135">
                <text:p>13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59">
                <text:p>759</text:p>
              </table:table-cell>
              <table:table-cell office:value-type="float" office:value="142">
                <text:p>142</text:p>
              </table:table-cell>
              <table:table-cell office:value-type="float" office:value="245">
                <text:p>245</text:p>
              </table:table-cell>
              <table:table-cell office:value-type="float" office:value="165">
                <text:p>16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86">
                <text:p>886</text:p>
              </table:table-cell>
              <table:table-cell office:value-type="float" office:value="166">
                <text:p>166</text:p>
              </table:table-cell>
              <table:table-cell office:value-type="float" office:value="282">
                <text:p>282</text:p>
              </table:table-cell>
              <table:table-cell office:value-type="float" office:value="167">
                <text:p>16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34">
                <text:p>1034</text:p>
              </table:table-cell>
              <table:table-cell office:value-type="float" office:value="187">
                <text:p>187</text:p>
              </table:table-cell>
              <table:table-cell office:value-type="float" office:value="325">
                <text:p>325</text:p>
              </table:table-cell>
              <table:table-cell office:value-type="float" office:value="169">
                <text:p>16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07">
                <text:p>1207</text:p>
              </table:table-cell>
              <table:table-cell office:value-type="float" office:value="210">
                <text:p>210</text:p>
              </table:table-cell>
              <table:table-cell office:value-type="float" office:value="373">
                <text:p>373</text:p>
              </table:table-cell>
              <table:table-cell office:value-type="float" office:value="167">
                <text:p>16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09">
                <text:p>1409</text:p>
              </table:table-cell>
              <table:table-cell office:value-type="float" office:value="240">
                <text:p>240</text:p>
              </table:table-cell>
              <table:table-cell office:value-type="float" office:value="460">
                <text:p>460</text:p>
              </table:table-cell>
              <table:table-cell office:value-type="float" office:value="168">
                <text:p>16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44">
                <text:p>1644</text:p>
              </table:table-cell>
              <table:table-cell office:value-type="float" office:value="302">
                <text:p>302</text:p>
              </table:table-cell>
              <table:table-cell office:value-type="float" office:value="505">
                <text:p>505</text:p>
              </table:table-cell>
              <table:table-cell office:value-type="float" office:value="165">
                <text:p>16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19">
                <text:p>1919</text:p>
              </table:table-cell>
              <table:table-cell office:value-type="float" office:value="347">
                <text:p>347</text:p>
              </table:table-cell>
              <table:table-cell office:value-type="float" office:value="580">
                <text:p>580</text:p>
              </table:table-cell>
              <table:table-cell office:value-type="float" office:value="175">
                <text:p>17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39">
                <text:p>2239</text:p>
              </table:table-cell>
              <table:table-cell office:value-type="float" office:value="367">
                <text:p>367</text:p>
              </table:table-cell>
              <table:table-cell office:value-type="float" office:value="672">
                <text:p>672</text:p>
              </table:table-cell>
              <table:table-cell office:value-type="float" office:value="178">
                <text:p>178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13">
                <text:p>2613</text:p>
              </table:table-cell>
              <table:table-cell office:value-type="float" office:value="446">
                <text:p>446</text:p>
              </table:table-cell>
              <table:table-cell office:value-type="float" office:value="777">
                <text:p>777</text:p>
              </table:table-cell>
              <table:table-cell office:value-type="float" office:value="167">
                <text:p>167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49">
                <text:p>3049</text:p>
              </table:table-cell>
              <table:table-cell office:value-type="float" office:value="493">
                <text:p>493</text:p>
              </table:table-cell>
              <table:table-cell office:value-type="float" office:value="904">
                <text:p>904</text:p>
              </table:table-cell>
              <table:table-cell office:value-type="float" office:value="169">
                <text:p>169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58">
                <text:p>3558</text:p>
              </table:table-cell>
              <table:table-cell office:value-type="float" office:value="566">
                <text:p>566</text:p>
              </table:table-cell>
              <table:table-cell office:value-type="float" office:value="1046">
                <text:p>1046</text:p>
              </table:table-cell>
              <table:table-cell office:value-type="float" office:value="146">
                <text:p>14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52">
                <text:p>4152</text:p>
              </table:table-cell>
              <table:table-cell office:value-type="float" office:value="684">
                <text:p>684</text:p>
              </table:table-cell>
              <table:table-cell office:value-type="float" office:value="1207">
                <text:p>1207</text:p>
              </table:table-cell>
              <table:table-cell office:value-type="float" office:value="133">
                <text:p>133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45">
                <text:p>4845</text:p>
              </table:table-cell>
              <table:table-cell office:value-type="float" office:value="755">
                <text:p>755</text:p>
              </table:table-cell>
              <table:table-cell office:value-type="float" office:value="1445">
                <text:p>1445</text:p>
              </table:table-cell>
              <table:table-cell office:value-type="float" office:value="167">
                <text:p>167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653">
                <text:p>5653</text:p>
              </table:table-cell>
              <table:table-cell office:value-type="float" office:value="875">
                <text:p>875</text:p>
              </table:table-cell>
              <table:table-cell office:value-type="float" office:value="1656">
                <text:p>1656</text:p>
              </table:table-cell>
              <table:table-cell office:value-type="float" office:value="164">
                <text:p>16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596">
                <text:p>6596</text:p>
              </table:table-cell>
              <table:table-cell office:value-type="float" office:value="1040">
                <text:p>1040</text:p>
              </table:table-cell>
              <table:table-cell office:value-type="float" office:value="1935">
                <text:p>1935</text:p>
              </table:table-cell>
              <table:table-cell office:value-type="float" office:value="166">
                <text:p>166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